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Liberation Serif1" svg:font-family="'Liberation Serif'" style:font-family-generic="roman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use-window-font-color="true" style:font-name="標楷體" fo:font-size="17pt" fo:font-weight="bold" officeooo:rsid="0a6128ae" officeooo:paragraph-rsid="0bafafcf" style:font-name-asian="標楷體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標楷體" fo:font-size="17pt" fo:font-weight="bold" officeooo:rsid="0a6128ae" officeooo:paragraph-rsid="0bafafcf" style:font-name-asian="標楷體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標楷體" fo:font-size="17pt" fo:font-weight="bold" officeooo:rsid="0a6128ae" officeooo:paragraph-rsid="0bc079d0" style:font-name-asian="標楷體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標楷體" fo:font-size="17pt" fo:font-weight="bold" officeooo:rsid="0a6128ae" officeooo:paragraph-rsid="0c11cc56" style:font-name-asian="標楷體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標楷體" fo:font-size="17pt" fo:font-weight="bold" officeooo:rsid="0a6128ae" officeooo:paragraph-rsid="0bcd7de3" style:font-name-asian="標楷體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標楷體" fo:font-size="17pt" fo:font-weight="bold" officeooo:rsid="0a6128ae" officeooo:paragraph-rsid="0c040be9" style:font-name-asian="標楷體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標楷體" fo:font-size="17pt" fo:font-weight="bold" officeooo:rsid="0a6128ae" officeooo:paragraph-rsid="0bd7984f" style:font-name-asian="標楷體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標楷體" fo:font-size="17pt" fo:font-weight="bold" officeooo:rsid="0a6128ae" officeooo:paragraph-rsid="0bcda7db" style:font-name-asian="標楷體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標楷體" fo:font-size="17pt" fo:font-weight="bold" officeooo:rsid="0a6128ae" officeooo:paragraph-rsid="0be8b3d6" style:font-name-asian="標楷體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標楷體" fo:font-size="17pt" fo:font-weight="bold" officeooo:rsid="0a6128ae" officeooo:paragraph-rsid="0bfa7c0a" style:font-name-asian="標楷體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標楷體" fo:font-size="17pt" fo:font-weight="bold" officeooo:rsid="0a6128ae" officeooo:paragraph-rsid="0c013eac" style:font-name-asian="標楷體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標楷體" fo:font-size="17pt" fo:font-weight="bold" officeooo:rsid="0a6128ae" officeooo:paragraph-rsid="0c2132b4" style:font-name-asian="標楷體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標楷體" fo:font-size="17pt" fo:font-weight="bold" officeooo:rsid="0a6128ae" officeooo:paragraph-rsid="0c244192" style:font-name-asian="標楷體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標楷體" fo:font-size="17pt" fo:font-weight="bold" officeooo:rsid="0a6128ae" officeooo:paragraph-rsid="0c2a20a1" style:font-name-asian="標楷體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標楷體" fo:font-size="17pt" fo:font-weight="bold" officeooo:rsid="0a6128ae" officeooo:paragraph-rsid="0c345c1c" style:font-name-asian="標楷體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標楷體" fo:font-size="17pt" fo:font-weight="bold" officeooo:rsid="0a6128ae" officeooo:paragraph-rsid="0e137930" style:font-name-asian="標楷體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標楷體" fo:font-size="17pt" fo:font-weight="bold" officeooo:rsid="0a6128ae" officeooo:paragraph-rsid="0e1f5847" style:font-name-asian="標楷體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標楷體" fo:font-size="17pt" fo:font-weight="bold" officeooo:rsid="0a6128ae" officeooo:paragraph-rsid="0e40a0fe" style:font-name-asian="標楷體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標楷體" fo:font-size="17pt" fo:font-weight="bold" officeooo:rsid="0a6128ae" officeooo:paragraph-rsid="0e4e0662" style:font-name-asian="標楷體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標楷體" fo:font-size="17pt" fo:font-weight="bold" officeooo:rsid="0a6128ae" officeooo:paragraph-rsid="0e4ed56b" style:font-name-asian="標楷體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標楷體" fo:font-size="17pt" fo:font-weight="bold" officeooo:rsid="0a6128ae" officeooo:paragraph-rsid="0e4febf1" style:font-name-asian="標楷體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標楷體" fo:font-size="17pt" fo:font-weight="bold" officeooo:rsid="0a6128ae" officeooo:paragraph-rsid="0e57edbc" style:font-name-asian="標楷體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標楷體" fo:font-size="17pt" fo:font-weight="bold" officeooo:rsid="0a6128ae" officeooo:paragraph-rsid="0e65a9bd" style:font-name-asian="標楷體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標楷體" fo:font-size="17pt" fo:font-weight="bold" officeooo:rsid="0a6128ae" officeooo:paragraph-rsid="0e2ae510" style:font-name-asian="標楷體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標楷體" fo:font-size="17pt" fo:font-weight="bold" officeooo:rsid="0a6128ae" officeooo:paragraph-rsid="0e2f70f6" style:font-name-asian="標楷體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標楷體" fo:font-size="17pt" fo:font-weight="bold" officeooo:rsid="0a6128ae" officeooo:paragraph-rsid="0e62769e" style:font-name-asian="標楷體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標楷體" fo:font-size="17pt" fo:font-weight="bold" officeooo:rsid="0a6128ae" officeooo:paragraph-rsid="0c5920a0" style:font-name-asian="標楷體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標楷體" fo:font-size="17pt" fo:font-weight="bold" officeooo:rsid="0a6128ae" officeooo:paragraph-rsid="0e3addd7" style:font-name-asian="標楷體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標楷體" fo:font-size="17pt" fo:font-weight="bold" officeooo:rsid="0a6128ae" officeooo:paragraph-rsid="0c5ae903" style:font-name-asian="標楷體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標楷體" fo:font-size="17pt" fo:font-weight="bold" officeooo:rsid="0a6128ae" officeooo:paragraph-rsid="0c6719b2" style:font-name-asian="標楷體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標楷體" fo:font-size="17pt" fo:font-weight="bold" officeooo:rsid="0a6128ae" officeooo:paragraph-rsid="0c6f6785" style:font-name-asian="標楷體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標楷體" fo:font-size="17pt" fo:font-weight="bold" officeooo:rsid="0a6128ae" officeooo:paragraph-rsid="0c70ddad" style:font-name-asian="標楷體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標楷體" fo:font-size="17pt" fo:font-weight="bold" officeooo:rsid="0a6128ae" officeooo:paragraph-rsid="0c91a088" style:font-name-asian="標楷體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標楷體" fo:font-size="17pt" fo:font-weight="bold" officeooo:rsid="0a6128ae" officeooo:paragraph-rsid="0c9b67d5" style:font-name-asian="標楷體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標楷體" fo:font-size="17pt" fo:font-weight="bold" officeooo:rsid="0a6128ae" officeooo:paragraph-rsid="0c9f41ea" style:font-name-asian="標楷體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標楷體" fo:font-size="17pt" fo:font-weight="bold" officeooo:rsid="0a6128ae" officeooo:paragraph-rsid="0ca10cba" style:font-name-asian="標楷體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標楷體" fo:font-size="17pt" fo:font-weight="bold" officeooo:rsid="0a6128ae" officeooo:paragraph-rsid="0ca23d78" style:font-name-asian="標楷體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標楷體" fo:font-size="17pt" fo:font-weight="bold" officeooo:rsid="0e34e93a" officeooo:paragraph-rsid="0e34e93a" style:font-name-asian="標楷體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標楷體" fo:font-size="17pt" fo:font-weight="bold" officeooo:rsid="0c2a20a1" officeooo:paragraph-rsid="0c2a20a1" style:font-name-asian="標楷體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標楷體" fo:font-size="17pt" fo:font-weight="bold" officeooo:rsid="0c2a20a1" officeooo:paragraph-rsid="0c51f551" style:font-name-asian="標楷體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標楷體" fo:font-size="17pt" fo:font-weight="bold" officeooo:rsid="0c2a20a1" officeooo:paragraph-rsid="0cb5e388" style:font-name-asian="標楷體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標楷體" fo:font-size="17pt" fo:font-weight="bold" officeooo:rsid="0c2a20a1" officeooo:paragraph-rsid="0d21be3c" style:font-name-asian="標楷體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標楷體" fo:font-size="17pt" fo:font-weight="bold" officeooo:rsid="0c2a20a1" officeooo:paragraph-rsid="0cb97aa7" style:font-name-asian="標楷體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標楷體" fo:font-size="17pt" fo:font-weight="bold" officeooo:rsid="0c2a20a1" officeooo:paragraph-rsid="0cc176c4" style:font-name-asian="標楷體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標楷體" fo:font-size="17pt" fo:font-weight="bold" officeooo:rsid="0c2a20a1" officeooo:paragraph-rsid="0ce8eaa2" style:font-name-asian="標楷體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標楷體" fo:font-size="17pt" fo:font-weight="bold" officeooo:rsid="0c2a20a1" officeooo:paragraph-rsid="0cda2600" style:font-name-asian="標楷體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標楷體" fo:font-size="17pt" fo:font-weight="bold" officeooo:rsid="0c2a20a1" officeooo:paragraph-rsid="0ce4e3c8" style:font-name-asian="標楷體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標楷體" fo:font-size="17pt" fo:font-weight="bold" officeooo:rsid="0c2a20a1" officeooo:paragraph-rsid="0d1e4db6" style:font-name-asian="標楷體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標楷體" fo:font-size="17pt" fo:font-weight="bold" officeooo:rsid="0c2a20a1" officeooo:paragraph-rsid="0d4b814e" style:font-name-asian="標楷體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標楷體" fo:font-size="17pt" fo:font-weight="bold" officeooo:rsid="0c2a20a1" officeooo:paragraph-rsid="0d3141d6" style:font-name-asian="標楷體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標楷體" fo:font-size="17pt" fo:font-weight="bold" officeooo:rsid="0c2a20a1" officeooo:paragraph-rsid="0d4bae68" style:font-name-asian="標楷體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標楷體" fo:font-size="17pt" fo:font-weight="bold" officeooo:rsid="0c2a20a1" officeooo:paragraph-rsid="0d39d8e0" style:font-name-asian="標楷體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標楷體" fo:font-size="17pt" fo:font-weight="bold" officeooo:rsid="0c2a20a1" officeooo:paragraph-rsid="0d3c2303" style:font-name-asian="標楷體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標楷體" fo:font-size="17pt" fo:font-weight="bold" officeooo:rsid="0c2a20a1" officeooo:paragraph-rsid="0d4786f7" style:font-name-asian="標楷體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標楷體" fo:font-size="17pt" fo:font-weight="bold" officeooo:rsid="0c2a20a1" officeooo:paragraph-rsid="0d408771" style:font-name-asian="標楷體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標楷體" fo:font-size="17pt" fo:font-weight="bold" officeooo:rsid="0c2a20a1" officeooo:paragraph-rsid="0d41ada2" style:font-name-asian="標楷體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標楷體" fo:font-size="17pt" fo:font-weight="bold" officeooo:rsid="0c2a20a1" officeooo:paragraph-rsid="0c5920a0" style:font-name-asian="標楷體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標楷體" fo:font-size="17pt" style:text-underline-style="none" fo:font-weight="bold" officeooo:rsid="1e119065" officeooo:paragraph-rsid="0d4bf20d" style:font-name-asian="標楷體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標楷體" fo:font-size="17pt" style:text-underline-style="none" fo:font-weight="bold" officeooo:rsid="0a6128ae" officeooo:paragraph-rsid="0e662a0f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60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662a0f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61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9865b6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62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8a967e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63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ceafe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64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b17e90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65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b199f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66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f66ccd8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67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f675e01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68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b47e7b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69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96ccf3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70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9c903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71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ab367f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72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677506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73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71c822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74" style:family="paragraph" style:parent-style-name="Standard" style:list-style-name="L1">
      <style:text-properties fo:color="#333333" style:font-name="標楷體" fo:font-size="17pt" style:text-underline-style="none" fo:font-weight="bold" officeooo:rsid="0eb47e7b" officeooo:paragraph-rsid="0eb47e7b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75" style:family="paragraph" style:parent-style-name="Standard" style:list-style-name="L1">
      <style:text-properties fo:color="#333333" style:font-name="標楷體" fo:font-size="17pt" style:text-underline-style="none" fo:font-weight="bold" officeooo:rsid="0ef09233" officeooo:paragraph-rsid="0f7b28ae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76" style:family="paragraph" style:parent-style-name="Standard" style:list-style-name="L1">
      <style:text-properties fo:color="#333333" style:font-name="標楷體" fo:font-size="17pt" style:text-underline-style="none" fo:font-weight="bold" officeooo:rsid="0ef09233" officeooo:paragraph-rsid="0f7bcb5a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77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a089f0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78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aa1eb8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79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a3150d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80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b88d71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81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eda7f9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82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c3f635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83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cdce8d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84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b56b0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85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b79f2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86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c04b13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87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cbedc9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88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b974b0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89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f06d3a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90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e06df6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91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e3a916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92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f87c24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93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f98d1e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94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fb9ba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95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f03c4a0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96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f05e8f7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97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f0e25f5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98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dee6fe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99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f890fb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00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f00d175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01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f042149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02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f059776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03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f116ae9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04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f1acd1b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05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c5af46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06" style:family="paragraph" style:parent-style-name="Standard" style:list-style-name="L1">
      <style:text-properties fo:color="#333333" style:font-name="標楷體" fo:font-size="17pt" style:text-underline-style="none" fo:font-weight="bold" officeooo:rsid="0ecd94bf" officeooo:paragraph-rsid="0ecdce8d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07" style:family="paragraph" style:parent-style-name="Standard" style:list-style-name="L1">
      <style:text-properties fo:color="#333333" style:font-name="標楷體" fo:font-size="17pt" style:text-underline-style="none" fo:font-weight="bold" officeooo:rsid="0ec7bb2d" officeooo:paragraph-rsid="0ec7bb2d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08" style:family="paragraph" style:parent-style-name="Standard" style:list-style-name="L1">
      <style:text-properties fo:color="#333333" style:font-name="標楷體" fo:font-size="17pt" style:text-underline-style="none" fo:font-weight="bold" officeooo:rsid="0ec60ea9" officeooo:paragraph-rsid="0ec60ea9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09" style:family="paragraph" style:parent-style-name="Standard" style:list-style-name="L1">
      <style:text-properties fo:color="#333333" style:font-name="標楷體" fo:font-size="17pt" style:text-underline-style="none" fo:font-weight="bold" officeooo:rsid="0ec705b3" officeooo:paragraph-rsid="0ec705b3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10" style:family="paragraph" style:parent-style-name="Standard" style:list-style-name="L1">
      <style:text-properties fo:color="#333333" style:font-name="標楷體" fo:font-size="17pt" style:text-underline-style="none" fo:font-weight="bold" officeooo:rsid="0ec705b3" officeooo:paragraph-rsid="0f41f8ef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11" style:family="paragraph" style:parent-style-name="Standard" style:list-style-name="L1">
      <style:text-properties fo:color="#333333" style:font-name="標楷體" fo:font-size="17pt" style:text-underline-style="none" fo:font-weight="bold" officeooo:rsid="0ec705b3" officeooo:paragraph-rsid="0f1748a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12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eca48b6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13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ecb2074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14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ed4ef0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15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ed6b679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16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ed7754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17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edfd889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18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144fc7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19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247c91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20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250535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21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2cc14a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22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226b24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23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3f72f8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24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1955af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25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2eaf96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26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30076a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27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3e1cf7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28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4608d7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29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4f3de1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30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5f09a5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31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5d7c2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32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5f4a1a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33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60315e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34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4eb543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35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4da7b6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36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4a5eae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37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483e31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38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6a5ef4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39" style:family="paragraph" style:parent-style-name="Standard" style:list-style-name="L1">
      <style:text-properties fo:color="#333333" style:font-name="標楷體" fo:font-size="17pt" style:text-underline-style="none" fo:font-weight="bold" officeooo:rsid="0f144fc7" officeooo:paragraph-rsid="0f21a670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40" style:family="paragraph" style:parent-style-name="Standard" style:list-style-name="L1">
      <style:text-properties fo:color="#333333" style:font-name="標楷體" fo:font-size="17pt" style:text-underline-style="none" fo:font-weight="bold" officeooo:rsid="0f144fc7" officeooo:paragraph-rsid="0f30960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41" style:family="paragraph" style:parent-style-name="Standard" style:list-style-name="L1">
      <style:text-properties fo:color="#333333" style:font-name="標楷體" fo:font-size="17pt" style:text-underline-style="none" fo:font-weight="bold" officeooo:rsid="0f144fc7" officeooo:paragraph-rsid="0f335fc9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42" style:family="paragraph" style:parent-style-name="Standard" style:list-style-name="L1">
      <style:text-properties fo:color="#333333" style:font-name="標楷體" fo:font-size="17pt" style:text-underline-style="none" fo:font-weight="bold" officeooo:rsid="0f4a5eae" officeooo:paragraph-rsid="0f4a5eae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43" style:family="paragraph" style:parent-style-name="Standard" style:list-style-name="L1">
      <style:text-properties fo:color="#333333" style:font-name="標楷體" fo:font-size="17pt" style:text-underline-style="none" fo:font-weight="bold" officeooo:rsid="2a7436df" officeooo:paragraph-rsid="103ddcb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4" style:family="paragraph" style:parent-style-name="Standard" style:list-style-name="L1">
      <style:text-properties fo:color="#333333" style:font-name="標楷體" fo:font-size="17pt" style:text-underline-style="none" fo:font-weight="bold" officeooo:rsid="0a6d63ec" officeooo:paragraph-rsid="1095a4e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84713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ba8e0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bb2f6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e05830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88792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8e723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8cabf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8f630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9815b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b3ae5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a6af5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a9297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b651c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c41e8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c5172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9cd25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a8526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78695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78d13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e1d82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15b612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e75fc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12fcf9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14389a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14624d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12b365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12c728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f24da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10c6f4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eb552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ec94f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ed54b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ef230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1373f8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ec2f8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e70e2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14544a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104876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da339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7e4b8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ba58c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bb73a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898b3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86459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88351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934d2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c0348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c8f5a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cede5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d1192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d29b1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d2b3c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d3881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c0f2c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c41ba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92a09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c52c5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c5dbe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8b3fe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8ce65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91507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ebf91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f06c0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ee1e2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f2b45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055be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10c76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f4382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f86dc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04c7d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fb327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01ffe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f900b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f266a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1400d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1588f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1888e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1b66c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193fd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e9d3f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e7b43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d6c64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7f218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807ff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6fc9c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713b2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7176d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7288f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3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94613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9a602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97171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95a4e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96e1f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69269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6a20d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" fo:font-size="17pt" style:text-underline-style="none" fo:font-weight="bold" officeooo:rsid="0d9ffef4" officeooo:paragraph-rsid="0dab04f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" fo:font-size="17pt" style:text-underline-style="none" fo:font-weight="bold" officeooo:rsid="0d9ffef4" officeooo:paragraph-rsid="0dab77d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" fo:font-size="17pt" style:text-underline-style="none" fo:font-weight="bold" officeooo:rsid="0d9ffef4" officeooo:paragraph-rsid="0dac70f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" fo:font-size="17pt" style:text-underline-style="none" fo:font-weight="bold" officeooo:rsid="0d9ffef4" officeooo:paragraph-rsid="0e70dbf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" fo:font-size="17pt" style:text-underline-style="none" fo:font-weight="bold" officeooo:rsid="0d9ffef4" officeooo:paragraph-rsid="0e662a0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" fo:font-size="17pt" style:text-underline-style="none" fo:font-weight="bold" officeooo:rsid="0d9ffef4" officeooo:paragraph-rsid="0e6ac9f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" fo:font-size="17pt" style:text-underline-style="none" fo:font-weight="bold" officeooo:rsid="0e662a0f" officeooo:paragraph-rsid="0e662a0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0d4bf20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20084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22fba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23df0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2c74b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24ed6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2f2c5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2dd82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3ddcb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3f578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45d48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459fb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4b301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4ef95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50536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52592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541a4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5581c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59146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5d163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67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45d9c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68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47f80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69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6170f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70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61d8a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71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0d5128e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72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0d5cc97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73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0d5e4d4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74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0d6a8e6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75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0d78695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76" style:family="paragraph" style:parent-style-name="Standard" style:list-style-name="L1">
      <style:text-properties fo:color="#333333" style:font-name="Liberation Serif" fo:font-size="17pt" style:text-underline-style="none" fo:font-weight="bold" officeooo:rsid="11048763" officeooo:paragraph-rsid="110ae29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77" style:family="paragraph" style:parent-style-name="Standard" style:list-style-name="L1">
      <style:text-properties fo:color="#333333" style:font-name="Liberation Serif" fo:font-size="17pt" style:text-underline-style="none" fo:font-weight="bold" officeooo:rsid="11048763" officeooo:paragraph-rsid="1104d90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78" style:family="paragraph" style:parent-style-name="Standard" style:list-style-name="L1">
      <style:text-properties fo:color="#333333" style:font-name="Liberation Serif" fo:font-size="17pt" style:text-underline-style="none" fo:font-weight="bold" officeooo:rsid="11048763" officeooo:paragraph-rsid="110abb6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79" style:family="paragraph" style:parent-style-name="Standard" style:list-style-name="L1">
      <style:text-properties fo:color="#333333" style:font-name="Liberation Serif" fo:font-size="17pt" style:text-underline-style="none" fo:font-weight="bold" officeooo:rsid="0f7e4b8e" officeooo:paragraph-rsid="0f86459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80" style:family="paragraph" style:parent-style-name="Standard" style:list-style-name="L1">
      <style:text-properties fo:color="#333333" style:font-name="Liberation Serif" fo:font-size="17pt" style:text-underline-style="none" fo:font-weight="bold" officeooo:rsid="0f7e4b8e" officeooo:paragraph-rsid="0f88351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81" style:family="paragraph" style:parent-style-name="Standard" style:list-style-name="L1">
      <style:text-properties fo:color="#333333" style:font-name="Liberation Serif" fo:font-size="17pt" style:text-underline-style="none" fo:font-weight="normal" officeooo:rsid="2a7436df" officeooo:paragraph-rsid="0d5128ec" style:font-name-asian="標楷體" style:font-size-asian="17pt" style:language-asian="zh" style:country-asian="TW" style:font-weight-asian="normal" style:font-name-complex="標楷體1" style:font-size-complex="17pt" style:font-weight-complex="normal"/>
    </style:style>
    <style:style style:name="P282" style:family="paragraph" style:parent-style-name="Standard" style:list-style-name="L1">
      <style:text-properties fo:color="#333333" style:font-name="Liberation Serif" fo:font-size="17pt" style:text-underline-style="none" fo:font-weight="normal" officeooo:rsid="2a7436df" officeooo:paragraph-rsid="0d5e4d40" style:font-name-asian="標楷體" style:font-size-asian="17pt" style:language-asian="zh" style:country-asian="TW" style:font-weight-asian="normal" style:font-name-complex="標楷體1" style:font-size-complex="17pt" style:font-weight-complex="normal"/>
    </style:style>
    <style:style style:name="P283" style:family="paragraph" style:parent-style-name="Standard" style:list-style-name="L1">
      <style:text-properties fo:color="#333333" style:font-name="Liberation Serif" fo:font-size="17pt" fo:font-weight="bold" officeooo:rsid="0a6128ae" officeooo:paragraph-rsid="0d6a8e65" style:font-name-asian="標楷體" style:font-size-asian="17pt" style:language-asian="zh" style:country-asian="TW" style:font-weight-asian="bold" style:font-size-complex="17pt" style:font-weight-complex="bold"/>
    </style:style>
    <style:style style:name="P284" style:family="paragraph" style:parent-style-name="Standard" style:list-style-name="L1">
      <style:text-properties fo:color="#333333" style:font-name="Liberation Serif" fo:font-size="17pt" fo:font-weight="normal" officeooo:rsid="2a7436df" officeooo:paragraph-rsid="0d6a8e65" style:font-name-asian="Liberation Serif" style:font-size-asian="17pt" style:language-asian="zh" style:country-asian="TW" style:font-weight-asian="normal" style:font-size-complex="17pt" style:font-weight-complex="normal"/>
    </style:style>
    <style:style style:name="P285" style:family="paragraph" style:parent-style-name="Standard" style:list-style-name="L1">
      <style:text-properties fo:color="#333333" style:font-name="Liberation Serif" fo:font-size="17pt" fo:font-weight="normal" officeooo:rsid="2a7436df" officeooo:paragraph-rsid="0d786957" style:font-name-asian="Liberation Serif" style:font-size-asian="17pt" style:language-asian="zh" style:country-asian="TW" style:font-weight-asian="normal" style:font-size-complex="17pt" style:font-weight-complex="normal"/>
    </style:style>
    <style:style style:name="P286" style:family="paragraph" style:parent-style-name="Standard" style:list-style-name="L1">
      <style:text-properties fo:color="#333333" style:font-name="Liberation Serif" fo:font-size="17pt" fo:font-weight="normal" officeooo:rsid="2a7436df" officeooo:paragraph-rsid="0d78d137" style:font-name-asian="Liberation Serif" style:font-size-asian="17pt" style:language-asian="zh" style:country-asian="TW" style:font-weight-asian="normal" style:font-size-complex="17pt" style:font-weight-complex="normal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f2b5203" officeooo:paragraph-rsid="0db5cdc4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ff1e24c" officeooo:paragraph-rsid="0dbb2f66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e00ce8d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c27de5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c74af5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d069d0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e67c75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ea3057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e9d4a8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ec06c7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ed9b8b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eee639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f1286c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e30389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d0fb30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f1fdb0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e049116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fa79cb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f756b5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d6bb83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dbd947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0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ff07e2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0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ddd5c6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9cd25a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9e9923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d9d762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d1975c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dc896a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a93b97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ab10d0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ae1753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a490cc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b33222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09e40f4" officeooo:paragraph-rsid="10be655d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09e40f4" officeooo:paragraph-rsid="10b46a71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d786957" officeooo:paragraph-rsid="10bc79e3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d786957" officeooo:paragraph-rsid="10a49ba9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d786957" officeooo:paragraph-rsid="110c6f48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2e4b37d7" officeooo:paragraph-rsid="10ec94fb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2e4b37d7" officeooo:paragraph-rsid="114624d5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2e4b37d7" officeooo:paragraph-rsid="114699ed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2e4b37d7" officeooo:paragraph-rsid="114646c3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2e4b37d7" officeooo:paragraph-rsid="110fd58f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2e4b37d7" officeooo:paragraph-rsid="1113a1a5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2e4b37d7" officeooo:paragraph-rsid="111a1dcc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2e4b37d7" officeooo:paragraph-rsid="111a98c1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0a7edee9" officeooo:paragraph-rsid="11048763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0a7edee9" officeooo:paragraph-rsid="110669e4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0a7edee9" officeooo:paragraph-rsid="11016314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36" style:family="paragraph" style:parent-style-name="Standard" style:list-style-name="L1">
      <style:text-properties fo:color="#333333" officeooo:paragraph-rsid="0dddd5c6"/>
    </style:style>
    <style:style style:name="P337" style:family="paragraph" style:parent-style-name="Standard" style:list-style-name="L1">
      <style:text-properties fo:color="#333333" officeooo:paragraph-rsid="0dde0ce5"/>
    </style:style>
    <style:style style:name="P338" style:family="paragraph" style:parent-style-name="Standard" style:list-style-name="L1">
      <style:text-properties fo:color="#333333" officeooo:paragraph-rsid="0e027f5a"/>
    </style:style>
    <style:style style:name="P339" style:family="paragraph" style:parent-style-name="Standard" style:list-style-name="L1">
      <style:text-properties fo:color="#333333" officeooo:paragraph-rsid="0e0b5e67"/>
    </style:style>
    <style:style style:name="P340" style:family="paragraph" style:parent-style-name="Standard" style:list-style-name="L1">
      <style:text-properties fo:color="#333333" officeooo:paragraph-rsid="0e02924a"/>
    </style:style>
    <style:style style:name="P341" style:family="paragraph" style:parent-style-name="Standard" style:list-style-name="L1">
      <style:text-properties fo:color="#333333" officeooo:paragraph-rsid="1049d784"/>
    </style:style>
    <style:style style:name="P342" style:family="paragraph" style:parent-style-name="Standard" style:list-style-name="L1">
      <style:text-properties fo:color="#333333" officeooo:paragraph-rsid="104d3381"/>
    </style:style>
    <style:style style:name="P343" style:family="paragraph" style:parent-style-name="Standard" style:list-style-name="L1">
      <style:text-properties fo:color="#333333" officeooo:paragraph-rsid="105149fc"/>
    </style:style>
    <style:style style:name="P344" style:family="paragraph" style:parent-style-name="Standard" style:list-style-name="L1">
      <style:text-properties fo:color="#333333" officeooo:paragraph-rsid="105251e0"/>
    </style:style>
    <style:style style:name="P345" style:family="paragraph" style:parent-style-name="Standard" style:list-style-name="L1">
      <style:text-properties fo:color="#333333" officeooo:paragraph-rsid="1052592a"/>
    </style:style>
    <style:style style:name="P346" style:family="paragraph" style:parent-style-name="Standard" style:list-style-name="L1">
      <style:text-properties fo:color="#333333" style:font-name="Liberation Serif1" fo:font-size="17pt" style:text-underline-style="none" fo:font-weight="bold" officeooo:rsid="0d9ffef4" officeooo:paragraph-rsid="10b804e9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347" style:family="paragraph" style:parent-style-name="Standard" style:list-style-name="L1">
      <style:text-properties fo:color="#333333" style:font-name="Liberation Serif1" fo:font-size="17pt" style:text-underline-style="none" fo:font-weight="bold" officeooo:rsid="0d9ffef4" officeooo:paragraph-rsid="109cd25a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348" style:family="paragraph" style:parent-style-name="Standard" style:list-style-name="L1">
      <style:text-properties fo:color="#1c1c1c" style:font-name="Liberation Serif" fo:font-size="17pt" style:text-underline-style="none" fo:font-weight="bold" officeooo:rsid="0d786957" officeooo:paragraph-rsid="0d88792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49" style:family="paragraph" style:parent-style-name="Standard" style:list-style-name="L1">
      <style:text-properties fo:color="#1c1c1c" style:font-name="Liberation Serif" fo:font-size="17pt" style:text-underline-style="none" fo:font-weight="bold" officeooo:rsid="0d786957" officeooo:paragraph-rsid="109c56a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50" style:family="paragraph" style:parent-style-name="Standard" style:list-style-name="L1">
      <style:text-properties fo:color="#1c1c1c" style:font-name="Liberation Serif" fo:font-size="17pt" style:text-underline-style="none" fo:font-weight="bold" officeooo:rsid="0d786957" officeooo:paragraph-rsid="10a7698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51" style:family="paragraph" style:parent-style-name="Standard" style:list-style-name="L1">
      <style:text-properties fo:color="#1c1c1c" style:font-name="Liberation Serif" fo:font-size="17pt" style:text-underline-style="none" fo:font-weight="bold" officeooo:rsid="0d786957" officeooo:paragraph-rsid="10a5bf5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52" style:family="paragraph" style:parent-style-name="Standard" style:list-style-name="L1">
      <style:text-properties fo:color="#1c1c1c" style:font-name="Liberation Serif" fo:font-size="17pt" style:text-underline-style="none" fo:font-weight="bold" officeooo:rsid="0d786957" officeooo:paragraph-rsid="10f6913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53" style:family="paragraph" style:parent-style-name="Standard" style:list-style-name="L1">
      <style:text-properties fo:color="#1c1c1c" style:font-name="Liberation Serif" fo:font-size="17pt" style:text-underline-style="none" fo:font-weight="bold" officeooo:rsid="0d786957" officeooo:paragraph-rsid="0fc50dc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54" style:family="paragraph" style:parent-style-name="Standard" style:list-style-name="L1">
      <style:text-properties fo:color="#1c1c1c" style:font-name="Liberation Serif" fo:font-size="17pt" style:text-underline-style="none" fo:font-weight="bold" officeooo:rsid="0d786957" officeooo:paragraph-rsid="0f91e6e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55" style:family="paragraph" style:parent-style-name="Standard" style:list-style-name="L1">
      <style:text-properties fo:color="#1c1c1c" style:font-name="Liberation Serif" fo:font-size="17pt" style:text-underline-style="none" fo:font-weight="bold" officeooo:rsid="0d786957" officeooo:paragraph-rsid="0fe65ae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56" style:family="paragraph" style:parent-style-name="Standard" style:list-style-name="L1">
      <style:text-properties fo:color="#1c1c1c" style:font-name="Liberation Serif" fo:font-size="17pt" style:text-underline-style="none" fo:font-weight="normal" officeooo:rsid="2a7436df" officeooo:paragraph-rsid="0d5128ec" style:font-name-asian="標楷體" style:font-size-asian="17pt" style:language-asian="zh" style:country-asian="TW" style:font-weight-asian="normal" style:font-name-complex="標楷體1" style:font-size-complex="17pt" style:font-weight-complex="normal"/>
    </style:style>
    <style:style style:name="P357" style:family="paragraph" style:parent-style-name="Standard" style:list-style-name="L1">
      <style:text-properties fo:color="#1c1c1c" style:font-name="Liberation Serif" fo:font-size="17pt" style:text-underline-style="none" fo:font-weight="normal" officeooo:rsid="2a7436df" officeooo:paragraph-rsid="0d549c1e" style:font-name-asian="標楷體" style:font-size-asian="17pt" style:language-asian="zh" style:country-asian="TW" style:font-weight-asian="normal" style:font-name-complex="標楷體1" style:font-size-complex="17pt" style:font-weight-complex="normal"/>
    </style:style>
    <style:style style:name="P35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09e40f4" officeooo:paragraph-rsid="10ce7a20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5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d9d762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6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9e9923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6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12110e" officeooo:paragraph-rsid="109b26fe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62" style:family="paragraph" style:parent-style-name="Standard" style:list-style-name="L1">
      <style:paragraph-properties fo:break-before="page"/>
      <style:text-properties fo:color="#333333" style:font-name="標楷體" fo:font-size="17pt" style:text-underline-style="none" fo:font-weight="bold" officeooo:rsid="0c2a20a1" officeooo:paragraph-rsid="0eb199f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363" style:family="paragraph" style:parent-style-name="Standard" style:list-style-name="L1">
      <style:paragraph-properties fo:break-before="page"/>
      <style:text-properties fo:color="#333333" style:font-name="Liberation Serif" fo:font-size="17pt" style:text-underline-style="none" fo:font-weight="bold" officeooo:rsid="0d786957" officeooo:paragraph-rsid="0fd0d0b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1" style:family="text">
      <style:text-properties fo:color="#050505"/>
    </style:style>
    <style:style style:name="T2" style:family="text">
      <style:text-properties fo:color="#050505" officeooo:rsid="0c549b38"/>
    </style:style>
    <style:style style:name="T3" style:family="text">
      <style:text-properties fo:color="#050505" style:font-name="標楷體" style:font-name-complex="Liberation Serif1"/>
    </style:style>
    <style:style style:name="T4" style:family="text">
      <style:text-properties fo:color="#050505" style:font-name="標楷體" officeooo:rsid="0c2a20a1" style:font-name-complex="Liberation Serif1"/>
    </style:style>
    <style:style style:name="T5" style:family="text">
      <style:text-properties fo:color="#050505" style:font-name="標楷體" officeooo:rsid="0a7edee9" style:font-name-complex="Liberation Serif1"/>
    </style:style>
    <style:style style:name="T6" style:family="text">
      <style:text-properties fo:color="#050505" style:font-name="標楷體" officeooo:rsid="106a0941"/>
    </style:style>
    <style:style style:name="T7" style:family="text">
      <style:text-properties fo:color="#050505" style:font-name="標楷體1" officeooo:rsid="0e69061d" style:font-name-asian="標楷體1" style:font-name-complex="標楷體1"/>
    </style:style>
    <style:style style:name="T8" style:family="text">
      <style:text-properties fo:color="#050505" style:text-outline="false" style:text-line-through-style="none" style:text-line-through-type="none" style:text-position="0% 100%" fo:font-style="normal" fo:text-shadow="none" officeooo:rsid="39539246" style:font-style-asian="normal" style:text-emphasize="none"/>
    </style:style>
    <style:style style:name="T9" style:family="text">
      <style:text-properties fo:color="#050505" style:text-outline="false" style:text-line-through-style="none" style:text-line-through-type="none" style:text-position="0% 100%" fo:font-size="15pt" fo:font-style="normal" fo:text-shadow="none" officeooo:rsid="39539246" style:font-size-asian="15pt" style:font-style-asian="normal" style:font-size-complex="15pt" style:text-emphasize="none"/>
    </style:style>
    <style:style style:name="T10" style:family="text">
      <style:text-properties fo:color="#050505" style:text-outline="false" style:text-line-through-style="none" style:text-line-through-type="none" style:text-position="0% 100%" style:font-name="標楷體" fo:font-style="normal" fo:text-shadow="none" officeooo:rsid="0a7edee9" style:font-style-asian="normal" style:font-name-complex="Liberation Serif1" style:text-emphasize="none"/>
    </style:style>
    <style:style style:name="T11" style:family="text">
      <style:text-properties fo:color="#050505" fo:font-size="16pt" style:font-size-asian="16pt" style:font-size-complex="16pt"/>
    </style:style>
    <style:style style:name="T12" style:family="text">
      <style:text-properties fo:color="#050505" officeooo:rsid="1069269b"/>
    </style:style>
    <style:style style:name="T13" style:family="text">
      <style:text-properties fo:color="#050505" officeooo:rsid="106a0941"/>
    </style:style>
    <style:style style:name="T14" style:family="text">
      <style:text-properties fo:color="#050505" officeooo:rsid="2a7436df"/>
    </style:style>
    <style:style style:name="T15" style:family="text">
      <style:text-properties fo:color="#050505" style:font-name="Arial" officeooo:rsid="106a0941" style:font-name-asian="Arial"/>
    </style:style>
    <style:style style:name="T16" style:family="text">
      <style:text-properties fo:color="#333333"/>
    </style:style>
    <style:style style:name="T17" style:family="text">
      <style:text-properties officeooo:rsid="0c2132b4"/>
    </style:style>
    <style:style style:name="T18" style:family="text">
      <style:text-properties officeooo:rsid="0c22f37d"/>
    </style:style>
    <style:style style:name="T19" style:family="text">
      <style:text-properties officeooo:rsid="0c2a20a1"/>
    </style:style>
    <style:style style:name="T20" style:family="text">
      <style:text-properties style:text-underline-style="none" officeooo:rsid="141cb316"/>
    </style:style>
    <style:style style:name="T21" style:family="text">
      <style:text-properties style:text-underline-style="none" fo:font-weight="bold" style:font-name-asian="標楷體" style:font-weight-asian="bold" style:font-name-complex="標楷體1" style:font-weight-complex="bold"/>
    </style:style>
    <style:style style:name="T22" style:family="text">
      <style:text-properties style:text-underline-style="none" fo:font-weight="bold" officeooo:rsid="0d6a8e65" style:font-name-asian="標楷體" style:font-weight-asian="bold" style:font-name-complex="標楷體1" style:font-weight-complex="bold"/>
    </style:style>
    <style:style style:name="T23" style:family="text">
      <style:text-properties style:text-underline-style="none" fo:font-weight="bold" officeooo:rsid="0d786957" style:font-name-asian="標楷體" style:font-weight-asian="bold" style:font-name-complex="標楷體1" style:font-weight-complex="bold"/>
    </style:style>
    <style:style style:name="T24" style:family="text">
      <style:text-properties style:text-underline-style="none" fo:font-weight="bold" officeooo:rsid="0d78d137" style:font-name-asian="標楷體" style:font-weight-asian="bold" style:font-name-complex="標楷體1" style:font-weight-complex="bold"/>
    </style:style>
    <style:style style:name="T25" style:family="text">
      <style:text-properties style:text-underline-style="none" fo:font-weight="bold" officeooo:rsid="0d7b8098" style:font-name-asian="標楷體" style:font-weight-asian="bold" style:font-name-complex="標楷體1" style:font-weight-complex="bold"/>
    </style:style>
    <style:style style:name="T26" style:family="text">
      <style:text-properties officeooo:rsid="254b39c8" style:font-name-complex="標楷體1"/>
    </style:style>
    <style:style style:name="T27" style:family="text">
      <style:text-properties officeooo:rsid="2a7436df" style:font-name-complex="標楷體1"/>
    </style:style>
    <style:style style:name="T28" style:family="text">
      <style:text-properties style:font-name="Liberation Serif" officeooo:rsid="2a7436df" style:font-name-complex="標楷體1"/>
    </style:style>
    <style:style style:name="T29" style:family="text">
      <style:text-properties style:font-name="Liberation Serif" officeooo:rsid="0a7edee9" style:font-name-complex="標楷體1"/>
    </style:style>
    <style:style style:name="T30" style:family="text">
      <style:text-properties style:font-name="Liberation Serif" style:text-underline-style="none" officeooo:rsid="1dce5a8c"/>
    </style:style>
    <style:style style:name="T31" style:family="text">
      <style:text-properties style:font-name="Liberation Serif" fo:font-size="17pt" style:text-underline-style="none" fo:font-weight="bold" officeooo:rsid="2a7436d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32" style:family="text">
      <style:text-properties style:font-name="Liberation Serif" fo:font-size="17pt" style:text-underline-style="none" fo:font-weight="bold" officeooo:rsid="1049d78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33" style:family="text">
      <style:text-properties style:font-name="Liberation Serif" fo:font-size="17pt" style:text-underline-style="none" fo:font-weight="bold" officeooo:rsid="105149f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34" style:family="text">
      <style:text-properties style:font-name="Liberation Serif" fo:font-size="17pt" style:text-underline-style="none" fo:font-weight="bold" officeooo:rsid="10541a4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35" style:family="text">
      <style:text-properties fo:color="#1c1c1c"/>
    </style:style>
    <style:style style:name="T36" style:family="text">
      <style:text-properties fo:color="#1c1c1c" officeooo:rsid="0a7edee9" style:font-name-complex="標楷體1"/>
    </style:style>
    <style:style style:name="T37" style:family="text">
      <style:text-properties fo:color="#1c1c1c" style:font-name="Liberation Serif" officeooo:rsid="2a7436df" style:font-name-complex="標楷體1"/>
    </style:style>
    <style:style style:name="T38" style:family="text">
      <style:text-properties fo:color="#1c1c1c" style:font-name="Liberation Serif" officeooo:rsid="254b39c8" style:font-name-complex="標楷體1"/>
    </style:style>
    <style:style style:name="T39" style:family="text">
      <style:text-properties fo:color="#1c1c1c" style:font-name="Liberation Serif" style:text-underline-style="solid" style:text-underline-width="auto" style:text-underline-color="font-color" officeooo:rsid="254b39c8" style:font-name-complex="標楷體1"/>
    </style:style>
    <style:style style:name="T40" style:family="text">
      <style:text-properties fo:color="#1c1c1c" style:font-name="Liberation Serif" style:text-underline-style="solid" style:text-underline-width="auto" style:text-underline-color="font-color" officeooo:rsid="2a7436df" style:font-name-complex="標楷體1"/>
    </style:style>
    <style:style style:name="T41" style:family="text">
      <style:text-properties fo:color="#1c1c1c" style:text-underline-style="solid" style:text-underline-width="auto" style:text-underline-color="font-color" officeooo:rsid="0a7edee9" style:font-name-complex="標楷體1"/>
    </style:style>
    <style:style style:name="T42" style:family="text">
      <style:text-properties fo:color="#1c1c1c" style:text-underline-style="solid" style:text-underline-width="auto" style:text-underline-color="font-color" officeooo:rsid="1f6c0774" style:font-name-complex="標楷體1"/>
    </style:style>
    <style:style style:name="T43" style:family="text">
      <style:text-properties fo:color="#1c1c1c" style:text-underline-style="solid" style:text-underline-width="auto" style:text-underline-color="font-color" officeooo:rsid="254b39c8" style:font-name-complex="標楷體1"/>
    </style:style>
    <style:style style:name="T44" style:family="text">
      <style:text-properties fo:color="#1c1c1c" style:text-underline-style="solid" style:text-underline-width="auto" style:text-underline-color="font-color" officeooo:rsid="2a7436df" style:font-name-complex="標楷體1"/>
    </style:style>
    <style:style style:name="T45" style:family="text">
      <style:text-properties fo:color="#1c1c1c" officeooo:rsid="0d786957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officeooo:rsid="0d786957"/>
    </style:style>
    <style:style style:name="T49" style:family="text">
      <style:text-properties style:text-underline-style="solid" style:text-underline-width="auto" style:text-underline-color="font-color" officeooo:rsid="39539246"/>
    </style:style>
    <style:style style:name="T50" style:family="text">
      <style:text-properties style:text-underline-style="solid" style:text-underline-width="auto" style:text-underline-color="font-color" officeooo:rsid="2e4b37d7" style:font-style-complex="normal"/>
    </style:style>
    <style:style style:name="T51" style:family="text">
      <style:text-properties style:font-name="標楷體"/>
    </style:style>
    <style:style style:name="T52" style:family="text">
      <style:text-properties style:font-name="標楷體" style:text-underline-style="solid" style:text-underline-width="auto" style:text-underline-color="font-color" fo:font-weight="bold" style:font-weight-asian="bold" style:font-weight-complex="bold"/>
    </style:style>
    <style:style style:name="T53" style:family="text">
      <style:text-properties style:font-name="標楷體" style:text-underline-style="solid" style:text-underline-width="auto" style:text-underline-color="font-color" officeooo:rsid="0a7edee9"/>
    </style:style>
    <style:style style:name="T54" style:family="text">
      <style:text-properties style:font-name="標楷體" style:text-underline-style="solid" style:text-underline-width="auto" style:text-underline-color="font-color" officeooo:rsid="1ec0176a"/>
    </style:style>
    <style:style style:name="T55" style:family="text">
      <style:text-properties style:font-name="標楷體" style:text-underline-style="solid" style:text-underline-width="auto" style:text-underline-color="font-color" officeooo:rsid="25f43136"/>
    </style:style>
    <style:style style:name="T56" style:family="text">
      <style:text-properties style:font-name="標楷體" style:text-underline-style="solid" style:text-underline-width="auto" style:text-underline-color="font-color" officeooo:rsid="0a7edee9" style:font-name-asian="標楷體"/>
    </style:style>
    <style:style style:name="T57" style:family="text">
      <style:text-properties style:font-name="標楷體" style:text-underline-style="solid" style:text-underline-width="auto" style:text-underline-color="font-color" officeooo:rsid="1c9fb9ca"/>
    </style:style>
    <style:style style:name="T58" style:family="text">
      <style:text-properties style:font-name="標楷體" style:text-underline-style="solid" style:text-underline-width="auto" style:text-underline-color="font-color" officeooo:rsid="0c2a20a1" style:font-name-complex="Liberation Serif1"/>
    </style:style>
    <style:style style:name="T59" style:family="text">
      <style:text-properties style:font-name="標楷體" style:text-underline-style="solid" style:text-underline-width="auto" style:text-underline-color="font-color" officeooo:rsid="0a6128ae" style:font-style-complex="normal"/>
    </style:style>
    <style:style style:name="T60" style:family="text">
      <style:text-properties style:font-name="標楷體" style:text-underline-style="solid" style:text-underline-width="auto" style:text-underline-color="font-color" officeooo:rsid="2d0cc977" style:font-style-complex="normal"/>
    </style:style>
    <style:style style:name="T61" style:family="text">
      <style:text-properties style:font-name="標楷體" style:text-underline-style="solid" style:text-underline-width="auto" style:text-underline-color="font-color" officeooo:rsid="0a6128ae"/>
    </style:style>
    <style:style style:name="T62" style:family="text">
      <style:text-properties style:font-name="標楷體" style:font-name-asian="標楷體"/>
    </style:style>
    <style:style style:name="T63" style:family="text">
      <style:text-properties style:font-name="標楷體" officeooo:rsid="0a7edee9" style:font-name-asian="標楷體"/>
    </style:style>
    <style:style style:name="T64" style:family="text">
      <style:text-properties style:font-name="標楷體" officeooo:rsid="0dd6bb83" style:font-name-asian="標楷體"/>
    </style:style>
    <style:style style:name="T65" style:family="text">
      <style:text-properties style:font-name="標楷體" officeooo:rsid="0dd7ea59" style:font-name-asian="標楷體"/>
    </style:style>
    <style:style style:name="T66" style:family="text">
      <style:text-properties style:font-name="標楷體" officeooo:rsid="0ddd5f87" style:font-name-asian="標楷體"/>
    </style:style>
    <style:style style:name="T67" style:family="text">
      <style:text-properties style:font-name="標楷體" officeooo:rsid="0dddd5c6" style:font-name-asian="標楷體"/>
    </style:style>
    <style:style style:name="T68" style:family="text">
      <style:text-properties style:font-name="標楷體" officeooo:rsid="0ec3f635" style:font-name-asian="標楷體" style:font-name-complex="標楷體1"/>
    </style:style>
    <style:style style:name="T69" style:family="text">
      <style:text-properties style:font-name="標楷體" officeooo:rsid="1028977d" style:font-name-asian="標楷體"/>
    </style:style>
    <style:style style:name="T70" style:family="text">
      <style:text-properties style:font-name="標楷體" officeooo:rsid="102c74ba" style:font-name-asian="標楷體"/>
    </style:style>
    <style:style style:name="T71" style:family="text">
      <style:text-properties style:font-name="標楷體" style:font-name-asian="Liberation Serif1" style:font-name-complex="Liberation Serif1"/>
    </style:style>
    <style:style style:name="T72" style:family="text">
      <style:text-properties style:font-name="標楷體" officeooo:rsid="0da3ff70" style:font-name-asian="Liberation Serif1" style:font-name-complex="Liberation Serif1"/>
    </style:style>
    <style:style style:name="T73" style:family="text">
      <style:text-properties style:font-name="標楷體" officeooo:rsid="0da3ff70"/>
    </style:style>
    <style:style style:name="T74" style:family="text">
      <style:text-properties style:font-name="標楷體" officeooo:rsid="0d9ffef4"/>
    </style:style>
    <style:style style:name="T75" style:family="text">
      <style:text-properties style:font-name="標楷體" officeooo:rsid="0da4cca2"/>
    </style:style>
    <style:style style:name="T76" style:family="text">
      <style:text-properties style:font-name="標楷體" officeooo:rsid="0da87e24"/>
    </style:style>
    <style:style style:name="T77" style:family="text">
      <style:text-properties style:font-name="標楷體" officeooo:rsid="0da9297b"/>
    </style:style>
    <style:style style:name="T78" style:family="text">
      <style:text-properties style:font-name="標楷體" officeooo:rsid="0ddd5f87"/>
    </style:style>
    <style:style style:name="T79" style:family="text">
      <style:text-properties style:font-name="標楷體" officeooo:rsid="0dd6bb83"/>
    </style:style>
    <style:style style:name="T80" style:family="text">
      <style:text-properties style:font-name="標楷體" style:font-name-complex="Liberation Serif1"/>
    </style:style>
    <style:style style:name="T81" style:family="text">
      <style:text-properties style:font-name="標楷體" officeooo:rsid="0c2a20a1" style:font-name-complex="Liberation Serif1"/>
    </style:style>
    <style:style style:name="T82" style:family="text">
      <style:text-properties style:font-name="標楷體" officeooo:rsid="0e6b9694" style:font-name-complex="Liberation Serif1"/>
    </style:style>
    <style:style style:name="T83" style:family="text">
      <style:text-properties style:font-name="標楷體" officeooo:rsid="0e6c9622" style:font-name-complex="Liberation Serif1"/>
    </style:style>
    <style:style style:name="T84" style:family="text">
      <style:text-properties style:font-name="標楷體" officeooo:rsid="0e70dbfc" style:font-name-complex="Liberation Serif1"/>
    </style:style>
    <style:style style:name="T85" style:family="text">
      <style:text-properties style:font-name="標楷體" officeooo:rsid="0f05e8f7" style:font-name-complex="Liberation Serif1"/>
    </style:style>
    <style:style style:name="T86" style:family="text">
      <style:text-properties style:font-name="標楷體" officeooo:rsid="0a7edee9" style:font-name-complex="Liberation Serif1"/>
    </style:style>
    <style:style style:name="T87" style:family="text">
      <style:text-properties style:font-name="標楷體" officeooo:rsid="0ec60ea9"/>
    </style:style>
    <style:style style:name="T88" style:family="text">
      <style:text-properties style:font-name="標楷體" officeooo:rsid="0ec705b3"/>
    </style:style>
    <style:style style:name="T89" style:family="text">
      <style:text-properties style:font-name="標楷體" officeooo:rsid="0c2a20a1"/>
    </style:style>
    <style:style style:name="T90" style:family="text">
      <style:text-properties style:font-name="標楷體" fo:font-size="17pt" style:text-underline-style="none" fo:font-weight="bold" officeooo:rsid="2a7436d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91" style:family="text">
      <style:text-properties style:font-name="標楷體" fo:font-size="17pt" style:text-underline-style="none" fo:font-weight="bold" officeooo:rsid="104b301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92" style:family="text">
      <style:text-properties style:font-name="標楷體" fo:font-size="17pt" style:text-underline-style="none" fo:font-weight="bold" officeooo:rsid="1049d78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93" style:family="text">
      <style:text-properties style:font-name="標楷體" fo:font-size="17pt" style:text-underline-style="none" fo:font-weight="bold" officeooo:rsid="1052d88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94" style:family="text">
      <style:text-properties style:font-name="標楷體" officeooo:rsid="0a6d63ec"/>
    </style:style>
    <style:style style:name="T95" style:family="text">
      <style:text-properties style:font-name="標楷體" officeooo:rsid="106a0941"/>
    </style:style>
    <style:style style:name="T96" style:family="text">
      <style:text-properties style:font-name="標楷體" officeooo:rsid="2d0cc977"/>
    </style:style>
    <style:style style:name="T97" style:family="text">
      <style:text-properties style:font-name="標楷體" officeooo:rsid="2d0cc977" style:font-style-complex="normal"/>
    </style:style>
    <style:style style:name="T98" style:family="text">
      <style:text-properties style:font-name="標楷體" officeooo:rsid="0a6128ae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officeooo:rsid="0d5e4d40" style:font-weight-asian="bold" style:font-weight-complex="bold"/>
    </style:style>
    <style:style style:name="T101" style:family="text">
      <style:text-properties fo:font-weight="bold" officeooo:rsid="0d52b21d" style:font-weight-asian="bold" style:font-weight-complex="bold"/>
    </style:style>
    <style:style style:name="T102" style:family="text">
      <style:text-properties fo:font-weight="bold" officeooo:rsid="0d528da7" style:font-weight-asian="bold" style:font-weight-complex="bold"/>
    </style:style>
    <style:style style:name="T103" style:family="text">
      <style:text-properties officeooo:rsid="0d9624bb"/>
    </style:style>
    <style:style style:name="T104" style:family="text">
      <style:text-properties officeooo:rsid="0d9ffef4"/>
    </style:style>
    <style:style style:name="T105" style:family="text">
      <style:text-properties style:font-name="Liberation Serif1" style:font-name-asian="標楷體" style:font-name-complex="Liberation Serif1"/>
    </style:style>
    <style:style style:name="T106" style:family="text">
      <style:text-properties style:font-name="Liberation Serif1" officeooo:rsid="0e98cc80" style:font-name-asian="標楷體" style:font-name-complex="Liberation Serif1"/>
    </style:style>
    <style:style style:name="T107" style:family="text">
      <style:text-properties style:font-name="Liberation Serif1" officeooo:rsid="0ec705b3" style:font-name-asian="標楷體" style:font-name-complex="Liberation Serif1"/>
    </style:style>
    <style:style style:name="T108" style:family="text">
      <style:text-properties style:font-name="Liberation Serif1" style:font-name-complex="Liberation Serif1"/>
    </style:style>
    <style:style style:name="T109" style:family="text">
      <style:text-properties style:font-name="Liberation Serif1" officeooo:rsid="0d9ffef4" style:font-name-complex="Liberation Serif1"/>
    </style:style>
    <style:style style:name="T110" style:family="text">
      <style:text-properties style:font-name="Liberation Serif1" style:text-underline-style="solid" style:text-underline-width="auto" style:text-underline-color="font-color" officeooo:rsid="0d9ffef4" style:font-name-complex="Liberation Serif1"/>
    </style:style>
    <style:style style:name="T111" style:family="text">
      <style:text-properties style:text-position="super 58%"/>
    </style:style>
    <style:style style:name="T112" style:family="text">
      <style:text-properties style:text-position="super 58%" style:font-name="標楷體" style:font-name-asian="Liberation Serif1" style:font-name-complex="Liberation Serif1"/>
    </style:style>
    <style:style style:name="T113" style:family="text">
      <style:text-properties style:text-position="super 58%" style:font-name="標楷體" officeooo:rsid="0ec60ea9"/>
    </style:style>
    <style:style style:name="T114" style:family="text">
      <style:text-properties style:text-position="super 58%" officeooo:rsid="0eb56b0c"/>
    </style:style>
    <style:style style:name="T115" style:family="text">
      <style:text-properties style:text-position="super 58%" officeooo:rsid="0ec71c26"/>
    </style:style>
    <style:style style:name="T116" style:family="text">
      <style:text-properties officeooo:rsid="0d786957"/>
    </style:style>
    <style:style style:name="T117" style:family="text">
      <style:text-properties fo:color="#010101"/>
    </style:style>
    <style:style style:name="T118" style:family="text">
      <style:text-properties fo:color="#010101" style:font-name="標楷體" style:font-name-asian="標楷體"/>
    </style:style>
    <style:style style:name="T119" style:family="text">
      <style:text-properties fo:color="#010101" style:font-name="標楷體" officeooo:rsid="0db59cc2" style:font-name-asian="標楷體"/>
    </style:style>
    <style:style style:name="T120" style:family="text">
      <style:text-properties style:text-outline="false" style:text-line-through-style="none" style:text-line-through-type="none" fo:font-style="normal" fo:text-shadow="none" style:font-style-asian="normal" style:text-emphasize="none"/>
    </style:style>
    <style:style style:name="T121" style:family="text">
      <style:text-properties style:text-outline="false" style:text-line-through-style="none" style:text-line-through-type="none" fo:font-style="normal" fo:text-shadow="none" officeooo:rsid="1f2b5203" style:font-style-asian="normal" style:text-emphasize="none"/>
    </style:style>
    <style:style style:name="T122" style:family="text">
      <style:text-properties style:text-outline="false" style:text-line-through-style="none" style:text-line-through-type="none" fo:font-style="normal" fo:text-shadow="none" officeooo:rsid="0d9624bb" style:font-style-asian="normal" style:text-emphasize="none"/>
    </style:style>
    <style:style style:name="T123" style:family="text">
      <style:text-properties style:text-outline="false" style:text-line-through-style="none" style:text-line-through-type="none" fo:font-style="normal" fo:text-shadow="none" officeooo:rsid="1ff1e24c" style:font-style-asian="normal" style:text-emphasize="none"/>
    </style:style>
    <style:style style:name="T124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25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none" fo:font-weight="bold" officeooo:rsid="0ddd5f87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26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none" fo:font-weight="bold" officeooo:rsid="0e027f5a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27" style:family="text">
      <style:text-properties style:text-outline="false" style:text-line-through-style="none" style:text-line-through-type="none" style:font-name="標楷體" fo:font-size="17pt" fo:font-style="normal" fo:text-shadow="none" style:text-underline-style="none" fo:font-weight="bold" officeooo:rsid="0ddd5f87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28" style:family="text">
      <style:text-properties style:text-outline="false" style:text-line-through-style="none" style:text-line-through-type="none" style:font-name="標楷體" fo:font-size="17pt" fo:font-style="normal" fo:text-shadow="none" style:text-underline-style="none" fo:font-weight="bold" officeooo:rsid="0d786957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29" style:family="text">
      <style:text-properties style:text-outline="false" style:text-line-through-style="none" style:text-line-through-type="none" style:font-name="標楷體" fo:font-size="17pt" fo:font-style="normal" fo:text-shadow="none" style:text-underline-style="none" fo:font-weight="bold" officeooo:rsid="0dddd5c6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30" style:family="text">
      <style:text-properties style:text-outline="false" style:text-line-through-style="none" style:text-line-through-type="none" style:font-name="標楷體" fo:font-size="17pt" fo:font-style="normal" fo:text-shadow="none" style:text-underline-style="none" fo:font-weight="bold" officeooo:rsid="0dd7ea59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31" style:family="text">
      <style:text-properties style:text-outline="false" style:text-line-through-style="none" style:text-line-through-type="none" style:font-name="標楷體" fo:font-size="17pt" fo:font-style="normal" fo:text-shadow="none" style:text-underline-style="none" fo:font-weight="bold" officeooo:rsid="0dd6bb83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32" style:family="text">
      <style:text-properties style:text-outline="false" style:text-line-through-style="none" style:text-line-through-type="none" style:font-name="標楷體" fo:font-size="17pt" fo:font-style="normal" fo:text-shadow="none" style:text-underline-style="none" fo:font-weight="bold" officeooo:rsid="0dde0ce5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33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134" style:family="text">
      <style:text-properties style:text-outline="false" style:text-line-through-style="none" style:text-line-through-type="none" style:text-position="0% 100%" fo:font-style="normal" fo:text-shadow="none" officeooo:rsid="39539246" style:font-style-asian="normal" style:text-emphasize="none"/>
    </style:style>
    <style:style style:name="T135" style:family="text">
      <style:text-properties style:text-outline="false" style:text-line-through-style="none" style:text-line-through-type="none" style:text-position="0% 100%" fo:font-style="normal" fo:text-shadow="none" officeooo:rsid="109e40f4" style:font-style-asian="normal" style:text-emphasize="none"/>
    </style:style>
    <style:style style:name="T136" style:family="text">
      <style:text-properties style:text-outline="false" style:text-line-through-style="none" style:text-line-through-type="none" style:text-position="0% 100%" fo:font-style="normal" fo:text-shadow="none" officeooo:rsid="10a5bf5b" style:font-style-asian="normal" style:text-emphasize="none"/>
    </style:style>
    <style:style style:name="T137" style:family="text">
      <style:text-properties style:text-outline="false" style:text-line-through-style="none" style:text-line-through-type="none" style:text-position="0% 100%" fo:font-style="normal" fo:text-shadow="none" officeooo:rsid="0d9624bb" style:font-style-asian="normal" style:text-emphasize="none"/>
    </style:style>
    <style:style style:name="T138" style:family="text">
      <style:text-properties style:text-outline="false" style:text-line-through-style="none" style:text-line-through-type="none" style:text-position="0% 100%" fo:font-style="normal" fo:text-shadow="none" officeooo:rsid="1f2b5203" style:font-style-asian="normal" style:text-emphasize="none"/>
    </style:style>
    <style:style style:name="T139" style:family="text">
      <style:text-properties style:text-outline="false" style:text-line-through-style="none" style:text-line-through-type="none" style:text-position="0% 100%" fo:font-style="normal" fo:text-shadow="none" officeooo:rsid="2e4b37d7" style:font-style-asian="normal" style:text-emphasize="none"/>
    </style:style>
    <style:style style:name="T140" style:family="text">
      <style:text-properties style:text-outline="false" style:text-line-through-style="none" style:text-line-through-type="none" style:text-position="0% 100%" fo:font-style="normal" fo:text-shadow="none" officeooo:rsid="2a7436df" style:font-style-asian="normal" style:text-emphasize="none"/>
    </style:style>
    <style:style style:name="T14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style:font-style-asian="normal" style:text-emphasize="none"/>
    </style:style>
    <style:style style:name="T14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d0cc977" style:font-style-asian="normal" style:font-style-complex="normal" style:text-emphasize="none"/>
    </style:style>
    <style:style style:name="T143" style:family="text">
      <style:text-properties style:text-outline="false" style:text-line-through-style="none" style:text-line-through-type="none" style:text-position="0% 100%" style:font-name="標楷體" fo:font-style="normal" fo:text-shadow="none" officeooo:rsid="0c2a20a1" style:font-style-asian="normal" style:font-name-complex="Liberation Serif1" style:text-emphasize="none"/>
    </style:style>
    <style:style style:name="T144" style:family="text">
      <style:text-properties style:text-outline="false" style:text-line-through-style="none" style:text-line-through-type="none" style:text-position="0% 100%" style:font-name="標楷體" fo:font-style="normal" fo:text-shadow="none" officeooo:rsid="0a7edee9" style:font-style-asian="normal" style:font-name-complex="Liberation Serif1" style:text-emphasize="none"/>
    </style:style>
    <style:style style:name="T145" style:family="text">
      <style:text-properties style:text-outline="false" style:text-line-through-style="none" style:text-line-through-type="none" style:text-position="0% 100%" style:font-name="標楷體" fo:font-style="normal" fo:text-shadow="none" officeooo:rsid="2e4b37d7" style:font-style-asian="normal" style:font-name-complex="Liberation Serif1" style:text-emphasize="none"/>
    </style:style>
    <style:style style:name="T146" style:family="text">
      <style:text-properties style:text-outline="false" style:text-line-through-style="none" style:text-line-through-type="none" style:text-position="0% 100%" style:font-name="標楷體" fo:font-style="normal" fo:text-shadow="none" officeooo:rsid="2a7436df" style:font-style-asian="normal" style:font-name-complex="Liberation Serif1" style:text-emphasize="none"/>
    </style:style>
    <style:style style:name="T147" style:family="text">
      <style:text-properties style:text-outline="false" style:text-line-through-style="none" style:text-line-through-type="none" style:text-position="0% 100%" style:font-name="標楷體" fo:font-style="normal" fo:text-shadow="none" officeooo:rsid="1103e58f" style:font-style-asian="normal" style:font-name-complex="Liberation Serif1" style:text-emphasize="none"/>
    </style:style>
    <style:style style:name="T148" style:family="text">
      <style:text-properties style:text-outline="false" style:text-line-through-style="none" style:text-line-through-type="none" style:text-position="0% 100%" style:font-name="標楷體" fo:font-style="normal" fo:text-shadow="none" officeooo:rsid="11048763" style:font-style-asian="normal" style:font-name-complex="Liberation Serif1" style:text-emphasize="none"/>
    </style:style>
    <style:style style:name="T149" style:family="text">
      <style:text-properties style:text-outline="false" style:text-line-through-style="none" style:text-line-through-type="none" style:text-position="0% 100%" style:font-name="標楷體" fo:font-style="normal" fo:text-shadow="none" officeooo:rsid="1104d903" style:font-style-asian="normal" style:font-name-complex="Liberation Serif1" style:text-emphasize="none"/>
    </style:style>
    <style:style style:name="T150" style:family="text">
      <style:text-properties style:text-outline="false" style:text-line-through-style="none" style:text-line-through-type="none" style:text-position="0% 100%" style:font-name="標楷體" fo:font-style="normal" fo:text-shadow="none" officeooo:rsid="11232829" style:font-style-asian="normal" style:font-name-complex="Liberation Serif1" style:text-emphasize="none"/>
    </style:style>
    <style:style style:name="T151" style:family="text">
      <style:text-properties style:text-outline="false" style:text-line-through-style="none" style:text-line-through-type="none" style:text-position="0% 100%" style:font-name="標楷體" fo:font-style="normal" fo:text-shadow="none" officeooo:rsid="11261169" style:font-style-asian="normal" style:font-name-complex="Liberation Serif1" style:text-emphasize="none"/>
    </style:style>
    <style:style style:name="T152" style:family="text">
      <style:text-properties style:text-outline="false" style:text-line-through-style="none" style:text-line-through-type="none" style:text-position="0% 100%" style:font-name="標楷體" fo:font-style="normal" fo:text-shadow="none" style:text-underline-style="solid" style:text-underline-width="auto" style:text-underline-color="font-color" officeooo:rsid="0c2a20a1" style:font-style-asian="normal" style:font-name-complex="Liberation Serif1" style:text-emphasize="none"/>
    </style:style>
    <style:style style:name="T153" style:family="text">
      <style:text-properties style:text-outline="false" style:text-line-through-style="none" style:text-line-through-type="none" style:font-name="Arial" fo:font-style="normal" fo:text-shadow="none" officeooo:rsid="0d9624bb" style:font-name-asian="Arial" style:font-style-asian="normal" style:text-emphasize="none"/>
    </style:style>
    <style:style style:name="T154" style:family="text">
      <style:text-properties style:text-outline="false" style:text-line-through-style="none" style:text-line-through-type="none" style:font-name="Arial" fo:font-size="17pt" fo:font-style="normal" fo:text-shadow="none" style:text-underline-style="none" fo:font-weight="bold" officeooo:rsid="0dddd5c6" style:font-name-asian="Arial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55" style:family="text">
      <style:text-properties style:text-outline="false" style:text-line-through-style="none" style:text-line-through-type="none" style:font-name="Arial" fo:font-size="17pt" fo:font-style="normal" fo:text-shadow="none" style:text-underline-style="none" fo:font-weight="bold" officeooo:rsid="0e027f5a" style:font-name-asian="Arial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56" style:family="text">
      <style:text-properties officeooo:rsid="0dd6bb83"/>
    </style:style>
    <style:style style:name="T157" style:family="text">
      <style:text-properties officeooo:rsid="0ddd5f87"/>
    </style:style>
    <style:style style:name="T158" style:family="text">
      <style:text-properties officeooo:rsid="0e32bd8e"/>
    </style:style>
    <style:style style:name="T159" style:family="text">
      <style:text-properties officeooo:rsid="0e345ba5"/>
    </style:style>
    <style:style style:name="T160" style:family="text">
      <style:text-properties style:font-name-asian="標楷體"/>
    </style:style>
    <style:style style:name="T161" style:family="text">
      <style:text-properties officeooo:rsid="0ec705b3" style:font-name-asian="標楷體"/>
    </style:style>
    <style:style style:name="T162" style:family="text">
      <style:text-properties officeooo:rsid="0f144fc7" style:font-name-asian="標楷體"/>
    </style:style>
    <style:style style:name="T163" style:family="text">
      <style:text-properties officeooo:rsid="0ea089f0"/>
    </style:style>
    <style:style style:name="T164" style:family="text">
      <style:text-properties officeooo:rsid="0eb56b0c"/>
    </style:style>
    <style:style style:name="T165" style:family="text">
      <style:text-properties officeooo:rsid="0ec705b3"/>
    </style:style>
    <style:style style:name="T166" style:family="text">
      <style:text-properties officeooo:rsid="0ec8f87a"/>
    </style:style>
    <style:style style:name="T167" style:family="text">
      <style:text-properties officeooo:rsid="0ecd94bf"/>
    </style:style>
    <style:style style:name="T168" style:family="text">
      <style:text-properties officeooo:rsid="0f05e8f7"/>
    </style:style>
    <style:style style:name="T169" style:family="text">
      <style:text-properties officeooo:rsid="0f0d831b"/>
    </style:style>
    <style:style style:name="T170" style:family="text">
      <style:text-properties officeooo:rsid="0f116ae9"/>
    </style:style>
    <style:style style:name="T171" style:family="text">
      <style:text-properties officeooo:rsid="0f1258eb"/>
    </style:style>
    <style:style style:name="T172" style:family="text">
      <style:text-properties officeooo:rsid="0f132323"/>
    </style:style>
    <style:style style:name="T173" style:family="text">
      <style:text-properties officeooo:rsid="0f144fc7"/>
    </style:style>
    <style:style style:name="T174" style:family="text">
      <style:text-properties officeooo:rsid="0f3cad52"/>
    </style:style>
    <style:style style:name="T175" style:family="text">
      <style:text-properties officeooo:rsid="0f43ccbe"/>
    </style:style>
    <style:style style:name="T176" style:family="text">
      <style:text-properties officeooo:rsid="0a7edee9"/>
    </style:style>
    <style:style style:name="T177" style:family="text">
      <style:text-properties officeooo:rsid="0f7e4b8e"/>
    </style:style>
    <style:style style:name="T178" style:family="text">
      <style:text-properties officeooo:rsid="0f8136fb"/>
    </style:style>
    <style:style style:name="T17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80" style:family="text">
      <style:text-properties officeooo:rsid="0fec9fa6"/>
    </style:style>
    <style:style style:name="T181" style:family="text">
      <style:text-properties officeooo:rsid="1028977d"/>
    </style:style>
    <style:style style:name="T182" style:family="text">
      <style:text-properties officeooo:rsid="1045d489"/>
    </style:style>
    <style:style style:name="T183" style:family="text">
      <style:text-properties officeooo:rsid="1069269b"/>
    </style:style>
    <style:style style:name="T184" style:family="text">
      <style:text-properties officeooo:rsid="106a0941"/>
    </style:style>
    <style:style style:name="T185" style:family="text">
      <style:text-properties officeooo:rsid="39539246"/>
    </style:style>
    <style:style style:name="T186" style:family="text">
      <style:text-properties officeooo:rsid="2e4b37d7"/>
    </style:style>
    <style:style style:name="T187" style:family="text">
      <style:text-properties officeooo:rsid="0d786957" style:font-style-complex="normal"/>
    </style:style>
    <style:style style:name="T188" style:family="text">
      <style:text-properties officeooo:rsid="2a7436df"/>
    </style:style>
    <style:style style:name="T189" style:family="text">
      <style:text-properties style:font-name="Arial" style:font-name-asian="Arial"/>
    </style:style>
    <style:style style:name="T190" style:family="text">
      <style:text-properties style:font-name="Arial" officeooo:rsid="0dddd5c6" style:font-name-asian="Arial"/>
    </style:style>
    <style:style style:name="T191" style:family="text">
      <style:text-properties style:font-name="Arial" officeooo:rsid="0d9624bb" style:font-name-asian="Arial"/>
    </style:style>
    <style:style style:name="T192" style:family="text">
      <style:text-properties style:font-name="Arial" officeooo:rsid="0da3ff70" style:font-name-asian="Arial"/>
    </style:style>
    <style:style style:name="T193" style:family="text">
      <style:text-properties style:font-name="Arial" officeooo:rsid="0eb199fc" style:font-name-asian="Arial"/>
    </style:style>
    <style:style style:name="T194" style:family="text">
      <style:text-properties style:font-name="Arial" officeooo:rsid="0eb56b0c" style:font-name-asian="Arial"/>
    </style:style>
    <style:style style:name="T195" style:family="text">
      <style:text-properties style:font-name="Arial" officeooo:rsid="0ec705b3" style:font-name-asian="Arial"/>
    </style:style>
    <style:style style:name="T196" style:family="text">
      <style:text-properties style:font-name="Arial" officeooo:rsid="0f144fc7" style:font-name-asian="Arial"/>
    </style:style>
    <style:style style:name="T197" style:family="text">
      <style:text-properties style:font-name="Arial" officeooo:rsid="1028977d" style:font-name-asian="Arial"/>
    </style:style>
    <style:style style:name="T198" style:family="text">
      <style:text-properties style:font-name="Arial" officeooo:rsid="1045d489" style:font-name-asian="Arial"/>
    </style:style>
    <style:style style:name="T199" style:family="text">
      <style:text-properties style:font-name="Arial" officeooo:rsid="2a7436df" style:font-name-asian="Arial"/>
    </style:style>
    <style:style style:name="T200" style:family="text">
      <style:text-properties style:font-name="Arial" officeooo:rsid="0fec9fa6" style:font-name-asian="Arial"/>
    </style:style>
    <style:style style:name="T201" style:family="text">
      <style:text-properties style:font-name="Arial" officeooo:rsid="1069269b" style:font-name-asian="Arial"/>
    </style:style>
    <style:style style:name="T202" style:family="text">
      <style:text-properties style:font-name="Arial" officeooo:rsid="106a0941" style:font-name-asian="Arial"/>
    </style:style>
    <style:style style:name="T203" style:family="text">
      <style:text-properties style:font-name="Arial" fo:font-weight="bold" officeooo:rsid="0d528da7" style:font-name-asian="Arial" style:font-weight-asian="bold" style:font-weight-complex="bold"/>
    </style:style>
    <style:style style:name="T204" style:family="text">
      <style:text-properties style:font-name="Arial" fo:font-weight="bold" officeooo:rsid="0d52b21d" style:font-name-asian="Arial" style:font-weight-asian="bold" style:font-weight-complex="bold"/>
    </style:style>
    <style:style style:name="T205" style:family="text">
      <style:text-properties style:font-name="Arial" fo:font-weight="bold" officeooo:rsid="0d5e4d40" style:font-name-asian="Arial" style:font-weight-asian="bold" style:font-weight-complex="bold"/>
    </style:style>
    <style:style style:name="T206" style:family="text">
      <style:text-properties style:font-name="Arial" style:text-underline-style="none" fo:font-weight="bold" style:font-name-asian="Arial" style:font-weight-asian="bold" style:font-name-complex="標楷體1" style:font-weight-complex="bold"/>
    </style:style>
    <style:style style:name="T207" style:family="text">
      <style:text-properties style:font-name="Arial" style:text-underline-style="none" fo:font-weight="bold" officeooo:rsid="0d6a8e65" style:font-name-asian="Arial" style:font-weight-asian="bold" style:font-name-complex="標楷體1" style:font-weight-complex="bold"/>
    </style:style>
    <style:style style:name="T208" style:family="text">
      <style:text-properties style:font-name="Arial" style:text-underline-style="none" fo:font-weight="bold" officeooo:rsid="0d786957" style:font-name-asian="Arial" style:font-weight-asian="bold" style:font-name-complex="標楷體1" style:font-weight-complex="bold"/>
    </style:style>
    <style:style style:name="T209" style:family="text">
      <style:text-properties style:font-name="Arial" style:text-underline-style="none" fo:font-weight="bold" officeooo:rsid="0d7b8098" style:font-name-asian="Arial" style:font-weight-asian="bold" style:font-name-complex="標楷體1" style:font-weight-complex="bold"/>
    </style:style>
    <style:style style:name="T210" style:family="text">
      <style:text-properties style:font-name="Arial" style:text-underline-style="none" fo:font-weight="bold" officeooo:rsid="0d78d137" style:font-name-asian="Arial" style:font-weight-asian="bold" style:font-name-complex="標楷體1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76531400" text:style-name="L1">
        <text:list-item>
          <text:p text:style-name="P1">虛<text:bookmark-start text:name="虛無體制"/>無體制<text:bookmark-end text:name="虛無體制"/></text:p>
          <text:list>
            <text:list-item>
              <text:p text:style-name="P1"><text:span text:style-name="T16">使用</text:span> 不存在<text:span text:style-name="T16">（體制）</text:span> 的 體制，<text:span text:style-name="T16">統治、</text:span>管理<text:span text:style-name="T16">、帶領、領導</text:span> 國民群 的 一切。</text:p>
              <text:list>
                <text:list-item>
                  <text:p text:style-name="P2">一切 是 道、系統。</text:p>
                </text:list-item>
                <text:list-item>
                  <text:p text:style-name="P3">一切 是 生存、生活、文明、運作、感受、感知、認知、意識、交互作用。</text:p>
                </text:list-item>
                <text:list-item>
                  <text:p text:style-name="P3">一切 是 治安、安全、健康、救災、資產、資源、和平、禦敵、戰爭、糾紛。</text:p>
                </text:list-item>
                <text:list-item>
                  <text:p text:style-name="P3">一切 是 生活目標、民生、經濟、政治、軍事、反軍事、中心思想、發展。</text:p>
                </text:list-item>
              </text:list>
            </text:list-item>
            <text:list-item>
              <text:p text:style-name="P1">國民群 自然<text:span text:style-name="T16">態，自然而然、本能、本我、自主性 的 運作、感測、</text:span>交互作用。</text:p>
            </text:list-item>
            <text:list-item>
              <text:p text:style-name="P1">虛無領導層。</text:p>
              <text:list>
                <text:list-item>
                  <text:p text:style-name="P2">虛無領導層 是 不存在 的 領導層。</text:p>
                </text:list-item>
                <text:list-item>
                  <text:p text:style-name="P2">虛無領導層 是 意識層個體群 所組成。</text:p>
                  <text:list>
                    <text:list-item>
                      <text:p text:style-name="P2">例如 體制、機制、系統。</text:p>
                    </text:list-item>
                  </text:list>
                </text:list-item>
                <text:list-item>
                  <text:p text:style-name="P2">虛無領導層 不是 肉質層個體群 所組成。</text:p>
                  <text:list>
                    <text:list-item>
                      <text:p text:style-name="P2">例如 人類、AI、量子電腦群所組成的（建模與）決策組織。</text:p>
                    </text:list-item>
                  </text:list>
                </text:list-item>
              </text:list>
            </text:list-item>
            <text:list-item>
              <text:p text:style-name="P4">明顯例子 是（人類的）國家。</text:p>
              <text:list>
                <text:list-item>
                  <text:p text:style-name="P5">國家 之上 沒有 國家。<text:span text:style-name="T1">（先假定 深層組織 不存在。請專家讀者自行類推）</text:span></text:p>
                </text:list-item>
                <text:list-item>
                  <text:p text:style-name="P6">聯合國 不是 國家 之上 的 國家。</text:p>
                  <text:list>
                    <text:list-item>
                      <text:p text:style-name="P6">聯合國 沒有 實質權力。</text:p>
                      <text:list>
                        <text:list-item>
                          <text:p text:style-name="P7">權力 是 權利、權限、介入力、威攝力、約束力、強制力。</text:p>
                        </text:list-item>
                        <text:list-item>
                          <text:p text:style-name="P7">權力 是 統治權、管理權、帶領權、領導權。</text:p>
                        </text:list-item>
                      </text:list>
                    </text:list-item>
                    <text:list-item>
                      <text:p text:style-name="P8">聯合國 不能 介入 （任何一個）國家 的 一切。</text:p>
                      <text:list>
                        <text:list-item>
                          <text:p text:style-name="P8">一切 是 民生、治安、收稅、法律修訂、進入國門規定、內部運作。</text:p>
                        </text:list-item>
                      </text:list>
                    </text:list-item>
                    <text:list-item>
                      <text:p text:style-name="P8">聯合國 只是 空殼、（國家群的領導層 的）社交場合、互利場合。</text:p>
                    </text:list-item>
                    <text:list-item>
                      <text:p text:style-name="P8">聯合國 的 優點 是 提供、額外增加 一種 溝通管道。</text:p>
                      <text:list>
                        <text:list-item>
                          <text:p text:style-name="P8">簡單舉例，透過 溝通 反制 第三方國家 促成 的 戰爭。</text:p>
                          <text:list>
                            <text:list-item>
                              <text:p text:style-name="P9">戰爭 是 第三方國家 誘導、催化、加深 兩個國家 互相 仇視。</text:p>
                            </text:list-item>
                            <text:list-item>
                              <text:p text:style-name="P9">反制 是 兩個國家 釐清 誤會、陰謀、心計，達成 維持 共識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聯合國 的 缺點 是 沒有 實質權力，只是 提供 一個 聊天室。</text:p>
                    </text:list-item>
                    <text:list-item>
                      <text:p text:style-name="P8">聯合國 的 操控權 一手掌握 在 常任理事國群 手中。</text:p>
                    </text:list-item>
                    <text:list-item>
                      <text:p text:style-name="P8">一個國家 想要 做 任何事，聯合國 不能 直接 介入、威攝、約束。</text:p>
                      <text:list>
                        <text:list-item>
                          <text:p text:style-name="P10">即便 該事 是 優待某一特定公司、政商勾結、種族稀釋、種族滅絕。</text:p>
                        </text:list-item>
                        <text:list-item>
                          <text:p text:style-name="P11">聯合國 的 實質權力 無法 直接 介入 （一般的）成員國。</text:p>
                        </text:list-item>
                        <text:list-item>
                          <text:p text:style-name="P8">更何況 永不退位 的 常任理事國，聯合國 的 實質權力 不如 宣紙。</text:p>
                        </text:list-item>
                      </text:list>
                    </text:list-item>
                    <text:list-item>
                      <text:p text:style-name="P12">G<text:span text:style-name="T17">20 體制（的 聯合國）有機率 取代 聯合國 體制（的 聯合國）。</text:span></text:p>
                      <text:list>
                        <text:list-item>
                          <text:p text:style-name="P13">G<text:span text:style-name="T18">20 體制 應用在 G（所有成員國 的 數量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">國家群 是 由 虛無體制 所 統治、管理、帶領、領導。</text:p>
                  <text:list>
                    <text:list-item>
                      <text:p text:style-name="P8">國家 是 一個 個體，國民 也是 一個 個體。</text:p>
                    </text:list-item>
                    <text:list-item>
                      <text:p text:style-name="P8">國家 之間 能 使用 虛無體制，國民群 之間 也能 使用 虛無體制。</text:p>
                    </text:list-item>
                  </text:list>
                </text:list-item>
              </text:list>
            </text:list-item>
            <text:list-item>
              <text:p text:style-name="P8"/>
            </text:list-item>
          </text:list>
        </text:list-item>
        <text:list-item>
          <text:p text:style-name="P14"><text:bookmark-start text:name="體制"/>體制<text:bookmark-end text:name="體制"/></text:p>
          <text:list>
            <text:list-item>
              <text:p text:style-name="P15">資本：滴涓理論。</text:p>
              <text:list>
                <text:list-item>
                  <text:p text:style-name="P15">理論，酒杯 不會 變大，酒 由上而下 流動。</text:p>
                </text:list-item>
                <text:list-item>
                  <text:p text:style-name="P15">實際，酒杯 會 變大，酒 都被 最上面的酒杯 獨佔，越下面的酒杯 越乾枯。</text:p>
                </text:list-item>
                <text:list-item>
                  <text:p text:style-name="P15">德 越低，金錢、獲取金錢的選擇權 越多。</text:p>
                  <text:list>
                    <text:list-item>
                      <text:p text:style-name="P15">德 越低，獎勵 越高。</text:p>
                    </text:list-item>
                    <text:list-item>
                      <text:p text:style-name="P16">資本，不想要 勞工，想要 奴工。</text:p>
                      <text:list>
                        <text:list-item>
                          <text:p text:style-name="P16">對於 老闆 來說，奴工 想要的、實際拿到的 錢、薪水 落差越大越好、越低越好。</text:p>
                        </text:list-item>
                        <text:list-item>
                          <text:p text:style-name="P17">對於 老闆 來說，奴工 免費工作、自己付錢來工作 更好。</text:p>
                          <text:list>
                            <text:list-item>
                              <text:p text:style-name="P18">對於 老闆 來說，自己 賺到的 錢 越多越好。</text:p>
                            </text:list-item>
                            <text:list-item>
                              <text:p text:style-name="P18">對於 老闆 來說，成本、風險、危機 轉移到 政府、員工 越多越好。</text:p>
                            </text:list-item>
                            <text:list-item>
                              <text:p text:style-name="P17">明顯例子，刷油漆（湯姆歷險記）。</text:p>
                            </text:list-item>
                          </text:list>
                        </text:list-item>
                        <text:list-item>
                          <text:p text:style-name="P19">奴工 拼命 努力、賺錢，是為了 生存。</text:p>
                          <text:list>
                            <text:list-item>
                              <text:p text:style-name="P20">對於 老闆 來說，奴工 越忙越好、越入不敷出越好。</text:p>
                              <text:list>
                                <text:list-item>
                                  <text:p text:style-name="P20">入不敷出 是 錢、勞動力、生產力、創造力、健康、時間、自由 入不敷出。</text:p>
                                </text:list-item>
                              </text:list>
                            </text:list-item>
                            <text:list-item>
                              <text:p text:style-name="P21">對於 老闆 來說，奴工 最好是 忙到 沒有時間 休息、思考、生活。</text:p>
                            </text:list-item>
                            <text:list-item>
                              <text:p text:style-name="P22">對於 老闆 來說，奴工 越專注於當下、越不專注於未來 越好。</text:p>
                              <text:list>
                                <text:list-item>
                                  <text:p text:style-name="P22">原因很明顯，老闆、政府 越容易、越輕易 操控、遙控 奴工、愚民。</text:p>
                                  <text:list>
                                    <text:list-item>
                                      <text:p text:style-name="P22">明顯例子，下棋。</text:p>
                                      <text:list>
                                        <text:list-item>
                                          <text:p text:style-name="P22">棋路、棋數 看越近、看越少 的棋手 越弱、越易操控、越易遙控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">奴工 拼命 努力、賺錢，是為了 購買 老闆、老闆的子代 的（二手）資產、奶嘴樂。</text:p>
                          <text:list>
                            <text:list-item>
                              <text:p text:style-name="P23">奶嘴樂 是（人類<text:span text:style-name="T30"> 認定的</text:span>）奶嘴樂。</text:p>
                            </text:list-item>
                            <text:list-item>
                              <text:p text:style-name="P17">資產的 膨脹速度 &gt;&gt;&gt; 使用 勞動力、創造力、思考力 賺錢、調薪 的 增長速度。</text:p>
                              <text:list>
                                <text:list-item>
                                  <text:p text:style-name="P24">&gt;&gt;&gt; 是 遠遠大於。</text:p>
                                </text:list-item>
                              </text:list>
                            </text:list-item>
                            <text:list-item>
                              <text:p text:style-name="P25">錢的 稀釋速度 &gt;&gt;&gt; 使用 勞動力、創造力、思考力 賺錢、調薪 的 增長速度。</text:p>
                              <text:list>
                                <text:list-item>
                                  <text:p text:style-name="P25">稀釋速度 的 明顯例子，假定，今年 <text:span text:style-name="T158">10000元 買到 土地。</text:span></text:p>
                                  <text:list>
                                    <text:list-item>
                                      <text:p text:style-name="P26">明年 要用 <text:span text:style-name="T158">100000000元 才能買到（相同的）土地。</text:span></text:p>
                                    </text:list-item>
                                    <text:list-item>
                                      <text:p text:style-name="P25">稀釋速度 是 <text:span text:style-name="T159">10000（倍/年）。</text:span></text:p>
                                      <text:list>
                                        <text:list-item>
                                          <text:p text:style-name="P38">原因很明顯，100000000（元）/ 10000（元）= 10000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資本，不想要 國民，想要 愚民。</text:p>
                      <text:list>
                        <text:list-item>
                          <text:p text:style-name="P16">明顯例子，藉由 環境、學校 沉浸、教育，批量生產、流水線生產 愚民、奴工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9">共產：肉燥理論。</text:p>
              <text:list>
                <text:list-item>
                  <text:p text:style-name="P39">理論，大家 都有 肉燥 吃。</text:p>
                </text:list-item>
                <text:list-item>
                  <text:p text:style-name="P40">實際，越早 撈肉燥，越有機率 吃到肉燥，越多 肉燥可以撈。</text:p>
                </text:list-item>
                <text:list-item>
                  <text:p text:style-name="P27">德 越低，金錢、獲取金錢的選擇權 越多。</text:p>
                  <text:list>
                    <text:list-item>
                      <text:p text:style-name="P27">德 越低，獎勵 越高。</text:p>
                    </text:list-item>
                    <text:list-item>
                      <text:p text:style-name="P16"><text:span text:style-name="T19">共產</text:span>，不想要 人才，想要 人礦</text:p>
                    </text:list-item>
                    <text:list-item>
                      <text:p text:style-name="P28"><text:span text:style-name="T19">共產</text:span>，不想要 國民，想要 韭菜。</text:p>
                      <text:list>
                        <text:list-item>
                          <text:p text:style-name="P28">明顯例子，藉由 環境、學校 沉浸、教育，批量生產、流水線生產 人礦、韭菜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9">虛無：木桶理論。<text:span text:style-name="T1">（建築理論，道、德、個體 要 同時發展，土地、地基、一樓、二</text:span><text:span text:style-name="T2">樓、三樓</text:span><text:span text:style-name="T1">）</text:span></text:p>
              <text:list>
                <text:list-item>
                  <text:p text:style-name="P41">理論，虛無領導層。</text:p>
                  <text:list>
                    <text:list-item>
                      <text:p text:style-name="P41">德。</text:p>
                    </text:list-item>
                  </text:list>
                </text:list-item>
                <text:list-item>
                  <text:p text:style-name="P42">實際，導師領導層，德 最高的 幾個個體 擔任 領導層。<text:span text:style-name="T1">（導師領導層 蘊含 牧羊犬 職責）</text:span></text:p>
                  <text:list>
                    <text:list-item>
                      <text:p text:style-name="P41">道、德、個體。</text:p>
                    </text:list-item>
                    <text:list-item>
                      <text:p text:style-name="P43">導師領導層 不是 道 最高的個體 擔任 領導層。</text:p>
                      <text:list>
                        <text:list-item>
                          <text:p text:style-name="P44">道 最高 的 明顯例子，體能、智商、情商、口才、知識、運算、本能、傳承 最高。</text:p>
                        </text:list-item>
                        <text:list-item>
                          <text:p text:style-name="P44">原因很明顯，道、德 沒有 強烈相依性。</text:p>
                          <text:list>
                            <text:list-item>
                              <text:p text:style-name="P44">道高、德高，領導層、國民群 幸福。</text:p>
                            </text:list-item>
                            <text:list-item>
                              <text:p text:style-name="P44">道高、德低，領導層 幸福，國民群 有機率 被操控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1">導師領導層 是 德 最高的 一個個體（以上）擔任 領導層。<text:span text:style-name="T1">（零個個體 是 虛無體制）</text:span></text:p>
                      <text:list>
                        <text:list-item>
                          <text:p text:style-name="P41">原因很明顯，領導層的 德 越高，領導層 越是以 國民群 為中心思想。</text:p>
                          <text:list>
                            <text:list-item>
                              <text:p text:style-name="P41">領導層的 思想、決策、行動，越是趨向 國民群的 當下、未來，國民群 越幸福。</text:p>
                            </text:list-item>
                            <text:list-item>
                              <text:p text:style-name="P41">領導層 有機率為了 國民群，委屈、犧牲、全心全意奉獻 自己。</text:p>
                              <text:list>
                                <text:list-item>
                                  <text:p text:style-name="P41">過勞死 是 極端愚蠢的 現象。</text:p>
                                </text:list-item>
                              </text:list>
                            </text:list-item>
                            <text:list-item>
                              <text:p text:style-name="P41">對於 領導層、國民群 來說，木桶理論、導師制 極端重要。</text:p>
                              <text:list>
                                <text:list-item>
                                  <text:p text:style-name="P45">為了 多數，犧牲 少數，是 救急不救緩。</text:p>
                                  <text:list>
                                    <text:list-item>
                                      <text:p text:style-name="P45">緊急情況，犧牲少數 是 必要之惡。</text:p>
                                    </text:list-item>
                                    <text:list-item>
                                      <text:p text:style-name="P45">明顯例子，船外敵文明 對 某一特定文明，發動 冷戰、溫戰、熱戰。</text:p>
                                      <text:list>
                                        <text:list-item>
                                          <text:p text:style-name="P45">該文明 有機率要派出 個體，反擊 該船外敵文明。</text:p>
                                          <text:list>
                                            <text:list-item>
                                              <text:p text:style-name="P45">該反擊 有機率犧牲 被派出去的個體。</text:p>
                                            </text:list-item>
                                            <text:list-item>
                                              <text:p text:style-name="P45">該必要之惡 是，為了 保護（還）沒有被出去的所有個體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5">為了 多數，犧牲 少數，是 治標不治本。</text:p>
                                  <text:list>
                                    <text:list-item>
                                      <text:p text:style-name="P41">文明的 德 的高低，不是 最高、平均、中位數、統計、機率 的 德。</text:p>
                                    </text:list-item>
                                    <text:list-item>
                                      <text:p text:style-name="P46">文明的 德 的高低，是 最低的 德。</text:p>
                                    </text:list-item>
                                    <text:list-item>
                                      <text:p text:style-name="P47">明顯例子，導師制 提升 該文明的 德。</text:p>
                                      <text:list>
                                        <text:list-item>
                                          <text:p text:style-name="P47">最高 是 高 的 導師。</text:p>
                                        </text:list-item>
                                        <text:list-item>
                                          <text:p text:style-name="P47">高 是 中 的 導師。</text:p>
                                        </text:list-item>
                                        <text:list-item>
                                          <text:p text:style-name="P47">中 是 低 的 導師。</text:p>
                                        </text:list-item>
                                        <text:list-item>
                                          <text:p text:style-name="P47">低 是 最低 的 導師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1">所有個體 同時 提升、昇華、良性循環 德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1">導師領導層 是 該文明的 牧羊者、先知者、守護者。</text:p>
                          <text:list>
                            <text:list-item>
                              <text:p text:style-name="P48">導師領導層 不是 該文明的 牧羊神、先知神、守護神。</text:p>
                              <text:list>
                                <text:list-item>
                                  <text:p text:style-name="P48">導師領導層 是 該文明的 牧羊者、先知者、守護者。</text:p>
                                </text:list-item>
                              </text:list>
                            </text:list-item>
                            <text:list-item>
                              <text:p text:style-name="P49">該&lt;?2&gt;個體 有機率認定，高層級文明的&lt;?2&gt;個體，是 神。</text:p>
                              <text:list>
                                <text:list-item>
                                  <text:p text:style-name="P50">假定，該&lt;?2&gt;個體 是 第一層級文明的個體。</text:p>
                                  <text:list>
                                    <text:list-item>
                                      <text:p text:style-name="P50">該&lt;?2&gt;個體 有機率認定，第二層級文明（以上）的&lt;?2&gt;個體，是 神。</text:p>
                                    </text:list-item>
                                    <text:list-item>
                                      <text:p text:style-name="P51">該&lt;?2&gt;個體 有機率認定，超高科技的&lt;?2&gt;個體，是 神。</text:p>
                                    </text:list-item>
                                  </text:list>
                                </text:list-item>
                                <text:list-item>
                                  <text:p text:style-name="P52">實際上，該高層級文明的&lt;?2&gt;個體 是 &lt;?2&gt;個體。</text:p>
                                </text:list-item>
                              </text:list>
                            </text:list-item>
                            <text:list-item>
                              <text:p text:style-name="P48">對於 &lt;?2&gt;個體 來說，&lt;_?3_&gt;個體 是 神。</text:p>
                              <text:list>
                                <text:list-item>
                                  <text:p text:style-name="P53">&lt;_?3_&gt;個體 孕育、反孕育 該&lt;?2&gt;個體。<text:span text:style-name="T1">（孕育、反孕育 萬物法則）</text:span></text:p>
                                </text:list-item>
                                <text:list-item>
                                  <text:p text:style-name="P54">&lt;_?3_&gt;個體 蘊含、反蘊含 該&lt;?2&gt;個體。<text:span text:style-name="T1">（蘊含、反蘊含 萬物法則）</text:span></text:p>
                                </text:list-item>
                                <text:list-item>
                                  <text:p text:style-name="P54">&lt;_?3_&gt;個體 進入『完全死亡狀態』，該&lt;?2&gt;個體 也會。<text:span text:style-name="T1">（萬物法則 也會）</text:span></text:p>
                                </text:list-item>
                              </text:list>
                            </text:list-item>
                            <text:list-item>
                              <text:p text:style-name="P55">其他&lt;?3&gt;個體 有機率認定，&lt;_?3_&gt;個體 是 神。</text:p>
                            </text:list-item>
                            <text:list-item>
                              <text:p text:style-name="P55">其他&lt;?3&gt;個體 有機率認定，&lt;_?3_&gt;個體 是 &lt;?3&gt;個體。</text:p>
                            </text:list-item>
                            <text:list-item>
                              <text:p text:style-name="P56">實際上，&lt;_?3_&gt;個體 是 &lt;?3&gt;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7">德 越低，資源、獲取資源的選擇權 越少。</text:p>
                  <text:list>
                    <text:list-item>
                      <text:p text:style-name="P27">德 越低，獎勵 越低。</text:p>
                    </text:list-item>
                  </text:list>
                </text:list-item>
                <text:list-item>
                  <text:p text:style-name="P29">德 的 特點，極端難以量化、無法量化、看不見摸不著、意識層的資產、死後才有機率結算。</text:p>
                </text:list-item>
                <text:list-item>
                  <text:p text:style-name="P29">德 的 特點，無法買賣、無法借貸、無法借用、無法共用、無法透支、無法開票、無法跳票。</text:p>
                </text:list-item>
                <text:list-item>
                  <text:p text:style-name="P30">德 的 特點，無法轉讓、無法繼承、無法槓桿、無法當沖、無法放空、無法偷走、無法騙走。</text:p>
                </text:list-item>
                <text:list-item>
                  <text:p text:style-name="P30">德 的 特點，競爭、勾心鬥角、演戲、內捲、自怨自哀、躺平 毫無意義、沒有任何意義。</text:p>
                </text:list-item>
                <text:list-item>
                  <text:p text:style-name="P31">德 的 特點，不用浪費 任何資源 在，以 &lt;?2&gt;個體 為中心思想 的 機制、價值觀、世界觀。</text:p>
                </text:list-item>
                <text:list-item>
                  <text:p text:style-name="P32">德 的 特點，專注使用 所有資源 在，累積（&lt;_?3_&gt;個體 內部機制的 有效、意識層）資產。</text:p>
                </text:list-item>
                <text:list-item>
                  <text:p text:style-name="P33">德 的 特點，德 越高，<text:span text:style-name="T19">資源、獲取資源的選擇權 越多，日常生活</text:span> 越富足，生活品質 越高。</text:p>
                </text:list-item>
                <text:list-item>
                  <text:p text:style-name="P33">德 的 特點，德 越高，進入『完全死亡狀態』之後，德的積分 越高，被上提的機率 越高。</text:p>
                </text:list-item>
                <text:list-item>
                  <text:p text:style-name="P34">德 的 特點，活著 的時候，持續不斷 累積、複利效應、提升、昇華 德，當下、未來 雙贏。</text:p>
                </text:list-item>
                <text:list-item>
                  <text:p text:style-name="P35">德 的 特點，日常生活、修煉生活 雙修。</text:p>
                </text:list-item>
                <text:list-item>
                  <text:p text:style-name="P36">德 的 特點，活著、死後 雙贏。</text:p>
                </text:list-item>
                <text:list-item>
                  <text:p text:style-name="P37">德 的 特點，個體之間 <text:span text:style-name="T20">心靈平靜、互助、和諧</text:span>，所有個體 同時 提升、昇華、良性循環 德。</text:p>
                </text:list-item>
                <text:list-item>
                  <text:p text:style-name="P58"><text:span text:style-name="T26">&lt;?</text:span><text:span text:style-name="T27">2&gt;個體的 輸出、產出、貢獻、思想、決策、行動、作為 越有益，&lt;?2&gt;</text:span><text:span text:style-name="T28">個體的 德 越高。</text:span></text:p>
                  <text:list>
                    <text:list-item>
                      <text:p text:style-name="P58"><text:span text:style-name="T41">_ (第</text:span><text:span text:style-name="T42">3</text:span><text:span text:style-name="T41">本)</text:span><text:span text:style-name="T36">文件的</text:span><text:span text:style-name="T39">輸入、處理、輸出</text:span><text:span text:style-name="T38">的</text:span><text:span text:style-name="T43">&lt;?</text:span><text:span text:style-name="T44">2&gt;個體的 輸出 越有益，&lt;?2&gt;</text:span><text:span text:style-name="T40">個體的 德 越高</text:span><text:span text:style-name="T37">。</text:span></text:p>
                    </text:list-item>
                  </text:list>
                </text:list-item>
                <text:list-item>
                  <text:p text:style-name="P145">均衡保障。</text:p>
                  <text:list>
                    <text:list-item>
                      <text:p text:style-name="P146"><text:span text:style-name="T121">均衡保障</text:span><text:span text:style-name="T120"> </text:span><text:span text:style-name="T153">↔</text:span><text:span text:style-name="T122"> 基礎</text:span><text:span text:style-name="T121">保障、初始保障。</text:span></text:p>
                      <text:list>
                        <text:list-item>
                          <text:p text:style-name="P287">均衡保障 的 明顯例子，所有個體的 飲食保障、健康保障、資源保障。</text:p>
                          <text:list>
                            <text:list-item>
                              <text:p text:style-name="P348">（均衡保障 的 描述在 <text:span text:style-name="T53">神、預言 (以西結書</text:span><text:span text:style-name="T56">)</text:span><text:span text:style-name="T63"> 文件群的 </text:span><text:span text:style-name="T54">第</text:span><text:span text:style-name="T55">3</text:span><text:span text:style-name="T53">4</text:span><text:span text:style-name="T55">章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8">想要 額外保障、更多食物、進階資源 的個體，能夠 自己去 爭取、努力、獲得。</text:p>
                      <text:list>
                        <text:list-item>
                          <text:p text:style-name="P147"><text:span text:style-name="T123">明顯例子，對 </text:span><text:span text:style-name="T120">文明、群體、所有的個體群 有（些許、更多、極多）貢獻。</text:span></text:p>
                          <text:list>
                            <text:list-item>
                              <text:p text:style-name="P289">明顯例子，發現、發明、<text:span text:style-name="T74">發表</text:span> 交流電。</text:p>
                            </text:list-item>
                          </text:list>
                        </text:list-item>
                        <text:list-item>
                          <text:p text:style-name="P290">某一特定個體 對 文明、群體、所有的個體群 貢獻 越多、越顯著。</text:p>
                          <text:list>
                            <text:list-item>
                              <text:p text:style-name="P290">該個體的 生存品質、生活品質 越優渥、越優良。</text:p>
                            </text:list-item>
                            <text:list-item>
                              <text:p text:style-name="P291">該貢獻的 顯性特徵、指標 的 明顯例子。</text:p>
                              <text:list>
                                <text:list-item>
                                  <text:p text:style-name="P292">該個體的 貢獻，讓 文明、群體、所有的個體群 提升、昇華 越多、越廣。</text:p>
                                  <text:list>
                                    <text:list-item>
                                      <text:p text:style-name="P292">明顯例子，莫札特、達芬奇、特斯拉。</text:p>
                                    </text:list-item>
                                    <text:list-item>
                                      <text:p text:style-name="P293">文明、群體、所有的個體群 生存品質、生活品質 越優渥、越優良。</text:p>
                                      <text:list>
                                        <text:list-item>
                                          <text:p text:style-name="P294">該個體的 生存品質、生活品質 自然而然、理所當然 越優渥、越優良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95">其他個體 貢獻，讓 文明、群體、所有的個體群 提升、昇華 越多、越廣。</text:p>
                                      <text:list>
                                        <text:list-item>
                                          <text:p text:style-name="P296">文明、群體、所有的個體群 生存品質、生活品質 越優渥、越優良。</text:p>
                                          <text:list>
                                            <text:list-item>
                                              <text:p text:style-name="P297">該個體的 生存品質、生活品質 自然而然、理所當然 越優渥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98">該個體 貢獻，讓 文明、群體、所有的個體群 提升、昇華 越多。</text:p>
                                          <text:list>
                                            <text:list-item>
                                              <text:p text:style-name="P299">文明、群體、所有的個體群 生存品質、生活品質 越優渥。</text:p>
                                            </text:list-item>
                                            <text:list-item>
                                              <text:p text:style-name="P299">該個體的 生存品質、生活品質 自然而然、理所當然 越優渥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92">向上螺旋、複利效應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00">文明、群體、所有的個體群 生存品質、生活品質 越優渥、越優良。</text:p>
                                  <text:list>
                                    <text:list-item>
                                      <text:p text:style-name="P300">該個體的 生存品質、生活品質 自然而然、理所當然 越優渥、越優良。</text:p>
                                      <text:list>
                                        <text:list-item>
                                          <text:p text:style-name="P300">向上螺旋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01">明顯例子，假定，所有的個體群，每年 單一個體 固定有<text:span text:style-name="T62"> </text:span><text:span text:style-name="T64">10000（瓦特）可以 使用</text:span><text:span text:style-name="T156">。</text:span></text:p>
                          <text:list>
                            <text:list-item>
                              <text:p text:style-name="P302">綁定權利制。</text:p>
                              <text:list>
                                <text:list-item>
                                  <text:p text:style-name="P303">發現、發明、<text:span text:style-name="T74">發表</text:span> 交流電 的 某一特定個體，獲得 更多的 資源。</text:p>
                                  <text:list>
                                    <text:list-item>
                                      <text:p text:style-name="P304">明顯例子，該個體 比 其他個體 <text:span text:style-name="T62">多 </text:span><text:span text:style-name="T65">10000倍的 交流電資源 </text:span><text:span text:style-name="T64">可以 使用</text:span><text:span text:style-name="T156">。</text:span></text:p>
                                      <text:list>
                                        <text:list-item>
                                          <text:p text:style-name="P305">假定，每年 單一個體 固定有<text:span text:style-name="T62"> </text:span><text:span text:style-name="T64">10000（瓦特）可以 使用。</text:span></text:p>
                                          <text:list>
                                            <text:list-item>
                                              <text:p text:style-name="P305">每年 該個體 有<text:span text:style-name="T62"> </text:span><text:span text:style-name="T65">10000</text:span><text:span text:style-name="T64">0000（瓦特）可以 使用</text:span><text:span text:style-name="T156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06">假定，該個體 進入『完全死亡狀態』。</text:p>
                                  <text:list>
                                    <text:list-item>
                                      <text:p text:style-name="P306">該權利 消失。</text:p>
                                      <text:list>
                                        <text:list-item>
                                          <text:p text:style-name="P307">該權利 不是 有<text:span text:style-name="T62"> </text:span><text:span text:style-name="T65">10</text:span><text:span text:style-name="T64">000（瓦特）可以 使用</text:span><text:span text:style-name="T156">。</text:span></text:p>
                                        </text:list-item>
                                        <text:list-item>
                                          <text:p text:style-name="P306">該權利 是 有<text:span text:style-name="T62"> </text:span><text:span text:style-name="T65">10000</text:span><text:span text:style-name="T64">0000（瓦特）可以 使用</text:span><text:span text:style-name="T156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06">該權利 不能 轉讓、繼承。</text:p>
                                  <text:list>
                                    <text:list-item>
                                      <text:p text:style-name="P306">明顯例子，綁定裝備（網路遊戲）。</text:p>
                                    </text:list-item>
                                  </text:list>
                                </text:list-item>
                                <text:list-item>
                                  <text:p text:style-name="P306">該權利 有 遞減、衰減 特性。</text:p>
                                  <text:list>
                                    <text:list-item>
                                      <text:p text:style-name="P308">明顯例子，<text:span text:style-name="T62">第</text:span><text:span text:style-name="T66">y</text:span><text:span text:style-name="T157">年，</text:span>該個體 比 其他個體，<text:span text:style-name="T62">多（</text:span><text:span text:style-name="T66">10000 - y）倍</text:span><text:span text:style-name="T79">（瓦特）</text:span><text:span text:style-name="T156">。</text:span></text:p>
                                      <text:list>
                                        <text:list-item>
                                          <text:p text:style-name="P309">第<text:span text:style-name="T78">0</text:span>年 比 其他個體 <text:span text:style-name="T62">多 </text:span><text:span text:style-name="T66">10000倍 </text:span><text:span text:style-name="T190">↔</text:span><text:span text:style-name="T67"> </text:span><text:span text:style-name="T65">10000</text:span><text:span text:style-name="T64">0000（瓦特）</text:span><text:span text:style-name="T157">。</text:span></text:p>
                                        </text:list-item>
                                        <text:list-item>
                                          <text:p text:style-name="P336"><text:span text:style-name="T124">第</text:span><text:span text:style-name="T127">1</text:span><text:span text:style-name="T124">年 比 其他個體 </text:span><text:span text:style-name="T128">多 </text:span><text:span text:style-name="T127">9999倍 </text:span><text:span text:style-name="T154">↔</text:span><text:span text:style-name="T129"> </text:span><text:span text:style-name="T130">9</text:span><text:span text:style-name="T129">999</text:span><text:span text:style-name="T131">0000（瓦特）</text:span><text:span text:style-name="T125">。</text:span></text:p>
                                        </text:list-item>
                                        <text:list-item>
                                          <text:p text:style-name="P337"><text:span text:style-name="T125">第</text:span><text:span text:style-name="T132">10000年（以上）</text:span><text:span text:style-name="T154">↔</text:span><text:span text:style-name="T129"> </text:span><text:span text:style-name="T132">1</text:span><text:span text:style-name="T131">0000（瓦特）</text:span><text:span text:style-name="T125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38"><text:span text:style-name="T124">綁定權利制 </text:span><text:span text:style-name="T155">↔</text:span><text:span text:style-name="T126"> 催化劑。</text:span></text:p>
                      <text:list>
                        <text:list-item>
                          <text:p text:style-name="P339"><text:span text:style-name="T124">綁定權利制 </text:span><text:span text:style-name="T155">↔</text:span><text:span text:style-name="T126"> 維持、提升、昇華 </text:span><text:span text:style-name="T124">群體、所有的個體群</text:span><text:span text:style-name="T126"> </text:span><text:span text:style-name="T124">的 生存、生活</text:span><text:span text:style-name="T126"> </text:span><text:span text:style-name="T124">的 </text:span><text:span text:style-name="T126">催化劑。</text:span></text:p>
                        </text:list-item>
                        <text:list-item>
                          <text:p text:style-name="P340"><text:span text:style-name="T124">綁定權利制 </text:span><text:span text:style-name="T155">↔</text:span><text:span text:style-name="T126"> 維持、提升、昇華 文明層級、文明程度 的 催化劑。</text:span></text:p>
                        </text:list-item>
                        <text:list-item>
                          <text:p text:style-name="P339"><text:span text:style-name="T124">綁定權利制 </text:span><text:span text:style-name="T155">↔</text:span><text:span text:style-name="T126"> 維持、提升、昇華 </text:span><text:span text:style-name="T124">一切的一切</text:span><text:span text:style-name="T126"> </text:span><text:span text:style-name="T124">的 </text:span><text:span text:style-name="T126">催化劑。</text:span></text:p>
                        </text:list-item>
                      </text:list>
                    </text:list-item>
                    <text:list-item>
                      <text:p text:style-name="P148">個體<text:span text:style-name="T120">的 貢獻 </text:span>不是 為了 自己、自己人、<text:span text:style-name="T120">綁定權利制</text:span>。</text:p>
                    </text:list-item>
                    <text:list-item>
                      <text:p text:style-name="P149">個體<text:span text:style-name="T120">的 貢獻 </text:span>是 為了 文明、群體、所有的個體群。<text:span text:style-name="T118">、&lt;_?</text:span><text:span text:style-name="T119">3_&gt;個體</text:span></text:p>
                      <text:list>
                        <text:list-item>
                          <text:p text:style-name="P149">個體 自然而然、理所當然 維持、提升、昇華 生存、生活、一切。</text:p>
                          <text:list>
                            <text:list-item>
                              <text:p text:style-name="P150">個體 維持、提升、昇華 文明、群體、所有的個體群 的 生存、生活、一切。</text:p>
                              <text:list>
                                <text:list-item>
                                  <text:p text:style-name="P151">個體 自然而然、理所當然 維持、提升、昇華 自己的 生存、生活、一切。</text:p>
                                </text:list-item>
                                <text:list-item>
                                  <text:p text:style-name="P151">個體 自然而然、理所當然 維持、提升、昇華 自己人的 生存、生活、一切。</text:p>
                                </text:list-item>
                                <text:list-item>
                                  <text:p text:style-name="P150">原因很明顯，文明、群體、所有的個體群 蘊含，個體 自己、自己人。</text:p>
                                </text:list-item>
                              </text:list>
                            </text:list-item>
                            <text:list-item>
                              <text:p text:style-name="P152">明顯例子，某一特定細胞個體 維持、提升、昇華 人體。</text:p>
                              <text:list>
                                <text:list-item>
                                  <text:p text:style-name="P152">自然而然、理所當然 維持、提升、昇華 該細胞個體 自己。</text:p>
                                </text:list-item>
                                <text:list-item>
                                  <text:p text:style-name="P152">數量越多、貢獻越顯著，批量回饋、複利效應、昇華奇異點 越明顯。</text:p>
                                  <text:list>
                                    <text:list-item>
                                      <text:p text:style-name="P152">昇華奇異點 <text:span text:style-name="T191">↔</text:span><text:span text:style-name="T103"> 科學奇異點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1">明顯例子，假定，某一特定個體 發現 交流電。</text:p>
                          <text:list>
                            <text:list-item>
                              <text:p text:style-name="P153">該個體 設計、製造、使用。</text:p>
                            </text:list-item>
                            <text:list-item>
                              <text:p text:style-name="P154">該個體 發表出來，公開、免費、自由 設計、製造、使用、優化、提升、昇華。</text:p>
                            </text:list-item>
                            <text:list-item>
                              <text:p text:style-name="P155">其他個體<text:span text:style-name="T73">（</text:span>批量<text:span text:style-name="T74">）</text:span>設計、製造、使用、維修、發表、優化、提升、昇華。</text:p>
                              <text:list>
                                <text:list-item>
                                  <text:p text:style-name="P153">其他個體 批量、複利效應、奇異點 設計、製造、使用、優化、提升、昇華。</text:p>
                                </text:list-item>
                                <text:list-item>
                                  <text:p text:style-name="P153">明顯例子，發展出 各種各樣的 交流電馬達、發電機、整流器、家電、電器。</text:p>
                                </text:list-item>
                              </text:list>
                            </text:list-item>
                            <text:list-item>
                              <text:p text:style-name="P156"><text:span text:style-name="T74">該個體 </text:span>設計、製造、使用<text:span text:style-name="T74"> </text:span><text:span text:style-name="T192">↔</text:span><text:span text:style-name="T73">（</text:span><text:span text:style-name="T74">0 → 1 → </text:span><text:span text:style-name="T75">2</text:span><text:span text:style-name="T74"> → </text:span><text:span text:style-name="T75">3</text:span><text:span text:style-name="T74"> → </text:span><text:span text:style-name="T77">4</text:span><text:span text:style-name="T74"> → </text:span><text:span text:style-name="T77">5</text:span><text:span text:style-name="T74"> → </text:span><text:span text:style-name="T77">6</text:span><text:span text:style-name="T74"> → </text:span><text:span text:style-name="T77">7</text:span><text:span text:style-name="T74">）</text:span><text:span text:style-name="T104">。</text:span></text:p>
                            </text:list-item>
                            <text:list-item>
                              <text:p text:style-name="P240"><text:span text:style-name="T51">該個體 </text:span><text:span text:style-name="T45">設計、製造、使用、</text:span><text:span text:style-name="T51">發表 </text:span><text:span text:style-name="T192">↔</text:span><text:span text:style-name="T73">（</text:span><text:span text:style-name="T51">0 → 1 → </text:span><text:span text:style-name="T76">n</text:span><text:span text:style-name="T51">）</text:span>。</text:p>
                              <text:list>
                                <text:list-item>
                                  <text:p text:style-name="P241"><text:span text:style-name="T51">其他個體</text:span><text:span text:style-name="T73">（</text:span><text:span text:style-name="T116">批量</text:span><text:span text:style-name="T51">）</text:span><text:span text:style-name="T116">設計、製造、使用、維修、優化、提升</text:span><text:span text:style-name="T51"> </text:span><text:span text:style-name="T192">↔</text:span><text:span text:style-name="T73">（</text:span><text:span text:style-name="T51">1 → </text:span><text:span text:style-name="T71">∞）</text:span><text:span text:style-name="T105">。</text:span></text:p>
                                </text:list-item>
                                <text:list-item>
                                  <text:p text:style-name="P242"><text:span text:style-name="T51">其他個體</text:span><text:span text:style-name="T73">（</text:span><text:span text:style-name="T116">批量</text:span><text:span text:style-name="T51">）</text:span><text:span text:style-name="T45">設計、製造、使用、維修、</text:span><text:span text:style-name="T51">發表 </text:span><text:span text:style-name="T192">↔</text:span><text:span text:style-name="T73">（</text:span><text:span text:style-name="T51">1 → </text:span><text:span text:style-name="T71">∞ →</text:span><text:span text:style-name="T72"> </text:span><text:span text:style-name="T71">∞</text:span><text:span text:style-name="T112">∞</text:span><text:span text:style-name="T71">）</text:span><text:span text:style-name="T108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6">明顯例子，資本、共產、<text:span text:style-name="T89">虛無，資源</text:span>。</text:p>
              <text:list>
                <text:list-item>
                  <text:p text:style-name="P59">資本。</text:p>
                  <text:list>
                    <text:list-item>
                      <text:p text:style-name="P60">每一個個體的 資源 = 該個體（自己）擁有的 資源。</text:p>
                      <text:list>
                        <text:list-item>
                          <text:p text:style-name="P243"><text:span text:style-name="T81">每一個個體的 資源 &lt; </text:span><text:span text:style-name="T84">m。</text:span></text:p>
                          <text:list>
                            <text:list-item>
                              <text:p text:style-name="P243"><text:span text:style-name="T81">m 是（所有個體、整個文明 總和的）總資源。</text:span><text:span text:style-name="T4">、可能性、發展性、一切的一切</text:span></text:p>
                            </text:list-item>
                          </text:list>
                        </text:list-item>
                        <text:list-item>
                          <text:p text:style-name="P60">資本主義 自然而然、理所當然 產生 資產不均 的現象。</text:p>
                          <text:list>
                            <text:list-item>
                              <text:p text:style-name="P60">資本 是 資產。</text:p>
                            </text:list-item>
                            <text:list-item>
                              <text:p text:style-name="P60">資產 的 明顯例子，土地、房屋、股票、權力、印鈔機、（數位貨幣的）資料庫。</text:p>
                            </text:list-item>
                            <text:list-item>
                              <text:p text:style-name="P60">明顯例子，窮困個體 為了 生存、下一頓食物、下一次呼吸，拼命 工作。</text:p>
                              <text:list>
                                <text:list-item>
                                  <text:p text:style-name="P61">明顯例子，花錢的速度<text:span text:style-name="T160"> </text:span><text:span text:style-name="T106">≥ </text:span>工作賺錢的速度。</text:p>
                                </text:list-item>
                                <text:list-item>
                                  <text:p text:style-name="P62">窮困個體 越看不到、越難以想像、越無法規劃 未來。</text:p>
                                  <text:list>
                                    <text:list-item>
                                      <text:p text:style-name="P63">窮困個體 越被迫 活在當下、不敢寫出收支記錄、不敢看向未來。</text:p>
                                    </text:list-item>
                                    <text:list-item>
                                      <text:p text:style-name="P64">明顯例子，（人類 認定的）小孩 有 夢想。</text:p>
                                      <text:list>
                                        <text:list-item>
                                          <text:p text:style-name="P362">有 夢想 <text:span text:style-name="T193">↔</text:span>（<text:span text:style-name="T29">尼采</text:span> 認定的）<text:span text:style-name="T29">孩童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4">明顯例子，（人類 認定的）大人 沒有 夢想。</text:p>
                                      <text:list>
                                        <text:list-item>
                                          <text:p text:style-name="P65">沒有 夢想 <text:span text:style-name="T193">↔</text:span>（<text:span text:style-name="T29">尼采</text:span> 認定的）駱駝<text:span text:style-name="T29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2">窮困個體 越沒有 時間、精力、專注力 思考、規劃、優化 未來、生活。</text:p>
                                  <text:list>
                                    <text:list-item>
                                      <text:p text:style-name="P66">窮困個體 越不想、越不願意 <text:span text:style-name="T176">面對問題、解決問題、預防（未來的）問題。</text:span></text:p>
                                    </text:list-item>
                                    <text:list-item>
                                      <text:p text:style-name="P66">窮困個體 越極端難以 <text:span text:style-name="T176">面對問題、解決問題、預防（未來的）問題。</text:span></text:p>
                                    </text:list-item>
                                    <text:list-item>
                                      <text:p text:style-name="P66">窮困個體 越無法 <text:span text:style-name="T176">面對問題、解決問題、預防（未來的）問題。</text:span></text:p>
                                    </text:list-item>
                                    <text:list-item>
                                      <text:p text:style-name="P66">明顯例子，（貧窮的本質<text:span text:style-name="T35">（書籍）</text:span>認定的）貧窮陷阱。</text:p>
                                    </text:list-item>
                                    <text:list-item>
                                      <text:p text:style-name="P67">貧窮陷阱 的 明顯例子，食物、健康、精力、時間、空間 的 貧窮陷阱。</text:p>
                                    </text:list-item>
                                  </text:list>
                                </text:list-item>
                                <text:list-item>
                                  <text:p text:style-name="P74">退休年齡 越晚。</text:p>
                                  <text:list>
                                    <text:list-item>
                                      <text:p text:style-name="P68">窮困個體 有機率 過勞死、工作到死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0">明顯例子，富有個體 不用工作、花錢 也能 賺錢、擁有資產、獲得更多的資源。</text:p>
                              <text:list>
                                <text:list-item>
                                  <text:p text:style-name="P69">明顯例子，花錢的速度 &lt; 資產賺錢的速度、資產賺資產的速度。</text:p>
                                </text:list-item>
                                <text:list-item>
                                  <text:p text:style-name="P69">擁有資本 越早 的 個體，富有的 機率 越高。</text:p>
                                </text:list-item>
                                <text:list-item>
                                  <text:p text:style-name="P70">擁有資本 越久 的 個體，富有的 機率 越高。</text:p>
                                </text:list-item>
                                <text:list-item>
                                  <text:p text:style-name="P74">退休年齡 越早。</text:p>
                                  <text:list>
                                    <text:list-item>
                                      <text:p text:style-name="P68">富有個體 有機率 從未工作過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0">資訊 越發達、越透明，窮困個體的 無力感、相對剝奪感 越明顯、越顯著。</text:p>
                              <text:list>
                                <text:list-item>
                                  <text:p text:style-name="P60">抽象例子，老鼠烏托邦。</text:p>
                                  <text:list>
                                    <text:list-item>
                                      <text:p text:style-name="P75"><text:span text:style-name="T19">老鼠烏托邦 的 </text:span>現象，馬太效應、少子化、愛漂亮、雄雄戀、向下沉淪。</text:p>
                                      <text:list>
                                        <text:list-item>
                                          <text:p text:style-name="P76">雄 是<text:span text:style-name="T19">（</text:span>雄性、雌性 的<text:span text:style-name="T19">）</text:span>雄性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1">資產賺錢的 速度、加速度、加加速度 &gt; 工作賺錢的 速度、加速度、加加速度。</text:p>
                              <text:list>
                                <text:list-item>
                                  <text:p text:style-name="P77">明顯例子，窮二代、國民群二代 拼命工作，只為了 填飽肚子、奶嘴樂。</text:p>
                                  <text:list>
                                    <text:list-item>
                                      <text:p text:style-name="P78">明顯例子，給高司一罐啤酒（<text:span text:style-name="T120">賭博末世錄</text:span>）。</text:p>
                                    </text:list-item>
                                  </text:list>
                                </text:list-item>
                                <text:list-item>
                                  <text:p text:style-name="P77">明顯例子，富二代、領導層二代 就算不工作 也能 買車、買房、日常旅遊。</text:p>
                                  <text:list>
                                    <text:list-item>
                                      <text:p text:style-name="P79">原因很明顯，富二代、領導層二代 用 資產 賺錢、賺權、賺資產。</text:p>
                                    </text:list-item>
                                  </text:list>
                                </text:list-item>
                                <text:list-item>
                                  <text:p text:style-name="P80">位移 = 速度 * 時間。</text:p>
                                  <text:list>
                                    <text:list-item>
                                      <text:p text:style-name="P81">位移 <text:span text:style-name="T194">↔</text:span><text:span text:style-name="T164"> 資產、生活費、資源、原物料。</text:span></text:p>
                                      <text:list>
                                        <text:list-item>
                                          <text:p text:style-name="P80">位移、位置、位能 <text:span text:style-name="T194">↔</text:span><text:span text:style-name="T164"> 資產、生活費、資源、原物料。</text:span></text:p>
                                        </text:list-item>
                                        <text:list-item>
                                          <text:p text:style-name="P80">生活費 的 明顯例子，伙食費、交通費、購買家電費、房租、房貸。</text:p>
                                        </text:list-item>
                                        <text:list-item>
                                          <text:p text:style-name="P82"><text:span text:style-name="T68">∞ &gt; </text:span><text:span text:style-name="T62">位移 &gt; -</text:span><text:span text:style-name="T68">∞</text:span>。</text:p>
                                        </text:list-item>
                                        <text:list-item>
                                          <text:p text:style-name="P83">假定，位移 <text:span text:style-name="T167">= 0。</text:span></text:p>
                                          <text:list>
                                            <text:list-item>
                                              <text:p text:style-name="P106">（人類 認定的）月光族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9">速度 <text:span text:style-name="T194">↔</text:span><text:span text:style-name="T164"> 資產（資產 賺錢、賺資產）、（工作的）薪水。</text:span></text:p>
                                    </text:list-item>
                                    <text:list-item>
                                      <text:p text:style-name="P84">時間 <text:span text:style-name="T194">↔</text:span><text:span text:style-name="T164"> 擁有資本的時間、工作的時間。</text:span></text:p>
                                      <text:list>
                                        <text:list-item>
                                          <text:p text:style-name="P84">工作的時間 不是 通勤的時間。</text:p>
                                        </text:list-item>
                                        <text:list-item>
                                          <text:p text:style-name="P85">工作的時間 不是（員工、國民群 認定的）工作的時間。</text:p>
                                        </text:list-item>
                                        <text:list-item>
                                          <text:p text:style-name="P85">工作的時間 是（老闆、領導層 認定的）工作的時間。</text:p>
                                        </text:list-item>
                                        <text:list-item>
                                          <text:p text:style-name="P86">工作的時間 是（有效的）工作的時間。</text:p>
                                          <text:list>
                                            <text:list-item>
                                              <text:p text:style-name="P86">明顯例子，外送。</text:p>
                                            </text:list-item>
                                            <text:list-item>
                                              <text:p text:style-name="P87">外送的（有效的）工作的時間 是 接到單之後，外送的時間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88">位移 = <text:span text:style-name="T35">速度 * 時間 =</text:span> 加速度 *（時間<text:span text:style-name="T114">2</text:span>）。</text:p>
                                  <text:list>
                                    <text:list-item>
                                      <text:p text:style-name="P89">加速度 <text:span text:style-name="T194">↔</text:span><text:span text:style-name="T164">（資產的）複利效應。</text:span></text:p>
                                      <text:list>
                                        <text:list-item>
                                          <text:p text:style-name="P90"><text:span text:style-name="T164">複利效應 是（1 + 1/n）</text:span><text:span text:style-name="T114">n</text:span><text:span text:style-name="T164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1">加速度 <text:span text:style-name="T194">↔</text:span><text:span text:style-name="T164">（工作的）加薪速度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88">位移 = <text:span text:style-name="T35">加速度 * 時間 =</text:span> 加加速度 *（時間<text:span text:style-name="T114">3</text:span>）。</text:p>
                                  <text:list>
                                    <text:list-item>
                                      <text:p text:style-name="P92">加加速度 <text:span text:style-name="T194">↔</text:span><text:span text:style-name="T164">（資產的）複利效應的 增長速度。</text:span></text:p>
                                      <text:list>
                                        <text:list-item>
                                          <text:p text:style-name="P93">加速度 <text:span text:style-name="T194">↔</text:span><text:span text:style-name="T164">（資產的）（複利效應的）複利效應。</text:span></text:p>
                                          <text:list>
                                            <text:list-item>
                                              <text:p text:style-name="P94">加速度 <text:span text:style-name="T194">↔</text:span><text:span text:style-name="T164"> </text:span>曲線、指數、非線性。</text:p>
                                            </text:list-item>
                                            <text:list-item>
                                              <text:p text:style-name="P94">加速度 <text:span text:style-name="T194">↔</text:span><text:span text:style-name="T164"> </text:span>昇華。</text:p>
                                            </text:list-item>
                                            <text:list-item>
                                              <text:p text:style-name="P95">抽象例子，鹽水，濃度的增長極快、飽和濃度的上限極高。</text:p>
                                            </text:list-item>
                                            <text:list-item>
                                              <text:p text:style-name="P96">飽和濃度的上限極高 的 原因很明顯，資產 無限。</text:p>
                                            </text:list-item>
                                            <text:list-item>
                                              <text:p text:style-name="P96">資產 無限 的 原因很明顯，資產（即將、有機率）飽和 的 時候，推出 排列組合、新瓶裝舊酒、全新的 資產。</text:p>
                                            </text:list-item>
                                            <text:list-item>
                                              <text:p text:style-name="P97">資產 無限 的 明顯例子，麥子（輕易估測、方便收稅）→<text:span text:style-name="T169"> </text:span>黃金（金本位）→<text:span text:style-name="T169"> </text:span>金錢（國本位）<text:span text:style-name="T168">→ 房地產 → 債券 → 期貨 → 股票 → 選擇權 → 基金 → 基金的基金 → 虛擬貨幣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8">加加速度 <text:span text:style-name="T194">↔</text:span><text:span text:style-name="T164">（工作的）加薪速度的 增長速度。</text:span></text:p>
                                      <text:list>
                                        <text:list-item>
                                          <text:p text:style-name="P99">加速度 <text:span text:style-name="T194">↔</text:span><text:span text:style-name="T164">（工作的）（增長速度的）加薪速度。</text:span></text:p>
                                          <text:list>
                                            <text:list-item>
                                              <text:p text:style-name="P94">加速度 <text:span text:style-name="T194">↔</text:span><text:span text:style-name="T164"> </text:span>線性。</text:p>
                                            </text:list-item>
                                            <text:list-item>
                                              <text:p text:style-name="P100">加速度 <text:span text:style-name="T194">↔</text:span><text:span text:style-name="T164"> </text:span>提升。</text:p>
                                            </text:list-item>
                                            <text:list-item>
                                              <text:p text:style-name="P101">抽象例子，鹽水，濃度的增長極慢、飽和濃度的上限極低。</text:p>
                                            </text:list-item>
                                            <text:list-item>
                                              <text:p text:style-name="P102">飽和濃度的上限極低 的 原因很明顯，體力、精力、時間 有限。</text:p>
                                            </text:list-item>
                                            <text:list-item>
                                              <text:p text:style-name="P103">時間 有限 的 明顯例子，（人類 認定的）一天 只有 <text:span text:style-name="T170">24小時。</text:span></text:p>
                                            </text:list-item>
                                            <text:list-item>
                                              <text:p text:style-name="P104">明顯例子，懷孕、生小孩 有機率申請 育嬰假 →<text:span text:style-name="T171"> </text:span>產出 有機率 降低、退化 →<text:span text:style-name="T171"> </text:span>薪水 有機率 降低、退化 → 有機率 更窮困、陷入沼澤、更加水深火熱 →<text:span text:style-name="T172"> </text:span>有機率 <text:span text:style-name="T172">更難以 生存、生活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5">位移 <text:span text:style-name="T51">= </text:span><text:span text:style-name="T87">Σ</text:span><text:span text:style-name="T113">n</text:span><text:span text:style-name="T87">（</text:span><text:span text:style-name="T88">S</text:span><text:span text:style-name="T87">'</text:span><text:span text:style-name="T113">(i)</text:span><text:span text:style-name="T87"> * t</text:span><text:span text:style-name="T113">i</text:span><text:span text:style-name="T87">）</text:span>。</text:p>
                                  <text:list>
                                    <text:list-item>
                                      <text:p text:style-name="P107"><text:span text:style-name="T51">n </text:span><text:span text:style-name="T71">≥</text:span><text:span text:style-name="T51"> i </text:span><text:span text:style-name="T71">≥</text:span><text:span text:style-name="T51"> 1</text:span>。</text:p>
                                    </text:list-item>
                                    <text:list-item>
                                      <text:p text:style-name="P108"><text:span text:style-name="T166">S</text:span>'<text:span text:style-name="T111">(i)</text:span> 是 微分i次。</text:p>
                                      <text:list>
                                        <text:list-item>
                                          <text:p text:style-name="P109">明顯例子，S'<text:span text:style-name="T111">(1)</text:span> <text:span text:style-name="T189">↔</text:span> 速度。</text:p>
                                        </text:list-item>
                                        <text:list-item>
                                          <text:p text:style-name="P109">明顯例子，S'<text:span text:style-name="T111">(2)</text:span> <text:span text:style-name="T189">↔</text:span> 加速度。</text:p>
                                        </text:list-item>
                                        <text:list-item>
                                          <text:p text:style-name="P109">明顯例子，S'<text:span text:style-name="T111">(</text:span><text:span text:style-name="T115">3</text:span><text:span text:style-name="T111">)</text:span> <text:span text:style-name="T189">↔</text:span> 加加速度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2">t<text:span text:style-name="T113">i</text:span> <text:span text:style-name="T195">↔</text:span><text:span text:style-name="T165"> </text:span>i次方的 <text:span text:style-name="T163">時間。</text:span></text:p>
                                      <text:list>
                                        <text:list-item>
                                          <text:p text:style-name="P113">t<text:span text:style-name="T113">i</text:span> <text:span text:style-name="T195">↔</text:span><text:span text:style-name="T165"> 時間 乘i次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4">權重，<text:span text:style-name="T165">速度 &lt; 加速度 &lt; 加加速度 &lt; 加加加速度 &lt; 加加加加速度。</text:span></text:p>
                                      <text:list>
                                        <text:list-item>
                                          <text:p text:style-name="P115">資產的 <text:span text:style-name="T165">速度 &lt; 加速度 &lt; 加加速度 &lt; 加加加速度 &lt; 加加加加速度。</text:span></text:p>
                                        </text:list-item>
                                        <text:list-item>
                                          <text:p text:style-name="P116">工作的 <text:span text:style-name="T165">速度、加速度 。</text:span></text:p>
                                        </text:list-item>
                                        <text:list-item>
                                          <text:p text:style-name="P117">工作的<text:span text:style-name="T165">加加速度</text:span><text:span text:style-name="T161">、加加加速度、</text:span><text:span text:style-name="T165">加加加加速度</text:span><text:span text:style-name="T161"> </text:span><text:span text:style-name="T107">≤ 零</text:span><text:span text:style-name="T161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0">（資本主義 的）工作、資產。</text:p>
                                      <text:list>
                                        <text:list-item>
                                          <text:p text:style-name="P118"><text:span text:style-name="T161">工作</text:span><text:span text:style-name="T162"> </text:span><text:span text:style-name="T196">↔</text:span><text:span text:style-name="T161"> 走路、站在沼澤上面、站在流沙上面。</text:span></text:p>
                                          <text:list>
                                            <text:list-item>
                                              <text:p text:style-name="P111">（走路的）腳 有機率隨著時間 自然而然、理所當然 降低、退化。</text:p>
                                            </text:list-item>
                                            <text:list-item>
                                              <text:p text:style-name="P119">明顯例子，（走路的個體）走越久，腳越酸。</text:p>
                                            </text:list-item>
                                            <text:list-item>
                                              <text:p text:style-name="P119">明顯例子，（走路的個體）越年老，腳越酸。</text:p>
                                            </text:list-item>
                                            <text:list-item>
                                              <text:p text:style-name="P120">明顯例子，路途漫長、終點越來越遠、沒有終點 的 馬拉松。</text:p>
                                            </text:list-item>
                                            <text:list-item>
                                              <text:p text:style-name="P121">明顯例子，距離（馬拉松 的）終點 越遠，生存環境 越惡劣。</text:p>
                                            </text:list-item>
                                            <text:list-item>
                                              <text:p text:style-name="P121">明顯例子，距離（馬拉松 的）終點 越遠，生活品質 越惡劣。</text:p>
                                            </text:list-item>
                                            <text:list-item>
                                              <text:p text:style-name="P122">抽象例子，即便、就算 手 拿著 杯子不動，拿越久，手越酸。</text:p>
                                            </text:list-item>
                                            <text:list-item>
                                              <text:p text:style-name="P122">抽象例子，馬拉松的 參賽者。</text:p>
                                            </text:list-item>
                                            <text:list-item>
                                              <text:p text:style-name="P123">抽象例子，被動、被迫、出生就 參加、沉浸在 馬拉松的 參賽者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18"><text:span text:style-name="T161">資產 </text:span><text:span text:style-name="T196">↔</text:span><text:span text:style-name="T162"> 坐車、站在手扶梯上面、站在電梯上面。</text:span></text:p>
                                          <text:list>
                                            <text:list-item>
                                              <text:p text:style-name="P124"><text:span text:style-name="T161">（</text:span><text:span text:style-name="T162">坐車</text:span><text:span text:style-name="T161">的）</text:span><text:span text:style-name="T162">車 有機率隨著時間 自然而然、理所當然 提升、昇華。</text:span></text:p>
                                            </text:list-item>
                                            <text:list-item>
                                              <text:p text:style-name="P139">明顯例子，馬車→機車→汽車→火車→飛行車→太空車。</text:p>
                                            </text:list-item>
                                            <text:list-item>
                                              <text:p text:style-name="P125"><text:span text:style-name="T173">明顯例子，輕鬆、輕易、極速 到達、通過</text:span>（馬拉松 的）終點。</text:p>
                                            </text:list-item>
                                            <text:list-item>
                                              <text:p text:style-name="P125"><text:span text:style-name="T173">明顯例子，不知不覺、無知無覺 通過、超越</text:span>（馬拉松 的）終點。</text:p>
                                            </text:list-item>
                                            <text:list-item>
                                              <text:p text:style-name="P126"><text:span text:style-name="T173">明顯例子，設立、修改 其他個體 的</text:span>（馬拉松 的）終點、指路牌。</text:p>
                                            </text:list-item>
                                            <text:list-item>
                                              <text:p text:style-name="P140">設立、修改 的 明顯例子，設立、修改 錢、金融系統、印鈔機。</text:p>
                                            </text:list-item>
                                            <text:list-item>
                                              <text:p text:style-name="P141">設立、修改 的 明顯例子，通膨、通縮 資產。</text:p>
                                            </text:list-item>
                                            <text:list-item>
                                              <text:p text:style-name="P127">抽象例子，馬拉松的 參賽者、<text:span text:style-name="T174">評審、創辦者、主辦方、遙控方。</text:span></text:p>
                                            </text:list-item>
                                            <text:list-item>
                                              <text:p text:style-name="P123">抽象例子，都是我的人（少林足球）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23">明顯例子，法郎大貶（貨幣）、次房貸風暴（房地產）、L<text:span text:style-name="T175">una幣（虛擬貨幣）。</text:span></text:p>
                              <text:list>
                                <text:list-item>
                                  <text:p text:style-name="P128">富有個體 透過 第一手資訊，得知 資產的 最新動向、當下趨勢。</text:p>
                                  <text:list>
                                    <text:list-item>
                                      <text:p text:style-name="P129">假定，資產的 最新動向、當下趨勢 是 下跌。</text:p>
                                      <text:list>
                                        <text:list-item>
                                          <text:p text:style-name="P129">出脫資產、換成其他資產。</text:p>
                                          <text:list>
                                            <text:list-item>
                                              <text:p text:style-name="P128">把 當下資產（、未來負債）賣給窮困個體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0">抽象例子，高頻交易、情報差交易、納粹集中營（掠奪猶太商人的資產）。</text:p>
                                    </text:list-item>
                                    <text:list-item>
                                      <text:p text:style-name="P131">抽象例子，以 俄烏戰爭 為大旗 進行的 制裁（掠奪俄羅斯商人的資產）。</text:p>
                                      <text:list>
                                        <text:list-item>
                                          <text:p text:style-name="P132">假定，富有個體 透過 第一手資訊、眼線 取得，即將制裁的 資訊。</text:p>
                                          <text:list>
                                            <text:list-item>
                                              <text:p text:style-name="P132">富有個體 出脫資產、變現、賣給白手套。</text:p>
                                            </text:list-item>
                                            <text:list-item>
                                              <text:p text:style-name="P133">貧困個體 大量資產、全數資產 被掠奪、被化為烏有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28">明顯例子，拿破崙時期的 英國國債。</text:p>
                                  <text:list>
                                    <text:list-item>
                                      <text:p text:style-name="P128">某一特定個體 第一手資訊 得知 戰勝 訊息。</text:p>
                                    </text:list-item>
                                    <text:list-item>
                                      <text:p text:style-name="P134">該個體 檯面上 小量 賣出（該個體 手上的）英國國債。</text:p>
                                    </text:list-item>
                                    <text:list-item>
                                      <text:p text:style-name="P135">該個體 放出 戰敗的 假資訊、假情報。</text:p>
                                    </text:list-item>
                                    <text:list-item>
                                      <text:p text:style-name="P136">英國國債 暴跌。</text:p>
                                    </text:list-item>
                                    <text:list-item>
                                      <text:p text:style-name="P135">該個體 檯面下、暗中 大量 購買（其他個體 拋售的）英國國債。</text:p>
                                    </text:list-item>
                                    <text:list-item>
                                      <text:p text:style-name="P137">（大多數的）其他個體 在 第N手資訊 得知 戰勝的 真資訊、真情報。</text:p>
                                      <text:list>
                                        <text:list-item>
                                          <text:p text:style-name="P136">這個時候、在這之前，其他個體 已經 大量賣出、全數賣出 英國國債。</text:p>
                                        </text:list-item>
                                        <text:list-item>
                                          <text:p text:style-name="P142">N 越大，效果 越明顯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6">英國國債 暴漲。</text:p>
                                    </text:list-item>
                                  </text:list>
                                </text:list-item>
                                <text:list-item>
                                  <text:p text:style-name="P138">干擾、修改 運作、規則。</text:p>
                                  <text:list>
                                    <text:list-item>
                                      <text:p text:style-name="P138">明顯例子，青山（的 LME期貨）被嘎空事件，交易 不算數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0">馬太效應。</text:p>
                    </text:list-item>
                    <text:list-item>
                      <text:p text:style-name="P244"><text:span text:style-name="T81">一型化 →</text:span><text:span text:style-name="T83"> </text:span><text:span text:style-name="T81">M型化 →</text:span><text:span text:style-name="T82"> </text:span><text:span text:style-name="T81">L型化。</text:span></text:p>
                    </text:list-item>
                  </text:list>
                </text:list-item>
                <text:list-item>
                  <text:p text:style-name="P60">共產。</text:p>
                  <text:list>
                    <text:list-item>
                      <text:p text:style-name="P246"><text:span text:style-name="T81">每一個個體的 資源 = m / </text:span><text:span text:style-name="T80">n。</text:span></text:p>
                      <text:list>
                        <text:list-item>
                          <text:p text:style-name="P72">n 是 個體的 數量。</text:p>
                        </text:list-item>
                      </text:list>
                    </text:list-item>
                    <text:list-item>
                      <text:p text:style-name="P73">熱平衡、長鞭效應。</text:p>
                    </text:list-item>
                  </text:list>
                </text:list-item>
                <text:list-item>
                  <text:p text:style-name="P245"><text:span text:style-name="T81">虛無。</text:span><text:span text:style-name="T4">、</text:span><text:span text:style-name="T8">自然財產</text:span></text:p>
                  <text:list>
                    <text:list-item>
                      <text:p text:style-name="P246"><text:span text:style-name="T81">每一個個體的 資源 = m / </text:span><text:span text:style-name="T80">0。</text:span><text:span text:style-name="T3">= </text:span><text:span text:style-name="T7">∞</text:span></text:p>
                    </text:list-item>
                    <text:list-item>
                      <text:p text:style-name="P349"><text:span text:style-name="T133">（</text:span><text:span text:style-name="T143">虛無</text:span><text:span text:style-name="T134"> 的 描述在 </text:span><text:span text:style-name="T141">簡易描述</text:span><text:span text:style-name="T134"> 文件群的 </text:span><text:span text:style-name="T152">虛無</text:span><text:span text:style-name="T134">）</text:span></text:p>
                    </text:list-item>
                  </text:list>
                </text:list-item>
              </text:list>
            </text:list-item>
            <text:list-item>
              <text:p text:style-name="P157"><text:span text:style-name="T109">明顯例子，資本、共產、</text:span><text:span text:style-name="T81">虛無，</text:span><text:span text:style-name="T134">財產</text:span><text:span text:style-name="T109">。</text:span></text:p>
              <text:list>
                <text:list-item>
                  <text:p text:style-name="P347">資本。</text:p>
                  <text:list>
                    <text:list-item>
                      <text:p text:style-name="P310">私有財產。</text:p>
                      <text:list>
                        <text:list-item>
                          <text:p text:style-name="P158"><text:span text:style-name="T134">資產 </text:span><text:span text:style-name="T135">&gt;&gt;&gt; 產出、勞動力</text:span><text:span text:style-name="T134">、創造力</text:span><text:span text:style-name="T135">。</text:span></text:p>
                          <text:list>
                            <text:list-item>
                              <text:p text:style-name="P320">資產 是 能夠 劃分、分配、壟斷，並且 蘊含 價值、價格 的 個體。</text:p>
                              <text:list>
                                <text:list-item>
                                  <text:p text:style-name="P358"><text:span text:style-name="T116">（</text:span>價值、價格<text:span text:style-name="T116"> 的 描述在 </text:span><text:span text:style-name="T59">體制</text:span><text:span text:style-name="T116"> 文件群的 </text:span><text:span text:style-name="T59">體制</text:span><text:span text:style-name="T57">、</text:span><text:span text:style-name="T48">系統</text:span><text:span text:style-name="T116">）</text:span></text:p>
                                </text:list-item>
                              </text:list>
                            </text:list-item>
                            <text:list-item>
                              <text:p text:style-name="P320"><text:span text:style-name="T185">資產 的 明顯例子，寶石、</text:span><text:span text:style-name="T85">債券、股票、基金、期貨、房地產、水、空氣、資源。</text:span></text:p>
                            </text:list-item>
                            <text:list-item>
                              <text:p text:style-name="P321">&gt;&gt;&gt; 是 遠遠大於。</text:p>
                            </text:list-item>
                          </text:list>
                        </text:list-item>
                        <text:list-item>
                          <text:p text:style-name="P311">不論 產出、勞動力、創造力、勤勞、懶惰，資產越多的個體 所獲得的 資源 越多。</text:p>
                          <text:list>
                            <text:list-item>
                              <text:p text:style-name="P312">某一特定個體 越花費時間在 工作、賺錢，該個體 不一定 越有錢、賺越多錢。</text:p>
                              <text:list>
                                <text:list-item>
                                  <text:p text:style-name="P312">該個體 越<text:span text:style-name="T98">忙到 沒有時間 休息、思考、生活</text:span>。</text:p>
                                  <text:list>
                                    <text:list-item>
                                      <text:p text:style-name="P359"><text:span text:style-name="T116">（相關描述在 </text:span><text:span text:style-name="T59">體制</text:span><text:span text:style-name="T116"> 文件群的 </text:span><text:span text:style-name="T59">體制</text:span><text:span text:style-name="T97"> </text:span><text:span text:style-name="T187">的 </text:span><text:span text:style-name="T61">資本：滴涓理論</text:span><text:span text:style-name="T116">）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11">明顯例子，窮忙族。</text:p>
                                  <text:list>
                                    <text:list-item>
                                      <text:p text:style-name="P313">明顯例子，<text:span text:style-name="T186">貧窮陷阱（貧窮</text:span><text:span text:style-name="T96">的本質</text:span><text:span text:style-name="T186">）</text:span>。</text:p>
                                      <text:list>
                                        <text:list-item>
                                          <text:p text:style-name="P360"><text:span text:style-name="T116">（貧窮陷阱 的 描述在 </text:span><text:span text:style-name="T50">貧窮</text:span><text:span text:style-name="T60">的本質</text:span><text:span text:style-name="T116"> 文件群的 </text:span><text:span text:style-name="T50">貧窮</text:span><text:span text:style-name="T60">的本質</text:span><text:span text:style-name="T116">）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14">明顯例子，某一特定個體 花費 一整天的 時間、精力、思緒 用來 敲擊石頭。</text:p>
                                  <text:list>
                                    <text:list-item>
                                      <text:p text:style-name="P314">該個體 把 大石頭 敲成 小石頭。</text:p>
                                    </text:list-item>
                                    <text:list-item>
                                      <text:p text:style-name="P314">該個體 把 小石頭 拿給（收購 小石頭 的）其他個體 換（極少的）錢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47">共產。</text:p>
                  <text:list>
                    <text:list-item>
                      <text:p text:style-name="P310">共有財產、均有財產、平均財產。</text:p>
                      <text:list>
                        <text:list-item>
                          <text:p text:style-name="P159"><text:span text:style-name="T134">資產</text:span><text:span text:style-name="T135">、產出、勞動力</text:span><text:span text:style-name="T134">、創造力</text:span><text:span text:style-name="T135"> 無限趨近於 零。</text:span></text:p>
                        </text:list-item>
                        <text:list-item>
                          <text:p text:style-name="P315">不論 產出、勞動力、創造力，每一個個體 所獲得的 資源（都）相同。</text:p>
                        </text:list-item>
                        <text:list-item>
                          <text:p text:style-name="P316">不論 勤勞、懶惰、有貢獻、沒有貢獻，每一個個體 所獲得的 資源（都）相同。</text:p>
                          <text:list>
                            <text:list-item>
                              <text:p text:style-name="P317">有貢獻 是 對於 個體、群體、文明、文明程度、文明層級 來說，有貢獻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0"><text:span text:style-name="T81">虛無</text:span><text:span text:style-name="T109">。</text:span></text:p>
                  <text:list>
                    <text:list-item>
                      <text:p text:style-name="P160"><text:span text:style-name="T134">無有財產、自然財產。</text:span><text:span text:style-name="T9">（無 是 虛無、沒有、不存在、（道家 認定的）無、（佛家 認定的）空）</text:span></text:p>
                      <text:list>
                        <text:list-item>
                          <text:p text:style-name="P161"><text:span text:style-name="T134">每一個個體 都有 </text:span><text:span text:style-name="T137">基礎</text:span><text:span text:style-name="T138">保障、初始保障。</text:span></text:p>
                          <text:list>
                            <text:list-item>
                              <text:p text:style-name="P322">均衡保障。</text:p>
                              <text:list>
                                <text:list-item>
                                  <text:p text:style-name="P350"><text:span text:style-name="T133">（均衡保障 的 描述在 </text:span><text:span text:style-name="T141">體制</text:span><text:span text:style-name="T134"> 文件群的 </text:span><text:span text:style-name="T141">體制</text:span><text:span text:style-name="T134"> </text:span><text:span text:style-name="T136">的 </text:span><text:span text:style-name="T141">均衡保障</text:span><text:span text:style-name="T134">）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18">產出、勞動力、創造力 越多，的個體 所獲得的 資源 越多。</text:p>
                          <text:list>
                            <text:list-item>
                              <text:p text:style-name="P323">綁定權利制。</text:p>
                              <text:list>
                                <text:list-item>
                                  <text:p text:style-name="P351"><text:span text:style-name="T133">（綁定權利制 的 描述在 </text:span><text:span text:style-name="T141">體制</text:span><text:span text:style-name="T134"> 文件群的 </text:span><text:span text:style-name="T141">體制</text:span><text:span text:style-name="T134"> </text:span><text:span text:style-name="T136">的 </text:span><text:span text:style-name="T141">綁定權利制</text:span><text:span text:style-name="T134">）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19">不論 勤勞、懶惰，越 有貢獻，的個體 所獲得的 資源 越多。</text:p>
                          <text:list>
                            <text:list-item>
                              <text:p text:style-name="P319">有貢獻 是 對於 個體、群體、文明、文明程度、文明層級 來說，有貢獻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5"><text:bookmark-start text:name="導師制"/>導師制<text:bookmark-end text:name="導師制"/></text:p>
          <text:list>
            <text:list-item>
              <text:p text:style-name="P145">導師制。</text:p>
              <text:list>
                <text:list-item>
                  <text:p text:style-name="P361"><text:span text:style-name="T116">（導師制 的 描述在 </text:span><text:span text:style-name="T48">簡易描述</text:span><text:span text:style-name="T185"> 文件群的 </text:span><text:span text:style-name="T49">導師制</text:span><text:span text:style-name="T185">）</text:span></text:p>
                </text:list-item>
              </text:list>
            </text:list-item>
            <text:list-item>
              <text:p text:style-name="P247">教導 其他個體，不是（預先、預設、先入為主）認定，其他個體 是 一無所知、明知故問。</text:p>
              <text:list>
                <text:list-item>
                  <text:p text:style-name="P248">假定，某一特定個體 認定，其他個體 是 一無所知。</text:p>
                  <text:list>
                    <text:list-item>
                      <text:p text:style-name="P248">該個體 有機率認定，該其他個體 是 傻瓜。</text:p>
                    </text:list-item>
                  </text:list>
                </text:list-item>
                <text:list-item>
                  <text:p text:style-name="P248">假定，某一特定個體 認定，其他個體 是 明知故問。</text:p>
                  <text:list>
                    <text:list-item>
                      <text:p text:style-name="P248">該個體 有機率認定，該其他個體 是 找碴。</text:p>
                    </text:list-item>
                  </text:list>
                </text:list-item>
              </text:list>
            </text:list-item>
            <text:list-item>
              <text:p text:style-name="P249">教導 其他個體，是（預先、預設、先入為主）認定，其他個體 是 一知半解、懵懵懂懂。</text:p>
              <text:list>
                <text:list-item>
                  <text:p text:style-name="P250">假定，某一特定個體 認定，其他個體 是 一知半解、懵懵懂懂。</text:p>
                  <text:list>
                    <text:list-item>
                      <text:p text:style-name="P250">該個體 有機率認定，該其他個體 有一定的基礎，只是 需要 提醒、指點、教導。</text:p>
                      <text:list>
                        <text:list-item>
                          <text:p text:style-name="P250">該個體 要 先確認，該其他個體的 問題。</text:p>
                          <text:list>
                            <text:list-item>
                              <text:p text:style-name="P251">確認（該其他個體的）問題 <text:span text:style-name="T197">↔</text:span><text:span text:style-name="T69"> </text:span><text:span text:style-name="T70">獲得What、獲得</text:span><text:span text:style-name="T69">W</text:span><text:span text:style-name="T70">hy的（可能）範圍。</text:span></text:p>
                            </text:list-item>
                          </text:list>
                        </text:list-item>
                        <text:list-item>
                          <text:p text:style-name="P252">該個體 要 再確認，該其他個體的 已知、（跟 該問題 相關的、有關的）基礎。</text:p>
                          <text:list>
                            <text:list-item>
                              <text:p text:style-name="P253">確認（該其他個體的）已知 <text:span text:style-name="T197">↔</text:span><text:span text:style-name="T69"> </text:span><text:span text:style-name="T70">獲得</text:span><text:span text:style-name="T69">W</text:span><text:span text:style-name="T70">hy、獲得How的起始點</text:span><text:span text:style-name="T181">。</text:span></text:p>
                            </text:list-item>
                            <text:list-item>
                              <text:p text:style-name="P253">確認（該其他個體的）已知 <text:span text:style-name="T197">↔</text:span><text:span text:style-name="T181"> 達成共識、取得前提、得到坐標系原點。</text:span></text:p>
                            </text:list-item>
                          </text:list>
                        </text:list-item>
                        <text:list-item>
                          <text:p text:style-name="P254">該個體（藉由 該其他個體的 問題、已知）教導 該其他個體（的 未知、所需）。</text:p>
                        </text:list-item>
                      </text:list>
                    </text:list-item>
                  </text:list>
                </text:list-item>
                <text:list-item>
                  <text:p text:style-name="P254">批量教導。</text:p>
                  <text:list>
                    <text:list-item>
                      <text:p text:style-name="P254">建立 教材、文件<text:span text:style-name="T62">、SOP</text:span>。</text:p>
                      <text:list>
                        <text:list-item>
                          <text:p text:style-name="P255">該其他個體（依照 自己在 生存、生活 所必須的、所需的、所感興趣的、所熱愛的、所想要學習的）決策、選擇 某一特定 學門、深度、廣度、教材、文件<text:span text:style-name="T62">、SOP。</text:span></text:p>
                          <text:list>
                            <text:list-item>
                              <text:p text:style-name="P143">某一特定 是 某一個特定、某一群特定。</text:p>
                            </text:list-item>
                          </text:list>
                        </text:list-item>
                        <text:list-item>
                          <text:p text:style-name="P256">該其他個體<text:span text:style-name="T62"> </text:span>自行閱讀、自行學習 該教材、該文件<text:span text:style-name="T62">、</text:span>該<text:span text:style-name="T62">SOP</text:span>。</text:p>
                          <text:list>
                            <text:list-item>
                              <text:p text:style-name="P257">自行閱讀、自行學習 <text:span text:style-name="T198">↔</text:span><text:span text:style-name="T182"> 自學、</text:span>預習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8">該其他個體 有疑問、有疑惑，對 某一特定個體 發問。</text:p>
                      <text:list>
                        <text:list-item>
                          <text:p text:style-name="P259">該其他個體 搜尋、尋找 問題集，有沒有 相同、類似 的 問題、教導、解答。</text:p>
                          <text:list>
                            <text:list-item>
                              <text:p text:style-name="P341"><text:span text:style-name="T31">明顯例子</text:span><text:span text:style-name="T90">，</text:span><text:span text:style-name="T91">ctrl+F、</text:span><text:span text:style-name="T92">yahoo知</text:span><text:span text:style-name="T32">識家、</text:span><text:span text:style-name="T93">StackOverflow</text:span><text:span text:style-name="T32">。</text:span></text:p>
                            </text:list-item>
                          </text:list>
                        </text:list-item>
                        <text:list-item>
                          <text:p text:style-name="P342"><text:span text:style-name="T32">假定，</text:span><text:span text:style-name="T31">問題集 有 相同、類似 的 問題、教導、解答。</text:span></text:p>
                          <text:list>
                            <text:list-item>
                              <text:p text:style-name="P260">該其他個體 自行閱讀、自行學習、自行解答。</text:p>
                            </text:list-item>
                            <text:list-item>
                              <text:p text:style-name="P261">缺點 是 該教導、該解答 有機率 過時、有問題。</text:p>
                              <text:list>
                                <text:list-item>
                                  <text:p text:style-name="P261">明顯例子，假定，某一特定個體 詢問 地球的 形狀。</text:p>
                                  <text:list>
                                    <text:list-item>
                                      <text:p text:style-name="P261">假定，該個體 生存、生活 在 中世紀。</text:p>
                                      <text:list>
                                        <text:list-item>
                                          <text:p text:style-name="P343"><text:span text:style-name="T31">該個體 有機率獲得 地球 是 地平說</text:span><text:span text:style-name="T33"> 的 </text:span><text:span text:style-name="T31">教導、解答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43"><text:span text:style-name="T31">假定，該個體 生存、生活 在 工業革命時期</text:span><text:span text:style-name="T33">。</text:span></text:p>
                                      <text:list>
                                        <text:list-item>
                                          <text:p text:style-name="P343"><text:span text:style-name="T33">假定，該個體 搜尋、尋找 到 最新、即時 的 </text:span><text:span text:style-name="T31">教導、解答</text:span><text:span text:style-name="T33">。</text:span></text:p>
                                          <text:list>
                                            <text:list-item>
                                              <text:p text:style-name="P343"><text:span text:style-name="T33">該個體 有機率</text:span><text:span text:style-name="T31">獲得 地球 是 地圓說</text:span><text:span text:style-name="T33"> 的 </text:span><text:span text:style-name="T31">教導、解答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43"><text:span text:style-name="T33">假定，該個體 搜尋、尋找 到 老舊、過時 的 </text:span><text:span text:style-name="T31">教導、解答</text:span><text:span text:style-name="T33">。</text:span></text:p>
                                          <text:list>
                                            <text:list-item>
                                              <text:p text:style-name="P344"><text:span text:style-name="T33">該個體 有機率</text:span><text:span text:style-name="T31">獲得 地球 是 地平說</text:span><text:span text:style-name="T33"> 的 </text:span><text:span text:style-name="T31">教導、解答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62">反制。</text:p>
                                  <text:list>
                                    <text:list-item>
                                      <text:p text:style-name="P345"><text:span text:style-name="T34">權重型</text:span><text:span text:style-name="T31">（相關性）統計。</text:span></text:p>
                                      <text:list>
                                        <text:list-item>
                                          <text:p text:style-name="P263">教導、解答 越新，權重 越高。</text:p>
                                        </text:list-item>
                                        <text:list-item>
                                          <text:p text:style-name="P264">相同、類似 的 教導、解答 越多，數量 越多。</text:p>
                                        </text:list-item>
                                        <text:list-item>
                                          <text:p text:style-name="P265">缺點 是 有機率出現 教導、解答 互相抄襲、以訛傳訛 的情況。</text:p>
                                        </text:list-item>
                                        <text:list-item>
                                          <text:p text:style-name="P265">反制。</text:p>
                                          <text:list>
                                            <text:list-item>
                                              <text:p text:style-name="P265">使用 手動、半自動、全自動 定期、不定期、週期性 審閱、判定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42"><text:span text:style-name="T32">假定，</text:span><text:span text:style-name="T31">問題集 沒有 相同、類似 的 問題、教導、解答。</text:span></text:p>
                          <text:list>
                            <text:list-item>
                              <text:p text:style-name="P258">該其他個體 把 疑問、疑惑，記載、記錄 到 問題集。</text:p>
                            </text:list-item>
                            <text:list-item>
                              <text:p text:style-name="P266">某一特定個體（對 該其他個體）進行 教導、解答。</text:p>
                            </text:list-item>
                            <text:list-item>
                              <text:p text:style-name="P267">該個體 要 先確認，該其他個體的 問題。</text:p>
                            </text:list-item>
                            <text:list-item>
                              <text:p text:style-name="P267">該個體 要 先確認，該其他個體的 已知。</text:p>
                            </text:list-item>
                            <text:list-item>
                              <text:p text:style-name="P267">該個體（藉由 該其他個體的 問題、已知）教導 該其他個體（的 未知、所需）。</text:p>
                            </text:list-item>
                            <text:list-item>
                              <text:p text:style-name="P268">假定，（該個體 認定）該其他個體 清楚、瞭解，該個體的 教導、解答。</text:p>
                              <text:list>
                                <text:list-item>
                                  <text:p text:style-name="P268">該其他個體 把 該教導、該解答，記載、記錄 到 某一特定文件。</text:p>
                                </text:list-item>
                                <text:list-item>
                                  <text:p text:style-name="P269">該個體 審閱、查驗。</text:p>
                                </text:list-item>
                                <text:list-item>
                                  <text:p text:style-name="P269">假定，該個體 認定，審閱通過、查驗通過。</text:p>
                                  <text:list>
                                    <text:list-item>
                                      <text:p text:style-name="P270">該個體 通知、提醒 該其他個體，該文件 審閱通過、查驗通過。</text:p>
                                    </text:list-item>
                                    <text:list-item>
                                      <text:p text:style-name="P270">該其他個體 把 該文件 收錄在 問題集。</text:p>
                                      <text:list>
                                        <text:list-item>
                                          <text:p text:style-name="P270">提供給 未來的自己、未來的（有相同問題）個體 搜尋、尋找、查閱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7"><text:bookmark-start text:name="導師制型虛無體制"/>導師制型虛無體制<text:bookmark-end text:name="導師制型虛無體制"/></text:p>
          <text:list>
            <text:list-item>
              <text:p text:style-name="P271">導師制型虛無體制 是 虛無體制 搭配 導師制。</text:p>
              <text:list>
                <text:list-item>
                  <text:p text:style-name="P281"><text:span text:style-name="T99">虛無體制 </text:span><text:span text:style-name="T203">↔</text:span><text:span text:style-name="T102">（莊子 認定的）明王、神人、天籟。</text:span></text:p>
                  <text:list>
                    <text:list-item>
                      <text:p text:style-name="P356"><text:span text:style-name="T99">（明王 的 描述在 </text:span><text:span text:style-name="T52">哲學 (莊子)</text:span><text:span text:style-name="T99"> 文件群的 </text:span><text:span text:style-name="T47">明王</text:span><text:span text:style-name="T99">）</text:span></text:p>
                    </text:list-item>
                  </text:list>
                </text:list-item>
                <text:list-item>
                  <text:p text:style-name="P281"><text:span text:style-name="T99">導師制 </text:span><text:span text:style-name="T204">↔</text:span><text:span text:style-name="T101">（莊子 認定的）主心骨、德人、地籟。</text:span></text:p>
                  <text:list>
                    <text:list-item>
                      <text:p text:style-name="P357"><text:span text:style-name="T99">（主心骨 的 描述在 </text:span><text:span text:style-name="T52">哲學 (莊子)</text:span><text:span text:style-name="T99"> 文件群的 </text:span><text:span text:style-name="T47">主心骨</text:span><text:span text:style-name="T99">）</text:span></text:p>
                    </text:list-item>
                  </text:list>
                </text:list-item>
              </text:list>
            </text:list-item>
            <text:list-item>
              <text:p text:style-name="P272">導師制型虛無體制 以 虛無體制 為中心思想。</text:p>
              <text:list>
                <text:list-item>
                  <text:p text:style-name="P272">導師制 是 輔助工具。</text:p>
                </text:list-item>
                <text:list-item>
                  <text:p text:style-name="P273">明顯例子。</text:p>
                  <text:list>
                    <text:list-item>
                      <text:p text:style-name="P282"><text:span text:style-name="T99">虛無體制 </text:span><text:span text:style-name="T205">↔</text:span><text:span text:style-name="T100"> 骨架、鋼筋、個體（本身）。</text:span></text:p>
                    </text:list-item>
                    <text:list-item>
                      <text:p text:style-name="P282"><text:span text:style-name="T99">導師制 </text:span><text:span text:style-name="T205">↔</text:span><text:span text:style-name="T100"> 鈣質、水泥、內在物質</text:span><text:span text:style-name="T99">。</text:span></text:p>
                    </text:list-item>
                  </text:list>
                </text:list-item>
              </text:list>
            </text:list-item>
            <text:list-item>
              <text:p text:style-name="P274">導師制型虛無體制 是 到達、進入 虛無體制 的 必經之路、過渡體制、過渡階段。</text:p>
              <text:list>
                <text:list-item>
                  <text:p text:style-name="P283">抽象例子。</text:p>
                  <text:list>
                    <text:list-item>
                      <text:p text:style-name="P284"><text:span text:style-name="T21">導師制型虛無體制 </text:span><text:span text:style-name="T207">↔</text:span><text:span text:style-name="T22"> 熱對流、暫態</text:span><text:span text:style-name="T21">。</text:span></text:p>
                    </text:list-item>
                    <text:list-item>
                      <text:p text:style-name="P284"><text:span text:style-name="T21">虛無體制 </text:span><text:span text:style-name="T206">↔</text:span><text:span text:style-name="T22"> 熱平衡、穩態</text:span><text:span text:style-name="T21">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4"><text:bookmark-start text:name="帝制、民主"/>帝制、民主<text:bookmark-end text:name="帝制、民主"/></text:p>
          <text:list>
            <text:list-item>
              <text:p text:style-name="P275">帝制、民主。</text:p>
              <text:list>
                <text:list-item>
                  <text:p text:style-name="P285"><text:span text:style-name="T21">帝制 </text:span><text:span text:style-name="T208">↔</text:span><text:span text:style-name="T23"> 君權神授。</text:span></text:p>
                  <text:list>
                    <text:list-item>
                      <text:p text:style-name="P285"><text:span text:style-name="T23">血脈 </text:span><text:span text:style-name="T209">↔</text:span><text:span text:style-name="T25"> 共犯結構、既得利益、愚民政策、被迫接受、不得民心。</text:span></text:p>
                    </text:list-item>
                  </text:list>
                </text:list-item>
                <text:list-item>
                  <text:p text:style-name="P162">民主 <text:span text:style-name="T189">↔</text:span> 君權人授。</text:p>
                  <text:list>
                    <text:list-item>
                      <text:p text:style-name="P286"><text:span text:style-name="T23">選舉 </text:span><text:span text:style-name="T210">↔</text:span><text:span text:style-name="T24"> </text:span><text:span text:style-name="T23">股票投資。</text:span></text:p>
                    </text:list-item>
                    <text:list-item>
                      <text:p text:style-name="P286"><text:span text:style-name="T23">死忠 </text:span><text:span text:style-name="T210">↔</text:span><text:span text:style-name="T24"> </text:span><text:span text:style-name="T23">股票套牢，死忠擁護，尋找有利情報，拒絕不利情報，賣不下手。</text:span></text:p>
                      <text:list>
                        <text:list-item>
                          <text:p text:style-name="P163">忠 有 愚忠。</text:p>
                        </text:list-item>
                        <text:list-item>
                          <text:p text:style-name="P163">孝 有 愚孝。</text:p>
                        </text:list-item>
                        <text:list-item>
                          <text:p text:style-name="P163">民 有 愚民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4"><text:bookmark-start text:name="帝制、資本"/><text:span text:style-name="T188">帝制、</text:span><text:span text:style-name="T109">資本</text:span><text:bookmark-end text:name="帝制、資本"/></text:p>
          <text:list>
            <text:list-item>
              <text:p text:style-name="P165"><text:span text:style-name="T188">帝制 </text:span><text:span text:style-name="T199">↔</text:span><text:span text:style-name="T188"> 權力型</text:span><text:span text:style-name="T86">世襲、</text:span><text:span text:style-name="T188">權利型</text:span><text:span text:style-name="T86">世襲。</text:span><text:span text:style-name="T5">、王權</text:span><text:span text:style-name="T14">型</text:span><text:span text:style-name="T5">世襲</text:span></text:p>
              <text:list>
                <text:list-item>
                  <text:p text:style-name="P166"><text:span text:style-name="T188">帝制 </text:span><text:span text:style-name="T199">↔</text:span><text:span text:style-name="T188"> </text:span><text:span text:style-name="T86">穩態型世襲。</text:span></text:p>
                  <text:list>
                    <text:list-item>
                      <text:p text:style-name="P325">原因很明顯，權力、權利 是 顯性特徵、公開。</text:p>
                      <text:list>
                        <text:list-item>
                          <text:p text:style-name="P167"><text:span text:style-name="T145">明顯例子，某一特定個體 知道，該個體（自己）、其他個體 的 </text:span><text:span text:style-name="T144">權力</text:span><text:span text:style-name="T145">、權利。</text:span></text:p>
                          <text:list>
                            <text:list-item>
                              <text:p text:style-name="P167"><text:span text:style-name="T145">明顯例子，該個體 知道，</text:span><text:span text:style-name="T144">鄰居的</text:span><text:span text:style-name="T145"> </text:span><text:span text:style-name="T144">權力</text:span><text:span text:style-name="T145">、權利。</text:span></text:p>
                              <text:list>
                                <text:list-item>
                                  <text:p text:style-name="P168"><text:span text:style-name="T145">明顯例子，該個體 知道，</text:span><text:span text:style-name="T144">鄰居 有 投票權、生存權、居住權 的 權力</text:span><text:span text:style-name="T145">、權利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9"><text:span text:style-name="T144">明顯例子，權力</text:span><text:span text:style-name="T145">、權利</text:span><text:span text:style-name="T144"> 強度、範圍 穩定</text:span><text:span text:style-name="T145">。</text:span></text:p>
                      <text:list>
                        <text:list-item>
                          <text:p text:style-name="P326">原因很明顯，權力、權利 變化 越小、越慢，國民群、領導層、群體 越穩定。</text:p>
                          <text:list>
                            <text:list-item>
                              <text:p text:style-name="P326">抽象例子，程式語言。</text:p>
                              <text:list>
                                <text:list-item>
                                  <text:p text:style-name="P327">能夠 正常運作 的程式，就不要去 更動、更改。</text:p>
                                </text:list-item>
                                <text:list-item>
                                  <text:p text:style-name="P328">正常運作 越久、越古老、越底層 的程式，越不要去 更動、更改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24">明顯例子，螞蟻。</text:p>
                          <text:list>
                            <text:list-item>
                              <text:p text:style-name="P329">權力、權利 極端穩定。</text:p>
                            </text:list-item>
                            <text:list-item>
                              <text:p text:style-name="P330">國民群、領導層、群體 極端穩定。</text:p>
                              <text:list>
                                <text:list-item>
                                  <text:p text:style-name="P330">缺點 是 活性低、結構固化、只會做分內事。</text:p>
                                </text:list-item>
                                <text:list-item>
                                  <text:p text:style-name="P331">缺點 是 容易被殲滅、容易被滅絕。</text:p>
                                  <text:list>
                                    <text:list-item>
                                      <text:p text:style-name="P332">原因很明顯，螞蟻 不是 穩定。</text:p>
                                    </text:list-item>
                                    <text:list-item>
                                      <text:p text:style-name="P332">原因很明顯，螞蟻 是 極端穩定。</text:p>
                                    </text:list-item>
                                    <text:list-item>
                                      <text:p text:style-name="P170"><text:span text:style-name="T145">明顯例子，偽造 蟻后的 賀爾蒙 →</text:span><text:span text:style-name="T150"> </text:span><text:span text:style-name="T145">工蟻 殲滅 蟻后 →</text:span><text:span text:style-name="T150"> </text:span><text:span text:style-name="T145">蟻群 被滅絕。</text:span></text:p>
                                      <text:list>
                                        <text:list-item>
                                          <text:p text:style-name="P170"><text:span text:style-name="T145">工蟻<text:tab/> 有機率</text:span><text:span text:style-name="T151">認定（該工蟻）自己 殲滅的 蟻后 不是，自己的 蟻后。</text:span></text:p>
                                        </text:list-item>
                                        <text:list-item>
                                          <text:p text:style-name="P171"><text:span text:style-name="T145">工蟻<text:tab/> 有機率</text:span><text:span text:style-name="T151">認定（該工蟻）自己 殲滅的 蟻后 是，敵方的 蟻后。</text:span></text:p>
                                        </text:list-item>
                                        <text:list-item>
                                          <text:p text:style-name="P171"><text:span text:style-name="T145">工蟻<text:tab/> 有機率</text:span><text:span text:style-name="T151">認定（該工蟻）自己 在</text:span><text:span text:style-name="T145">做 分內事</text:span><text:span text:style-name="T151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29">對於 螞蟻 來說，基因 決定 一切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2"><text:span text:style-name="T144">明顯例子，祖代、子代 的 </text:span><text:span text:style-name="T140">權力、</text:span><text:span text:style-name="T144">權利 相差不大、變化緩慢。</text:span></text:p>
                      <text:list>
                        <text:list-item>
                          <text:p text:style-name="P333">明顯例子，世襲貴族（英國）、世襲天皇（日本）。</text:p>
                        </text:list-item>
                        <text:list-item>
                          <text:p text:style-name="P173"><text:span text:style-name="T144">明顯例子，第1代個體、第</text:span><text:span text:style-name="T147">10000代個體 </text:span><text:span text:style-name="T144">的 </text:span><text:span text:style-name="T140">權力、</text:span><text:span text:style-name="T144">權利 有機率</text:span><text:span text:style-name="T147">相差 0倍 ~ </text:span><text:span text:style-name="T148">2倍</text:span><text:span text:style-name="T147">。</text:span></text:p>
                          <text:list>
                            <text:list-item>
                              <text:p text:style-name="P276"><text:span text:style-name="T147">0倍 是 沒有 </text:span><text:span text:style-name="T140">權力、</text:span><text:span text:style-name="T144">權利。</text:span><text:span text:style-name="T10">（降低、退化。明顯例子，世襲天皇（日本））</text:span></text:p>
                            </text:list-item>
                            <text:list-item>
                              <text:p text:style-name="P277"><text:span text:style-name="T149">1</text:span><text:span text:style-name="T147">倍 是 維持 </text:span><text:span text:style-name="T140">權力、</text:span><text:span text:style-name="T144">權利。</text:span></text:p>
                              <text:list>
                                <text:list-item>
                                  <text:p text:style-name="P278"><text:span text:style-name="T144">第1代個體、第</text:span><text:span text:style-name="T147">10000代個體 </text:span><text:span text:style-name="T144">的 </text:span><text:span text:style-name="T140">權力、</text:span><text:span text:style-name="T144">權利 相同、沒有變化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5"><text:span text:style-name="T109">資本</text:span><text:span text:style-name="T188"> </text:span><text:span text:style-name="T199">↔</text:span><text:span text:style-name="T188"> 金錢型</text:span><text:span text:style-name="T86">世襲、資產</text:span><text:span text:style-name="T188">型</text:span><text:span text:style-name="T86">世襲。</text:span><text:span text:style-name="T5">、金權</text:span><text:span text:style-name="T14">型</text:span><text:span text:style-name="T5">世襲</text:span></text:p>
              <text:list>
                <text:list-item>
                  <text:p text:style-name="P174"><text:span text:style-name="T109">資本</text:span><text:span text:style-name="T188"> </text:span><text:span text:style-name="T199">↔</text:span><text:span text:style-name="T188"> </text:span><text:span text:style-name="T86">複利型世襲、馬太效應型世襲。</text:span></text:p>
                  <text:list>
                    <text:list-item>
                      <text:p text:style-name="P175"><text:span text:style-name="T145">原因很明顯， </text:span><text:span text:style-name="T140">金錢</text:span><text:span text:style-name="T145">、</text:span><text:span text:style-name="T144">資產</text:span><text:span text:style-name="T145"> 是 隱性特徵、隱密。</text:span></text:p>
                      <text:list>
                        <text:list-item>
                          <text:p text:style-name="P176"><text:span text:style-name="T145">明顯例子，某一特定個體 知道，該個體（自己）的 </text:span><text:span text:style-name="T140">金錢</text:span><text:span text:style-name="T145">、</text:span><text:span text:style-name="T144">資產</text:span><text:span text:style-name="T145">。</text:span></text:p>
                        </text:list-item>
                        <text:list-item>
                          <text:p text:style-name="P177"><text:span text:style-name="T145">明顯例子，某一特定個體 無法、極端難以 知道，其他個體的 </text:span><text:span text:style-name="T140">金錢</text:span><text:span text:style-name="T145">、</text:span><text:span text:style-name="T144">資產</text:span><text:span text:style-name="T145">。</text:span></text:p>
                          <text:list>
                            <text:list-item>
                              <text:p text:style-name="P178"><text:span text:style-name="T145">明顯例子，該個體 無法、極端難以 知道，</text:span><text:span text:style-name="T144">鄰居的</text:span><text:span text:style-name="T145"> </text:span><text:span text:style-name="T140">金錢</text:span><text:span text:style-name="T145">、</text:span><text:span text:style-name="T144">資產</text:span><text:span text:style-name="T145">。</text:span></text:p>
                              <text:list>
                                <text:list-item>
                                  <text:p text:style-name="P178"><text:span text:style-name="T145">明顯例子，該個體 無法、極端難以 知道，</text:span><text:span text:style-name="T144">鄰居 有 祖代、房 的 </text:span><text:span text:style-name="T140">金錢</text:span><text:span text:style-name="T145">、</text:span><text:span text:style-name="T144">資產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9"><text:span text:style-name="T86">明顯例子，</text:span><text:span text:style-name="T188">金錢</text:span><text:span text:style-name="T145">、</text:span><text:span text:style-name="T144">資產</text:span><text:span text:style-name="T86"> 強度、範圍 不穩</text:span><text:span text:style-name="T145">。</text:span></text:p>
                      <text:list>
                        <text:list-item>
                          <text:p text:style-name="P180"><text:span text:style-name="T86">明顯例子，</text:span><text:span text:style-name="T139">窮人 會越來越 窮。</text:span></text:p>
                        </text:list-item>
                        <text:list-item>
                          <text:p text:style-name="P180"><text:span text:style-name="T144">明顯例子，</text:span><text:span text:style-name="T139">富人 會越來越 富。</text:span></text:p>
                        </text:list-item>
                        <text:list-item>
                          <text:p text:style-name="P180"><text:span text:style-name="T144">明顯例子，</text:span><text:span text:style-name="T139">貧窮陷阱。</text:span></text:p>
                          <text:list>
                            <text:list-item>
                              <text:p text:style-name="P352"><text:span text:style-name="T133">（</text:span><text:span text:style-name="T139">貧窮陷阱</text:span><text:span text:style-name="T133"> 的描述在 </text:span><text:span text:style-name="T142">貧窮的本質</text:span><text:span text:style-name="T133"> 文件群的 </text:span><text:span text:style-name="T142">貧窮的本質</text:span><text:span text:style-name="T133">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1"><text:span text:style-name="T144">明顯例子，祖代、子代 的 </text:span><text:span text:style-name="T140">金錢</text:span><text:span text:style-name="T145">、</text:span><text:span text:style-name="T144">資產 相差極大、變化極快。</text:span></text:p>
                      <text:list>
                        <text:list-item>
                          <text:p text:style-name="P334">明顯例子，財團、豪門。</text:p>
                        </text:list-item>
                        <text:list-item>
                          <text:p text:style-name="P182"><text:span text:style-name="T144">明顯例子，第1代個體、第</text:span><text:span text:style-name="T147">10000代個體 </text:span><text:span text:style-name="T144">的 </text:span><text:span text:style-name="T146">金錢</text:span><text:span text:style-name="T145">、</text:span><text:span text:style-name="T144">資產 </text:span><text:span text:style-name="T147">有機率相差 100000000倍。</text:span></text:p>
                        </text:list-item>
                        <text:list-item>
                          <text:p text:style-name="P335">明顯例子，錢滾錢、資產滾資產、什麼都不做都能賺錢。</text:p>
                          <text:list>
                            <text:list-item>
                              <text:p text:style-name="P335">資產 越多，錢 越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3"><text:bookmark-start text:name="體制、系統"/>體制、系統<text:bookmark-end text:name="體制、系統"/></text:p>
          <text:list>
            <text:list-item>
              <text:p text:style-name="P163">體制 需要（設計、製造、使用 體制 的）個體 處理、維護。</text:p>
              <text:list>
                <text:list-item>
                  <text:p text:style-name="P163">體制 是 機制、制度、規則、規範、框架、架構。</text:p>
                </text:list-item>
                <text:list-item>
                  <text:p text:style-name="P163">個體 的 明顯例子，領導層、國民群。</text:p>
                </text:list-item>
                <text:list-item>
                  <text:p text:style-name="P163">處理 是（輸入、處理、輸出 的）處理。</text:p>
                </text:list-item>
              </text:list>
            </text:list-item>
            <text:list-item>
              <text:p text:style-name="P183">系統 不需要（設計、製造、使用 體制 的）個體 處理、維護。<text:span text:style-name="T11">、輸入、輸出、維持、提升、昇華</text:span></text:p>
              <text:list>
                <text:list-item>
                  <text:p text:style-name="P184">系統 是 個體。</text:p>
                </text:list-item>
                <text:list-item>
                  <text:p text:style-name="P184">系統 是 開放性系統、封閉性系統。</text:p>
                  <text:list>
                    <text:list-item>
                      <text:p text:style-name="P185">開放性系統 的 抽象例子，地球表面。</text:p>
                      <text:list>
                        <text:list-item>
                          <text:p text:style-name="P186">地球表面、外太空 能夠 交互作用。</text:p>
                        </text:list-item>
                      </text:list>
                    </text:list-item>
                    <text:list-item>
                      <text:p text:style-name="P185">封閉性系統 的 抽象例子，南極冰湖。</text:p>
                      <text:list>
                        <text:list-item>
                          <text:p text:style-name="P186">南極冰湖、地球表面 無法、極端難以 交互作用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3">明顯例子，體制 →<text:span text:style-name="T177"> 系統。</text:span></text:p>
              <text:list>
                <text:list-item>
                  <text:p text:style-name="P187">抽象例子，（人力→<text:span text:style-name="T177">獸力→工業革命→人工智慧</text:span>）→（人工智慧→<text:span text:style-name="T177">有機體奇點</text:span>→自然）<text:span text:style-name="T177">。</text:span></text:p>
                  <text:list>
                    <text:list-item>
                      <text:p text:style-name="P188">體制。</text:p>
                      <text:list>
                        <text:list-item>
                          <text:p text:style-name="P188">人工 種田。</text:p>
                        </text:list-item>
                        <text:list-item>
                          <text:p text:style-name="P188"><text:span text:style-name="T177">人工 搭配 </text:span>獸力 種田。</text:p>
                        </text:list-item>
                        <text:list-item>
                          <text:p text:style-name="P279">人工 搭配 耕耘機 種田。</text:p>
                        </text:list-item>
                        <text:list-item>
                          <text:p text:style-name="P279">人工 搭配 人工智慧溫室 種田。</text:p>
                        </text:list-item>
                      </text:list>
                    </text:list-item>
                    <text:list-item>
                      <text:p text:style-name="P188">系統。</text:p>
                      <text:list>
                        <text:list-item>
                          <text:p text:style-name="P188">人工智慧溫室。</text:p>
                          <text:list>
                            <text:list-item>
                              <text:p text:style-name="P188">播種→<text:span text:style-name="T178">灑水、除蟲、溫濕度控制→收割、採收→</text:span>包裝、建檔、宣傳、銷售、物流。</text:p>
                            </text:list-item>
                          </text:list>
                        </text:list-item>
                        <text:list-item>
                          <text:p text:style-name="P280">有機體奇點。</text:p>
                          <text:list>
                            <text:list-item>
                              <text:p text:style-name="P189">設計、製造、使用 某一特定物種，自然而然、理所當然，從 播種 到 物流。</text:p>
                            </text:list-item>
                            <text:list-item>
                              <text:p text:style-name="P189">明顯例子，紅血球。</text:p>
                            </text:list-item>
                            <text:list-item>
                              <text:p text:style-name="P189">本書 不推薦，原因很明顯，奴隸制。</text:p>
                            </text:list-item>
                          </text:list>
                        </text:list-item>
                        <text:list-item>
                          <text:p text:style-name="P189">自然。</text:p>
                          <text:list>
                            <text:list-item>
                              <text:p text:style-name="P189">設計、製造、使用 外在環境，自然而然、理所當然（播種 →<text:span text:style-name="T178"> 灑水、除蟲、溫濕度控制 → 收割、採收 →</text:span> 包裝、運輸、建檔、宣傳、銷售、物流）））<text:span text:style-name="T177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89">以 物種 的 高度、視角 來看。</text:p>
                  <text:list>
                    <text:list-item>
                      <text:p text:style-name="P190">體制 是 部分 物種型剝削、物種型奴隸制。</text:p>
                      <text:list>
                        <text:list-item>
                          <text:p text:style-name="P190">抽象例子，耕田黃牛、耕耘機、美國黑奴、中國農奴、日本礦奴、人類錢奴。</text:p>
                          <text:list>
                            <text:list-item>
                              <text:p text:style-name="P190">明顯例子，黑奴體制 是 剝削、奴隸制 部分的 人類。</text:p>
                              <text:list>
                                <text:list-item>
                                  <text:p text:style-name="P191">黑奴體制 是 剝削、奴隸制 人類的 黑色皮膚的 人類個體。</text:p>
                                  <text:list>
                                    <text:list-item>
                                      <text:p text:style-name="P192">明顯例子，奴役 黑奴的 人類個體 認定 黑奴 不是 同類、人類。</text:p>
                                      <text:list>
                                        <text:list-item>
                                          <text:p text:style-name="P193">黑奴 是 存在、生存、生活 在 黑奴體制，的 黑色皮膚的 人類個體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92">明顯例子，奴役 黑奴的 人類個體 認定 黑奴 是 次等公民、畜生、工具。</text:p>
                                    </text:list-item>
                                    <text:list-item>
                                      <text:p text:style-name="P363">明顯例子，奴役 黑奴的 人類個體 不把 黑奴 作為 人類 來 看待、對待。</text:p>
                                    </text:list-item>
                                    <text:list-item>
                                      <text:p text:style-name="P194">明顯例子，奴役 黑奴的 人類個體 認定 黑奴的 存在 是 天經地義。</text:p>
                                    </text:list-item>
                                    <text:list-item>
                                      <text:p text:style-name="P195">明顯例子，奴役 黑奴的 人類個體 認定 黑奴體制的 存在 是 天經地義。</text:p>
                                    </text:list-item>
                                    <text:list-item>
                                      <text:p text:style-name="P196">明顯例子，黑奴 認定 黑奴體制的 存在 是 天經地義。</text:p>
                                    </text:list-item>
                                    <text:list-item>
                                      <text:p text:style-name="P197">明顯例子，黑奴 認定 奴隸 的 存在 是 天經地義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91">明顯例子，人類錢奴 是 剝削、奴隸制 部分的 人類。</text:p>
                              <text:list>
                                <text:list-item>
                                  <text:p text:style-name="P191">人類錢奴 是 剝削、奴隸制 人類的 中產階級、（不富裕的）有產階級。</text:p>
                                  <text:list>
                                    <text:list-item>
                                      <text:p text:style-name="P198">（不富裕的）有產階級 是 不富裕、認定自己能夠更富裕 的 有產階級。</text:p>
                                      <text:list>
                                        <text:list-item>
                                          <text:p text:style-name="P199">實際上，增長速度、增長加速度、增長加加速度，資本 &gt;&gt;&gt; 薪水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53">（相關描述在 <text:span text:style-name="T46">體制</text:span> 文件群的 <text:span text:style-name="T46">體制</text:span> 的 <text:span text:style-name="T110">明顯例子，資本、共產、</text:span><text:span text:style-name="T58">虛無</text:span>）</text:p>
                                    </text:list-item>
                                  </text:list>
                                </text:list-item>
                                <text:list-item>
                                  <text:p text:style-name="P196">明顯例子，奴役 錢奴的 人類個體 認定 錢奴體制的 存在 是 天經地義。</text:p>
                                </text:list-item>
                                <text:list-item>
                                  <text:p text:style-name="P196">明顯例子，錢奴 認定 錢奴體制的 存在 是 天經地義。</text:p>
                                </text:list-item>
                                <text:list-item>
                                  <text:p text:style-name="P197">明顯例子，錢奴 認定 錢 的 存在 是 天經地義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0">系統 是 全面、完全 物種型剝削、物種型奴隸制。</text:p>
                      <text:list>
                        <text:list-item>
                          <text:p text:style-name="P201">抽象例子，水族館海豚、實驗室恆河猴、養殖工廠雞豬牛。</text:p>
                          <text:list>
                            <text:list-item>
                              <text:p text:style-name="P202">明顯例子，水族館海豚體制 是 剝削、奴隸制 海豚。</text:p>
                            </text:list-item>
                            <text:list-item>
                              <text:p text:style-name="P202">明顯例子，養殖工廠雞豬牛體制 是 剝削、奴隸制 雞、豬、牛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3">明顯例子，設計、製造、使用 人工智慧溫室、<text:span text:style-name="T177">有機體奇點、</text:span>自然 僅僅是為了 自己。</text:p>
                      <text:list>
                        <text:list-item>
                          <text:p text:style-name="P204">自己 是（人工智慧溫室、<text:span text:style-name="T177">有機體奇點、</text:span>自然 的）設計者、製造者、使用者。</text:p>
                        </text:list-item>
                        <text:list-item>
                          <text:p text:style-name="P203">被 人工智慧溫室、<text:span text:style-name="T177">有機體奇點、</text:span>自然 創造的 物種、個體，只是為了 該自己 而 生存、生活、繁衍、繁殖、突變、發展、維持、提升、昇華、降低、退化、存在、變化。</text:p>
                        </text:list-item>
                        <text:list-item>
                          <text:p text:style-name="P205">物種、個體 的 知命、天命，被 該自己 賦予、指定、限制、調整、操控、遙控。</text:p>
                          <text:list>
                            <text:list-item>
                              <text:p text:style-name="P354">（知命、天命 的 描述在 <text:span text:style-name="T179">_</text:span> 文件群的 <text:span text:style-name="T57">定命、命運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6">明顯例子，使用 錢、物價、印鈔機、<text:span text:style-name="T81">（數位貨幣的）</text:span>資料庫 剝削、奴隸制 錢奴。</text:p>
                      <text:list>
                        <text:list-item>
                          <text:p text:style-name="P206">物價 是 物品的 價格、價值。</text:p>
                          <text:list>
                            <text:list-item>
                              <text:p text:style-name="P206">價格 是 錢、物品 之間的 匯率。</text:p>
                            </text:list-item>
                            <text:list-item>
                              <text:p text:style-name="P206">價值 是 錢、外在環境 之間的 匯率。</text:p>
                              <text:list>
                                <text:list-item>
                                  <text:p text:style-name="P207">明顯例子，價值，沙漠中的水 &gt; 河流中的水。</text:p>
                                </text:list-item>
                                <text:list-item>
                                  <text:p text:style-name="P207">明顯例子，價值，月球的空氣 &gt; 地球的空氣。</text:p>
                                </text:list-item>
                                <text:list-item>
                                  <text:p text:style-name="P206">價格 <text:span text:style-name="T200">↔</text:span><text:span text:style-name="T180"> 顯性特徵。</text:span></text:p>
                                </text:list-item>
                                <text:list-item>
                                  <text:p text:style-name="P206">價值 <text:span text:style-name="T200">↔</text:span><text:span text:style-name="T180"> 隱性特徵。</text:span></text:p>
                                </text:list-item>
                                <text:list-item>
                                  <text:p text:style-name="P206">價格 跟著 價值 浮動、存在、變化。</text:p>
                                </text:list-item>
                                <text:list-item>
                                  <text:p text:style-name="P208">價值 跟著 外在環境 浮動、存在、變化。</text:p>
                                </text:list-item>
                                <text:list-item>
                                  <text:p text:style-name="P209">價值 相依於，個體、外在環境 之間的 關係、關聯性。</text:p>
                                  <text:list>
                                    <text:list-item>
                                      <text:p text:style-name="P210">價值 是 某一特定個體 對 某一特定物品的 需求、渴求、追求，產生的、孕育的 隱性特徵、內在屬性。</text:p>
                                      <text:list>
                                        <text:list-item>
                                          <text:p text:style-name="P210">對於 不同個體 來說，該物品 有機率有 不同的 價值。</text:p>
                                          <text:list>
                                            <text:list-item>
                                              <text:p text:style-name="P210">明顯例子，對於 人類個體 來說，陽光 有 價值。</text:p>
                                            </text:list-item>
                                            <text:list-item>
                                              <text:p text:style-name="P211">明顯例子，對於 盲眼魚個體 來說，陽光 沒有 價值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10">價值 是 對於 某一特定個體 來說，在 某一特定 情境、外在環境 之下，某一特定物品的 價值。</text:p>
                                      <text:list>
                                        <text:list-item>
                                          <text:p text:style-name="P212">明顯例子，對於 人類個體 來說，氧氣 有 價值。</text:p>
                                          <text:list>
                                            <text:list-item>
                                              <text:p text:style-name="P213">明顯例子，對於 人類個體 來說，在 生存、生活 的情境 之下，氧氣 有 價值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14">明顯例子，假定，個體 沒有 需求。</text:p>
                                      <text:list>
                                        <text:list-item>
                                          <text:p text:style-name="P209">價值（也）不存在，</text:p>
                                        </text:list-item>
                                        <text:list-item>
                                          <text:p text:style-name="P215">明顯例子，對於 盲人 來說，望遠鏡 沒有、不存在 價值。</text:p>
                                          <text:list>
                                            <text:list-item>
                                              <text:p text:style-name="P216">明顯例子，對於 盲人 來說，在 生存、生活 的情境 之下， 望遠鏡 沒有、不存在 價值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17">明顯例子，對於 聾人 來說，耳機 沒有、不存在 價值。</text:p>
                                          <text:list>
                                            <text:list-item>
                                              <text:p text:style-name="P214">明顯例子，對於 聾人 來說，在 生存、生活 的情境 之下， 耳機 沒有、不存在 價值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14">明顯例子，假定，沒有 個體 的 存在、概念。</text:p>
                                      <text:list>
                                        <text:list-item>
                                          <text:p text:style-name="P214">價值（也）不存在。</text:p>
                                        </text:list-item>
                                        <text:list-item>
                                          <text:p text:style-name="P214">明顯例子，在 沒有 人類個體、吸氧的個體、需要氧氣的個體 的情境 之下，氧氣 沒有、不存在 價值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18">價格 相依於，錢、價值 之間的 關係、關聯性。</text:p>
                                  <text:list>
                                    <text:list-item>
                                      <text:p text:style-name="P219">價格 是 某一特定個體 對 某一特定物品（的 價值）做出 量化、標準化、輪廓化、邊界化、反一體化，的 特徵、現象。</text:p>
                                      <text:list>
                                        <text:list-item>
                                          <text:p text:style-name="P220">明顯例子，假定，某一特定個體 壟斷 陽光。</text:p>
                                          <text:list>
                                            <text:list-item>
                                              <text:p text:style-name="P221">對於（被壟斷陽光 的）人類個體 來說，陽光 有價值。</text:p>
                                            </text:list-item>
                                            <text:list-item>
                                              <text:p text:style-name="P222">對於（被壟斷陽光 的）人類個體 來說，陽光 有價格。</text:p>
                                            </text:list-item>
                                            <text:list-item>
                                              <text:p text:style-name="P223">對於 盲眼魚個體 來說，陽光 沒有價值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18">明顯例子，假定，沒有 錢 的 存在、概念。</text:p>
                                      <text:list>
                                        <text:list-item>
                                          <text:p text:style-name="P209">價格（也）不存在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4">明顯例子，資本家、老闆、遙控者 剝削、奴隸制 實業家、員工、領導層、國民群。</text:p>
                    </text:list-item>
                  </text:list>
                </text:list-item>
                <text:list-item>
                  <text:p text:style-name="P225">（物種型剝削、物種型奴隸制 的）反制。</text:p>
                  <text:list>
                    <text:list-item>
                      <text:p text:style-name="P226">共生。</text:p>
                      <text:list>
                        <text:list-item>
                          <text:p text:style-name="P355">（共生 的 描述在 <text:span text:style-name="T179">簡易描述</text:span> 文件群的 <text:span text:style-name="T46">共生</text:span>）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6"><text:bookmark-start text:name="群體"/>群體<text:bookmark-end text:name="群體"/></text:p>
          <text:list>
            <text:list-item>
              <text:p text:style-name="P226">血脈群體、地緣群體、文化群體。</text:p>
              <text:list>
                <text:list-item>
                  <text:p text:style-name="P227">以 血脈、地緣、文化 為中心思想。</text:p>
                  <text:list>
                    <text:list-item>
                      <text:p text:style-name="P227">排他性 極強。</text:p>
                    </text:list-item>
                    <text:list-item>
                      <text:p text:style-name="P226">明顯例子，帝制（古代中國）、正八村（日本）、種性制度（印度）。</text:p>
                    </text:list-item>
                  </text:list>
                </text:list-item>
                <text:list-item>
                  <text:p text:style-name="P226">明顯例子，宗族、族群、部落。</text:p>
                </text:list-item>
              </text:list>
            </text:list-item>
            <text:list-item>
              <text:p text:style-name="P228">信念群體、主義群體、宗教群體、科學群體、文明群體。</text:p>
              <text:list>
                <text:list-item>
                  <text:p text:style-name="P228">以 信念、主義、宗教、科學、文明 為中心思想。</text:p>
                  <text:list>
                    <text:list-item>
                      <text:p text:style-name="P228">侵略性、弱肉強食性 極強。</text:p>
                    </text:list-item>
                    <text:list-item>
                      <text:p text:style-name="P228">明顯例子，種族主義（納粹德國）、十字軍東征、民主外送和共產外送（美蘇冷戰）。</text:p>
                    </text:list-item>
                  </text:list>
                </text:list-item>
                <text:list-item>
                  <text:p text:style-name="P229">明顯例子，<text:span text:style-name="T184">人類文明、宇宙文明。</text:span></text:p>
                </text:list-item>
                <text:list-item>
                  <text:p text:style-name="P230">明顯例子，假定，某一特定個體 認定 自己（生存、生活）的 文明 才是 真正的 <text:span text:style-name="T184">宇宙文明。</text:span></text:p>
                  <text:list>
                    <text:list-item>
                      <text:p text:style-name="P230">該個體 有機率認定 自己（生存、生活）的 文明 才是 正統的 <text:span text:style-name="T184">宇宙文明。</text:span></text:p>
                    </text:list-item>
                    <text:list-item>
                      <text:p text:style-name="P230">該個體 有機率認定 其他個體（生存、生活）的 其他文明、其他群體 不是 宇宙文明。</text:p>
                      <text:list>
                        <text:list-item>
                          <text:p text:style-name="P230">明顯例子，古代中國、山海經。</text:p>
                          <text:list>
                            <text:list-item>
                              <text:p text:style-name="P230">認定 其他國家 不是 國家、人類。</text:p>
                            </text:list-item>
                            <text:list-item>
                              <text:p text:style-name="P230">認定 其他國家 是 蠻族、夷人、（披著人皮的）野獸、妖怪、怪物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0">該個體 有機率發動 信念戰爭。</text:p>
                      <text:list>
                        <text:list-item>
                          <text:p text:style-name="P231">原因很明顯，為了 獲得（被認定 自己的文明 是 真正的 <text:span text:style-name="T184">宇宙文明 的</text:span>）認同感。</text:p>
                        </text:list-item>
                        <text:list-item>
                          <text:p text:style-name="P232">原因很明顯，為了 獲得（自己 認定 自己的文明 是 真正的 <text:span text:style-name="T184">宇宙文明 的</text:span>）合理性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6">虛無群體。</text:p>
              <text:list>
                <text:list-item>
                  <text:p text:style-name="P233">以 <text:span text:style-name="T95">&lt;_?3_&gt;</text:span><text:span text:style-name="T184">個體</text:span> 為中心思想。</text:p>
                  <text:list>
                    <text:list-item>
                      <text:p text:style-name="P233">共生性 極強。</text:p>
                    </text:list-item>
                  </text:list>
                </text:list-item>
                <text:list-item>
                  <text:p text:style-name="P234">共生、反孕育。<text:span text:style-name="T117">、反 現實沉浸感</text:span></text:p>
                </text:list-item>
                <text:list-item>
                  <text:p text:style-name="P235">肉質層、意識層。</text:p>
                  <text:list>
                    <text:list-item>
                      <text:p text:style-name="P226">肉質層 孕育、邊界化。</text:p>
                      <text:list>
                        <text:list-item>
                          <text:p text:style-name="P236">明顯例子，繁殖、繁衍。</text:p>
                        </text:list-item>
                      </text:list>
                    </text:list-item>
                    <text:list-item>
                      <text:p text:style-name="P226">意識層 反孕育、一體化。</text:p>
                      <text:list>
                        <text:list-item>
                          <text:p text:style-name="P236">明顯例子，<text:span text:style-name="T94">你就是我、我就是你。</text:span></text:p>
                        </text:list-item>
                        <text:list-item>
                          <text:p text:style-name="P144">明顯例子，森林（阿凡達）。</text:p>
                          <text:list>
                            <text:list-item>
                              <text:p text:style-name="P237"><text:span text:style-name="T94">樹木 </text:span><text:span text:style-name="T201">↔</text:span><text:span text:style-name="T183"> </text:span>肉質層 孕育、邊界化。</text:p>
                            </text:list-item>
                            <text:list-item>
                              <text:p text:style-name="P237"><text:span text:style-name="T94">森林</text:span> <text:span text:style-name="T201">↔</text:span><text:span text:style-name="T183"> </text:span>意識層 反孕育、一體化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34">明顯例子，人體。<text:span text:style-name="T1">（</text:span><text:span text:style-name="T15">↔</text:span><text:span text:style-name="T13"> </text:span><text:span text:style-name="T6">&lt;_?3_&gt;</text:span><text:span text:style-name="T13">個體）</text:span></text:p>
                  <text:list>
                    <text:list-item>
                      <text:p text:style-name="P238">細胞 分裂複製 <text:span text:style-name="T201">↔</text:span><text:span text:style-name="T183"> </text:span>肉質層 孕育、邊界化。</text:p>
                    </text:list-item>
                    <text:list-item>
                      <text:p text:style-name="P238">細胞 以 人體 為中心思想 <text:span text:style-name="T201">↔</text:span><text:span text:style-name="T183"> </text:span>意識層 反孕育、一體化。</text:p>
                      <text:list>
                        <text:list-item>
                          <text:p text:style-name="P239">細胞 <text:span text:style-name="T202">↔</text:span><text:span text:style-name="T184"> 人類個體。</text:span></text:p>
                        </text:list-item>
                        <text:list-item>
                          <text:p text:style-name="P239">分裂複製 <text:span text:style-name="T201">↔</text:span><text:span text:style-name="T183"> 繁殖、繁衍。</text:span><text:span text:style-name="T12">、有機體奇點</text:span></text:p>
                        </text:list-item>
                        <text:list-item>
                          <text:p text:style-name="P239">人體 <text:span text:style-name="T202">↔</text:span><text:span text:style-name="T184"> </text:span><text:span text:style-name="T95">&lt;_?3_&gt;</text:span><text:span text:style-name="T184">個體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Liberation Serif1" svg:font-family="'Liberation Serif'" style:font-family-generic="roman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7pt" fo:font-weight="normal" style:font-name-asian="標楷體" style:font-family-asian="標楷體" style:font-family-generic-asian="script" style:font-pitch-asian="fixed" style:font-size-asian="17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4T19:11:01.430000000</dc:date>
    <meta:editing-duration>P10DT2H3M48S</meta:editing-duration>
    <meta:editing-cycles>4254</meta:editing-cycles>
    <meta:document-statistic meta:table-count="0" meta:image-count="0" meta:object-count="0" meta:page-count="1" meta:paragraph-count="642" meta:word-count="14123" meta:character-count="16980" meta:non-whitespace-character-count="15105"/>
  </office:meta>
</office:document-meta>
</file>